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3549"/>
    </style:style>
    <style:style style:name="P2" style:family="paragraph" style:parent-style-name="Text_20_body">
      <style:text-properties style:font-name="Courier New1" fo:font-size="10pt" style:font-size-asian="10pt" style:font-size-complex="10pt"/>
    </style:style>
    <style:style style:name="P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5.6999998092651pt" fo:font-style="normal" style:text-underline-style="none" fo:font-weight="bold" style:text-blinking="false" fo:background-color="#ffffff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1" fo:font-size="10pt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1" fo:font-size="10pt" fo:font-style="normal" style:text-underline-style="none" fo:font-weight="normal" style:text-blinking="false" fo:background-color="#ffffff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1" fo:font-size="10pt" style:text-underline-style="none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urier New1" fo:font-size="10pt" style:text-underline-style="none" style:text-blinking="false" fo:background-color="#ffffff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</style:style>
    <style:style style:name="P9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officeooo:paragraph-rsid="00023549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style:font-name="Courier New1" fo:font-size="10pt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  <style:text-properties style:font-name="Courier New1" fo:font-size="10pt" style:font-size-asian="10pt" style:font-size-complex="10pt"/>
    </style:style>
    <style:style style:name="P12" style:family="paragraph" style:parent-style-name="Text_20_body">
      <style:paragraph-properties fo:margin-top="0in" fo:margin-bottom="0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Courier New" fo:font-size="8.5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Courier New1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top="0in" fo:margin-bottom="0in" loext:contextual-spacing="false" fo:line-height="120%" fo:break-before="page" style:writing-mode="lr-tb"/>
      <style:text-properties fo:font-variant="normal" fo:text-transform="none" fo:color="#000000" style:text-line-through-style="none" style:text-line-through-type="none" style:font-name="Courier New1" fo:font-size="10pt" fo:font-style="normal" style:text-underline-style="none" fo:font-weight="normal" style:text-blinking="false" fo:background-color="#ffffff" style:font-size-asian="10pt" style:font-size-complex="10pt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break-before="page"/>
      <style:text-properties officeooo:paragraph-rsid="00023549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8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8.5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5.6999998092651pt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8.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8.5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1" fo:font-size="10pt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12" style:family="text">
      <style:text-properties style:font-name="Courier New" fo:font-size="8.5pt" fo:font-style="normal" fo:font-weight="normal"/>
    </style:style>
    <style:style style:name="T13" style:family="text">
      <style:text-properties style:font-name="Courier New" fo:font-style="normal" fo:font-weight="normal"/>
    </style:style>
    <style:style style:name="T14" style:family="text">
      <style:text-properties fo:font-size="8.5pt" fo:font-style="normal" fo:font-weight="normal"/>
    </style:style>
    <style:style style:name="T15" style:family="text">
      <style:text-properties fo:font-style="normal" fo:font-weight="normal"/>
    </style:style>
    <style:style style:name="T16" style:family="text">
      <style:text-properties style:font-name="Courier New1"/>
    </style:style>
    <style:style style:name="T17" style:family="text">
      <style:text-properties style:font-name="Courier New1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1"><text:line-break/><text:line-break/><text:line-break/><text:line-break/><text:line-break/><text:line-break/><text:line-break/><text:line-break/><text:line-break/><text:line-break/><text:line-break/><text:line-break/></text:p>
      <text:p text:style-name="P9"><text:span text:style-name="T6">Appendix A: Simulation code for Control Functions</text:span></text:p>
      <text:p text:style-name="Text_20_body"/>
      <text:p text:style-name="P13">%%  runSimulation.m</text:p>
      <text:p text:style-name="P2"/>
      <text:p text:style-name="P4">%% runSimulation</text:p>
      <text:p text:style-name="P4">%</text:p>
      <text:p text:style-name="P4">%  runSimulation is a function that simulates a Braitenberg machine with a</text:p>
      <text:p text:style-name="P4">%  given stepFunction until the destination becomes close to the goal.  Where</text:p>
      <text:p text:style-name="P4">%  close is defined by default as within 1.1x of a step at max velocity to the</text:p>
      <text:p text:style-name="P4">%  destination, or spending more than 100 steps within 2x (a failsafe to</text:p>
      <text:p text:style-name="P4">%  prevent an infinite loop), or running maxSteps steps (a failsafe to prevent</text:p>
      <text:p text:style-name="P4">%  broken functions).</text:p>
      <text:p text:style-name="P4">%</text:p>
      <text:p text:style-name="P4">%  Inputs:</text:p>
      <text:p text:style-name="P10"><text:span text:style-name="T7">%</text:span><text:span text:style-name="T4">    </text:span><text:span text:style-name="T7">stepFunc - (function handle) The step function.  Expected to take three</text:span></text:p>
      <text:p text:style-name="P10"><text:span text:style-name="T7">%           </text:span><text:span text:style-name="T4">    </text:span><text:span text:style-name="T7">arguments and return two as follows:</text:span></text:p>
      <text:p text:style-name="P10"><text:span text:style-name="T7">%  </text:span><text:span text:style-name="T4">    </text:span><text:span text:style-name="T7">Inputs:</text:span></text:p>
      <text:p text:style-name="P10"><text:span text:style-name="T7">%    </text:span><text:span text:style-name="T4">    </text:span><text:span text:style-name="T7">position - (double) A 1x2 matrix of the current position</text:span></text:p>
      <text:p text:style-name="P10"><text:span text:style-name="T7">%    </text:span><text:span text:style-name="T4">    </text:span><text:span text:style-name="T7">destination - (double) A 1x2 matrix of the destination position</text:span></text:p>
      <text:p text:style-name="P10"><text:span text:style-name="T7">%    </text:span><text:span text:style-name="T4">    </text:span><text:span text:style-name="T7">heading - (double) A scalar value from -pi to pi representing the</text:span></text:p>
      <text:p text:style-name="P10"><text:span text:style-name="T7">%              </text:span><text:span text:style-name="T4">    </text:span><text:span text:style-name="T7">current facing direction of the robot. Standard mathematics</text:span></text:p>
      <text:p text:style-name="P10"><text:span text:style-name="T7">%              </text:span><text:span text:style-name="T4">    </text:span><text:span text:style-name="T7">conventions apply.</text:span></text:p>
      <text:p text:style-name="P10"><text:span text:style-name="T7">%  </text:span><text:span text:style-name="T4">    </text:span><text:span text:style-name="T7">Outputs:</text:span></text:p>
      <text:p text:style-name="P10"><text:span text:style-name="T7">%    </text:span><text:span text:style-name="T4">    </text:span><text:span text:style-name="T7">leftWheelPower - (double) A scalar value of the power to the left</text:span></text:p>
      <text:p text:style-name="P10"><text:span text:style-name="T7">%                     </text:span><text:span text:style-name="T4">    </text:span><text:span text:style-name="T7">wheel from -1 to 1</text:span></text:p>
      <text:p text:style-name="P10"><text:span text:style-name="T7">%    </text:span><text:span text:style-name="T4">    </text:span><text:span text:style-name="T7">rightWheelPower - (double) A scalar value of the power to the right</text:span></text:p>
      <text:p text:style-name="P10"><text:span text:style-name="T7">%                      </text:span><text:span text:style-name="T4">    </text:span><text:span text:style-name="T7">wheel from -1 to 1</text:span></text:p>
      <text:p text:style-name="P4">%</text:p>
      <text:p text:style-name="P10"><text:span text:style-name="T7">%</text:span><text:span text:style-name="T4">    </text:span><text:span text:style-name="T7">origin - (double) a 1x2 matrix of the initial position in x,y coord form</text:span></text:p>
      <text:p text:style-name="P10"><text:span text:style-name="T7">%</text:span><text:span text:style-name="T4">    </text:span><text:span text:style-name="T7">destination - (double) A 1x2 matrix of the sought position in x,y coord</text:span></text:p>
      <text:p text:style-name="P10"><text:span text:style-name="T7">%              </text:span><text:span text:style-name="T4">    </text:span><text:span text:style-name="T7">form</text:span></text:p>
      <text:p text:style-name="P10"><text:span text:style-name="T7">%</text:span><text:span text:style-name="T4">    </text:span><text:span text:style-name="T7">initialHeading - (double) A scalar value from -pi to pi representing the</text:span></text:p>
      <text:p text:style-name="P10"><text:span text:style-name="T7">%                 </text:span><text:span text:style-name="T4">    </text:span><text:span text:style-name="T7">initial heading of the robot. Standard mathematics</text:span></text:p>
      <text:p text:style-name="P10"><text:span text:style-name="T7">%                 </text:span><text:span text:style-name="T4">    </text:span><text:span text:style-name="T7">conventions apply.</text:span></text:p>
      <text:p text:style-name="P10"><text:span text:style-name="T7">%</text:span><text:span text:style-name="T4">    </text:span><text:span text:style-name="T7">tdelta - (optional double) A scalar value of the timestep.  This is the</text:span></text:p>
      <text:p text:style-name="P10"><text:span text:style-name="T7">%         </text:span><text:span text:style-name="T4">    </text:span><text:span text:style-name="T7">number of time units between two steps.  A good value is probably</text:span></text:p>
      <text:p text:style-name="P10"><text:span text:style-name="T7">%         </text:span><text:span text:style-name="T4">    </text:span><text:span text:style-name="T7">1/100 or so, the smaller the more accurate.</text:span></text:p>
      <text:p text:style-name="P10"><text:span text:style-name="T7">%</text:span><text:span text:style-name="T4">    </text:span><text:span text:style-name="T7">distanceBetweenWheels - (optional double) A scalar value in the same units</text:span></text:p>
      <text:p text:style-name="P10"><text:span text:style-name="T7">%                        </text:span><text:span text:style-name="T4">    </text:span><text:span text:style-name="T7">as origin and destination that specify how far the</text:span></text:p>
      <text:p text:style-name="P10"><text:span text:style-name="T7">%                        </text:span><text:span text:style-name="T4">    </text:span><text:span text:style-name="T7">left wheel is from the right wheel.  The position</text:span></text:p>
      <text:p text:style-name="P10"><text:span text:style-name="T7">%                        </text:span><text:span text:style-name="T4">    </text:span><text:span text:style-name="T7">of the vehicle is given as the midpoint between</text:span></text:p>
      <text:p text:style-name="P10"><text:span text:style-name="T7">%                        </text:span><text:span text:style-name="T4">    </text:span><text:span text:style-name="T7">the two wheels.</text:span></text:p>
      <text:p text:style-name="P10"><text:span text:style-name="T7">%</text:span><text:span text:style-name="T4">    </text:span><text:span text:style-name="T7">leftWheelColors - (optional double) A  3x3 grid of color information, each</text:span></text:p>
      <text:p text:style-name="P10"><text:span text:style-name="T7">%                  </text:span><text:span text:style-name="T4">    </text:span><text:span text:style-name="T7">row represents a color specified as an RGB triplet from</text:span></text:p>
      <text:p text:style-name="P10"><text:span text:style-name="T7">%                  </text:span><text:span text:style-name="T4">    </text:span><text:span text:style-name="T7">0 to 1.  The top row represents the color of max power,</text:span></text:p>
      <text:p text:style-name="P10"><text:soft-page-break/><text:span text:style-name="T7">%                  </text:span><text:span text:style-name="T4">    </text:span><text:span text:style-name="T7">the bottom row represents minimum power, and the middle</text:span></text:p>
      <text:p text:style-name="P10"><text:span text:style-name="T7">%                  </text:span><text:span text:style-name="T4">    </text:span><text:span text:style-name="T7">row, represents the zero power color.  For values</text:span></text:p>
      <text:p text:style-name="P10"><text:span text:style-name="T7">%                  </text:span><text:span text:style-name="T4">    </text:span><text:span text:style-name="T7">between these a linear interpolation is performed.  The</text:span></text:p>
      <text:p text:style-name="P10"><text:span text:style-name="T7">%                  </text:span><text:span text:style-name="T4">    </text:span><text:span text:style-name="T7">left wheel is the wheel on the y-positive axis when the</text:span></text:p>
      <text:p text:style-name="P10"><text:span text:style-name="T7">%                  </text:span><text:span text:style-name="T4">    </text:span><text:span text:style-name="T7">robot is at the origin at a heading of 0.</text:span></text:p>
      <text:p text:style-name="P10"><text:span text:style-name="T7">%</text:span><text:span text:style-name="T4">    </text:span><text:span text:style-name="T7">rightWheelColors - (optional double) The same as leftWheelColors, except</text:span></text:p>
      <text:p text:style-name="P10"><text:span text:style-name="T7">%                   </text:span><text:span text:style-name="T4">    </text:span><text:span text:style-name="T7">for the right wheel.</text:span></text:p>
      <text:p text:style-name="P10"><text:span text:style-name="T7">%</text:span><text:span text:style-name="T4">    </text:span><text:span text:style-name="T7">goalRadius - (optional double) A scalar value representing the goal</text:span></text:p>
      <text:p text:style-name="P10"><text:span text:style-name="T7">%             </text:span><text:span text:style-name="T4">    </text:span><text:span text:style-name="T7">radius.  Defaults to 1.1 x tdelta</text:span></text:p>
      <text:p text:style-name="P10"><text:span text:style-name="T7">%</text:span><text:span text:style-name="T4">    </text:span><text:span text:style-name="T7">failsafeRadius - (optional double) A 1x2 double, the first number is the</text:span></text:p>
      <text:p text:style-name="P10"><text:span text:style-name="T7">%                 </text:span><text:span text:style-name="T4">    </text:span><text:span text:style-name="T7">radius, should be larger than goalRadius to be effective.</text:span></text:p>
      <text:p text:style-name="P10"><text:span text:style-name="T7">%                 </text:span><text:span text:style-name="T4">    </text:span><text:span text:style-name="T7">The second number represents the number of steps to spend</text:span></text:p>
      <text:p text:style-name="P10"><text:span text:style-name="T7">%                 </text:span><text:span text:style-name="T4">    </text:span><text:span text:style-name="T7">in this radius before aborting.  This is to combat</text:span></text:p>
      <text:p text:style-name="P10"><text:span text:style-name="T7">%                 </text:span><text:span text:style-name="T4">    </text:span><text:span text:style-name="T7">potential orbiting behavior.</text:span></text:p>
      <text:p text:style-name="P10"><text:span text:style-name="T7">%</text:span><text:span text:style-name="T4">    </text:span><text:span text:style-name="T7">maxSteps - (optional double) Abort computation if this number is exceeded.</text:span></text:p>
      <text:p text:style-name="P10"><text:span text:style-name="T7">%           </text:span><text:span text:style-name="T4">    </text:span><text:span text:style-name="T7">Use -1 to force running forever.</text:span></text:p>
      <text:p text:style-name="P10"><text:span text:style-name="T7">%</text:span><text:span text:style-name="T4">    </text:span><text:span text:style-name="T7">bounds - (optional double) A 2x2 matrix, the first row represents the x,y</text:span></text:p>
      <text:p text:style-name="P10"><text:span text:style-name="T7">%         </text:span><text:span text:style-name="T4">    </text:span><text:span text:style-name="T7">coords of the minimum bounds, the second represents the x,y</text:span></text:p>
      <text:p text:style-name="P10"><text:span text:style-name="T7">%         </text:span><text:span text:style-name="T4">    </text:span><text:span text:style-name="T7">coords of the maximum bounds.  If the robot exits the rectangle</text:span></text:p>
      <text:p text:style-name="P10"><text:span text:style-name="T7">%         </text:span><text:span text:style-name="T4">    </text:span><text:span text:style-name="T7">given by these coords then the simulation aborts.  Default is the</text:span></text:p>
      <text:p text:style-name="P10"><text:span text:style-name="T7">%         </text:span><text:span text:style-name="T4">    </text:span><text:span text:style-name="T7">square centered on the destination that is has a side length of</text:span></text:p>
      <text:p text:style-name="P10"><text:span text:style-name="T7">%         </text:span><text:span text:style-name="T4">    </text:span><text:span text:style-name="T7">10x the distance between the origin and the destination.</text:span></text:p>
      <text:p text:style-name="P4">%</text:p>
      <text:p text:style-name="P4">%  Outputs:</text:p>
      <text:p text:style-name="P10"><text:span text:style-name="T7">%</text:span><text:span text:style-name="T4">    </text:span><text:span text:style-name="T7">status - (double) A scalar value representing the result of the simulation.</text:span></text:p>
      <text:p text:style-name="P10"><text:span text:style-name="T7">%         </text:span><text:span text:style-name="T4">    </text:span><text:span text:style-name="T7">A value of 0 is considered successful.</text:span></text:p>
      <text:p text:style-name="P10"><text:span text:style-name="T7">%         </text:span><text:span text:style-name="T4">    </text:span><text:span text:style-name="T7">A value of 1 means that the simulation was aborted because it</text:span></text:p>
      <text:p text:style-name="P10"><text:span text:style-name="T7">%         </text:span><text:span text:style-name="T4">    </text:span><text:span text:style-name="T7">entered the failsafeRadius but did not reach the goal in time.</text:span></text:p>
      <text:p text:style-name="P10"><text:span text:style-name="T7">%         </text:span><text:span text:style-name="T4">    </text:span><text:span text:style-name="T7">A value of 2 means that the simulation aborted due to too many</text:span></text:p>
      <text:p text:style-name="P10"><text:span text:style-name="T7">%         </text:span><text:span text:style-name="T4">    </text:span><text:span text:style-name="T7">steps being taken.</text:span></text:p>
      <text:p text:style-name="P10"><text:span text:style-name="T7">%         </text:span><text:span text:style-name="T4">    </text:span><text:span text:style-name="T7">A value of 3 means that the simulation aborted due to the robot</text:span></text:p>
      <text:p text:style-name="P10"><text:span text:style-name="T7">%         </text:span><text:span text:style-name="T4">    </text:span><text:span text:style-name="T7">going out of bounds.</text:span></text:p>
      <text:p text:style-name="P10"><text:span text:style-name="T7">%</text:span><text:span text:style-name="T4">    </text:span><text:span text:style-name="T7">leftWheelSteps - (double) An nx2 matrix representing the path the left</text:span></text:p>
      <text:p text:style-name="P10"><text:span text:style-name="T7">%                 </text:span><text:span text:style-name="T4">    </text:span><text:span text:style-name="T7">wheel took over time</text:span></text:p>
      <text:p text:style-name="P10"><text:span text:style-name="T7">%</text:span><text:span text:style-name="T4">    </text:span><text:span text:style-name="T7">rightWheelSteps - (double) An nx2 matrix representing the path the right</text:span></text:p>
      <text:p text:style-name="P10"><text:span text:style-name="T7">%                  </text:span><text:span text:style-name="T4">    </text:span><text:span text:style-name="T7">wheel took over time</text:span></text:p>
      <text:p text:style-name="P10"><text:span text:style-name="T7">%</text:span><text:span text:style-name="T4">    </text:span><text:span text:style-name="T7">leftWheelOutColors - (double) An nx3 matrix representing the output colors of</text:span></text:p>
      <text:p text:style-name="P10"><text:span text:style-name="T7">%                  </text:span><text:span text:style-name="T4">    </text:span><text:span text:style-name="T7">the left wheel over time</text:span></text:p>
      <text:p text:style-name="P10"><text:span text:style-name="T7">%</text:span><text:span text:style-name="T4">    </text:span><text:span text:style-name="T7">rightWheelOutColors - (double) An nx3 matrix representing the output colors of</text:span></text:p>
      <text:p text:style-name="P10"><text:span text:style-name="T7">%                  </text:span><text:span text:style-name="T4">    </text:span><text:span text:style-name="T7">the right wheel over time</text:span></text:p>
      <text:p text:style-name="P2"/>
      <text:p text:style-name="P4">function [status, leftWheelSteps, rightWheelSteps, leftWheelOutColors, rightWheelOutColors] = runSimulation(stepFunc, origin, destination, initialHeading, <text:soft-page-break/>tdelta, distanceBetweenWheels, leftWheelColors, rightWheelColors, goalRadius, failsafeRadius, maxSteps, bounds)</text:p>
      <text:p text:style-name="P6"> <text:span text:style-name="T15">if nargin &lt; 13</text:span></text:p>
      <text:p text:style-name="P10"><text:span text:style-name="T4">    </text:span><text:span text:style-name="T7">sideDelta = 5*norm(origin - destination);</text:span></text:p>
      <text:p text:style-name="P10"><text:span text:style-name="T4">    </text:span><text:span text:style-name="T7">bounds = [ destination - sideDelta; destination + sideDelta ];</text:span></text:p>
      <text:p text:style-name="P6"> <text:span text:style-name="T15">end</text:span></text:p>
      <text:p text:style-name="P6"> <text:span text:style-name="T15">if nargin &lt; 11</text:span></text:p>
      <text:p text:style-name="P10"><text:span text:style-name="T4">    </text:span><text:span text:style-name="T7">maxSteps = 10000;</text:span></text:p>
      <text:p text:style-name="P6"> <text:span text:style-name="T15">end</text:span></text:p>
      <text:p text:style-name="P6"> <text:span text:style-name="T15">if nargin &lt; 8</text:span></text:p>
      <text:p text:style-name="P10"><text:span text:style-name="T4">    </text:span><text:span text:style-name="T7">rightWheelColors = [0 1 0.5; 0 0 0; 1 0 0.5];</text:span></text:p>
      <text:p text:style-name="P6"> <text:span text:style-name="T15">end</text:span></text:p>
      <text:p text:style-name="P6"> <text:span text:style-name="T15">if nargin &lt; 7</text:span></text:p>
      <text:p text:style-name="P10"><text:span text:style-name="T4">    </text:span><text:span text:style-name="T7">leftWheelColors = [0 0.5 1; 0 0 0; 1 0.5 0];</text:span></text:p>
      <text:p text:style-name="P6"> <text:span text:style-name="T15">end</text:span></text:p>
      <text:p text:style-name="P6"> <text:span text:style-name="T15">if nargin &lt; 6</text:span></text:p>
      <text:p text:style-name="P10"><text:span text:style-name="T4">    </text:span><text:span text:style-name="T7">distanceBetweenWheels = 1;</text:span></text:p>
      <text:p text:style-name="P6"> <text:span text:style-name="T15">end</text:span></text:p>
      <text:p text:style-name="P6"> <text:span text:style-name="T15">if nargin &lt; 5</text:span></text:p>
      <text:p text:style-name="P10"><text:span text:style-name="T4">    </text:span><text:span text:style-name="T7">tdelta = 1/100;</text:span></text:p>
      <text:p text:style-name="P6"> <text:span text:style-name="T15">end</text:span></text:p>
      <text:p text:style-name="P6"> <text:span text:style-name="T15">if nargin &lt; 10</text:span></text:p>
      <text:p text:style-name="P10"><text:span text:style-name="T4">    </text:span><text:span text:style-name="T7">failsafeRadius(1) = 2 * tdelta;</text:span></text:p>
      <text:p text:style-name="P10"><text:span text:style-name="T4">    </text:span><text:span text:style-name="T7">failsafeRadius(2) = 100;</text:span></text:p>
      <text:p text:style-name="P6"> <text:span text:style-name="T15">end</text:span></text:p>
      <text:p text:style-name="P6"> <text:span text:style-name="T15">if nargin &lt; 9</text:span></text:p>
      <text:p text:style-name="P10"><text:span text:style-name="T4">    </text:span><text:span text:style-name="T7">goalRadius = 1.1 * tdelta;</text:span></text:p>
      <text:p text:style-name="P6"> <text:span text:style-name="T15">end</text:span></text:p>
      <text:p text:style-name="P2"/>
      <text:p text:style-name="P6"> <text:span text:style-name="T15">leftWheelSteps = [leftWheelPosition(origin, initialHeading)];</text:span></text:p>
      <text:p text:style-name="P6"> <text:span text:style-name="T15">rightWheelSteps = [rightWheelPosition(origin, initialHeading)];</text:span></text:p>
      <text:p text:style-name="P6"> <text:span text:style-name="T15">leftWheelOutColors = [colorFromPower(0, leftWheelColors)];</text:span></text:p>
      <text:p text:style-name="P6"> <text:span text:style-name="T15">rightWheelOutColors = [colorFromPower(0, rightWheelColors)];</text:span></text:p>
      <text:p text:style-name="P6"> <text:span text:style-name="T15">position = origin;</text:span></text:p>
      <text:p text:style-name="P6"> <text:span text:style-name="T15">currentHeading = initialHeading;</text:span></text:p>
      <text:p text:style-name="P2"/>
      <text:p text:style-name="P6"> <text:span text:style-name="T15">numSteps = 0;</text:span></text:p>
      <text:p text:style-name="P6"> <text:span text:style-name="T15">failsafeSteps = 0;</text:span></text:p>
      <text:p text:style-name="P2"/>
      <text:p text:style-name="P6"> <text:span text:style-name="T15">status = 0;</text:span></text:p>
      <text:p text:style-name="P2"/>
      <text:p text:style-name="P6"> <text:span text:style-name="T15">while 1</text:span></text:p>
      <text:p text:style-name="P10"><text:soft-page-break/><text:span text:style-name="T4">    </text:span><text:span text:style-name="T7">[leftWheelPower, rightWheelPower] = stepFunc(position, destination, currentHeading);</text:span></text:p>
      <text:p text:style-name="P2"/>
      <text:p text:style-name="P10"><text:span text:style-name="T4">    </text:span><text:span text:style-name="T7">% traveled is the distance traveled around the circle in radians (convenient!)</text:span></text:p>
      <text:p text:style-name="P10"><text:span text:style-name="T4">    </text:span><text:span text:style-name="T7">traveled = mean([leftWheelPower, rightWheelPower]) * tdelta;</text:span></text:p>
      <text:p text:style-name="P2"/>
      <text:p text:style-name="P10"><text:span text:style-name="T4">    </text:span><text:span text:style-name="T7">radius = radiusOfRotation(leftWheelPower, rightWheelPower);</text:span></text:p>
      <text:p text:style-name="P2"/>
      <text:p text:style-name="P10"><text:span text:style-name="T4">    </text:span><text:span text:style-name="T7">% if we're traveling with the same power given to both wheels</text:span></text:p>
      <text:p text:style-name="P10"><text:span text:style-name="T4">    </text:span><text:span text:style-name="T7">if islogical(radius)</text:span></text:p>
      <text:p text:style-name="P10"><text:span text:style-name="T4">     </text:span><text:span text:style-name="T7">position = position + [cos(currentHeading), sin(currentHeading)] * traveled;</text:span></text:p>
      <text:p text:style-name="P10"><text:span text:style-name="T4">    </text:span><text:span text:style-name="T7">else</text:span></text:p>
      <text:p text:style-name="P2"/>
      <text:p text:style-name="P10"><text:span text:style-name="T4">     </text:span><text:span text:style-name="T7">[newPosition, newHeading] = circleMotion(position, currentHeading, traveled, radius);</text:span></text:p>
      <text:p text:style-name="P2"/>
      <text:p text:style-name="P10"><text:span text:style-name="T4">     </text:span><text:span text:style-name="T7">if islogical(newPosition)</text:span></text:p>
      <text:p text:style-name="P10"><text:span text:style-name="T4">       </text:span><text:span text:style-name="T7">changeInAngle = rightWheelPower / pi;</text:span></text:p>
      <text:p text:style-name="P10"><text:span text:style-name="T4">       </text:span><text:span text:style-name="T7">currentHeading = currentHeading + changeInAngle;</text:span></text:p>
      <text:p text:style-name="P10"><text:span text:style-name="T4">     </text:span><text:span text:style-name="T7">else</text:span></text:p>
      <text:p text:style-name="P10"><text:span text:style-name="T4">       </text:span><text:span text:style-name="T7">position = newPosition;</text:span></text:p>
      <text:p text:style-name="P10"><text:span text:style-name="T4">       </text:span><text:span text:style-name="T7">currentHeading = newHeading;</text:span></text:p>
      <text:p text:style-name="P10"><text:span text:style-name="T4">     </text:span><text:span text:style-name="T7">end</text:span></text:p>
      <text:p text:style-name="P2"/>
      <text:p text:style-name="P10"><text:span text:style-name="T4">     </text:span><text:span text:style-name="T7">% need to normalize to between pi and -pi because other functions are expecting this</text:span></text:p>
      <text:p text:style-name="P10"><text:span text:style-name="T4">     </text:span><text:span text:style-name="T7">currentHeading = normalizeAngle(currentHeading);</text:span></text:p>
      <text:p text:style-name="P10"><text:span text:style-name="T4">    </text:span><text:span text:style-name="T7">end</text:span></text:p>
      <text:p text:style-name="P2"/>
      <text:p text:style-name="P10"><text:span text:style-name="T4">    </text:span><text:span text:style-name="T7">leftWheelSteps(end+1,:) = leftWheelPosition(position, currentHeading);</text:span></text:p>
      <text:p text:style-name="P10"><text:span text:style-name="T4">    </text:span><text:span text:style-name="T7">rightWheelSteps(end+1,:) = rightWheelPosition(position, currentHeading);</text:span></text:p>
      <text:p text:style-name="P10"><text:span text:style-name="T4">    </text:span><text:span text:style-name="T7">leftWheelOutColors(end+1,:) = colorFromPower(leftWheelPower, leftWheelColors);</text:span></text:p>
      <text:p text:style-name="P10"><text:span text:style-name="T4">    </text:span><text:span text:style-name="T7">rightWheelOutColors(end+1,:) = colorFromPower(rightWheelPower, rightWheelColors);</text:span></text:p>
      <text:p text:style-name="P2"/>
      <text:p text:style-name="P10"><text:span text:style-name="T4">    </text:span><text:span text:style-name="T7">% finally let's check if we need to bail</text:span></text:p>
      <text:p text:style-name="P10"><text:span text:style-name="T4">    </text:span><text:span text:style-name="T7">distToGoal = norm(destination - position);</text:span></text:p>
      <text:p text:style-name="P10"><text:span text:style-name="T4">    </text:span><text:span text:style-name="T7">if distToGoal &lt; goalRadius</text:span></text:p>
      <text:p text:style-name="P10"><text:span text:style-name="T4">     </text:span><text:span text:style-name="T7">break;</text:span></text:p>
      <text:p text:style-name="P10"><text:span text:style-name="T4">    </text:span><text:span text:style-name="T7">end</text:span></text:p>
      <text:p text:style-name="P10"><text:span text:style-name="T4">    </text:span><text:span text:style-name="T7">if distToGoal &lt; failsafeRadius(1)</text:span></text:p>
      <text:p text:style-name="P10"><text:soft-page-break/><text:span text:style-name="T4">     </text:span><text:span text:style-name="T7">if failsafeSteps &gt;= failsafeRadius(2)</text:span></text:p>
      <text:p text:style-name="P10"><text:span text:style-name="T4">       </text:span><text:span text:style-name="T7">status = 1;</text:span></text:p>
      <text:p text:style-name="P10"><text:span text:style-name="T4">       </text:span><text:span text:style-name="T7">break;</text:span></text:p>
      <text:p text:style-name="P10"><text:span text:style-name="T4">     </text:span><text:span text:style-name="T7">else</text:span></text:p>
      <text:p text:style-name="P10"><text:span text:style-name="T4">       </text:span><text:span text:style-name="T7">failsafeSteps = failsafeSteps + 1;</text:span></text:p>
      <text:p text:style-name="P10"><text:span text:style-name="T4">     </text:span><text:span text:style-name="T7">end</text:span></text:p>
      <text:p text:style-name="P10"><text:span text:style-name="T4">    </text:span><text:span text:style-name="T7">% one would expect these lines; however, if we enter and then leave the</text:span></text:p>
      <text:p text:style-name="P10"><text:span text:style-name="T4">    </text:span><text:span text:style-name="T7">% goal area, we are probably on an elliptical orbit, we don't want to clear</text:span></text:p>
      <text:p text:style-name="P10"><text:span text:style-name="T4">    </text:span><text:span text:style-name="T7">% progress in this case</text:span></text:p>
      <text:p text:style-name="P2"/>
      <text:p text:style-name="P10"><text:span text:style-name="T4">    </text:span><text:span text:style-name="T7">% else</text:span></text:p>
      <text:p text:style-name="P10"><text:span text:style-name="T4">    </text:span><text:span text:style-name="T7">%   failsafeSteps = 0;</text:span></text:p>
      <text:p text:style-name="P10"><text:span text:style-name="T4">    </text:span><text:span text:style-name="T7">end</text:span></text:p>
      <text:p text:style-name="P2"/>
      <text:p text:style-name="P10"><text:span text:style-name="T4">    </text:span><text:span text:style-name="T7">numSteps = numSteps + 1;</text:span></text:p>
      <text:p text:style-name="P10"><text:span text:style-name="T4">    </text:span><text:span text:style-name="T7">if numSteps &gt;= maxSteps || maxSteps == -1</text:span></text:p>
      <text:p text:style-name="P10"><text:span text:style-name="T4">     </text:span><text:span text:style-name="T7">status = 2;</text:span></text:p>
      <text:p text:style-name="P10"><text:span text:style-name="T4">     </text:span><text:span text:style-name="T7">break;</text:span></text:p>
      <text:p text:style-name="P10"><text:span text:style-name="T4">    </text:span><text:span text:style-name="T7">end</text:span></text:p>
      <text:p text:style-name="P2"/>
      <text:p text:style-name="P10"><text:span text:style-name="T4">    </text:span><text:span text:style-name="T7">if any(position &lt; bounds(1,:)) || any(position &gt; bounds(2,:))</text:span></text:p>
      <text:p text:style-name="P10"><text:span text:style-name="T4">     </text:span><text:span text:style-name="T7">status = 3;</text:span></text:p>
      <text:p text:style-name="P10"><text:span text:style-name="T4">     </text:span><text:span text:style-name="T7">break;</text:span></text:p>
      <text:p text:style-name="P10"><text:span text:style-name="T4">    </text:span><text:span text:style-name="T7">end</text:span></text:p>
      <text:p text:style-name="P6"> <text:span text:style-name="T15">end</text:span></text:p>
      <text:p text:style-name="P4">end</text:p>
      <text:p text:style-name="P2"/>
      <text:p text:style-name="P4">function pos = leftWheelPosition(position, heading)</text:p>
      <text:p text:style-name="P6"> <text:span text:style-name="T15">pos(1) = position(1) + cos(heading + pi/2);</text:span></text:p>
      <text:p text:style-name="P6"> <text:span text:style-name="T15">pos(2) = position(2) + sin(heading + pi/2);</text:span></text:p>
      <text:p text:style-name="P4">end</text:p>
      <text:p text:style-name="P2"/>
      <text:p text:style-name="P4">function pos = rightWheelPosition(position, heading)</text:p>
      <text:p text:style-name="P6"> <text:span text:style-name="T15">pos(1) = position(1) + cos(heading - pi/2);</text:span></text:p>
      <text:p text:style-name="P6"> <text:span text:style-name="T15">pos(2) = position(2) + sin(heading - pi/2);</text:span></text:p>
      <text:p text:style-name="P4">end</text:p>
      <text:p text:style-name="P2"/>
      <text:p text:style-name="P4">function color = colorFromPower(power, colorSet)</text:p>
      <text:p text:style-name="P6"> <text:span text:style-name="T15">color(1) = interp1([1, 0, -1], colorSet(:,1)', power);</text:span></text:p>
      <text:p text:style-name="P6"> <text:span text:style-name="T15">color(2) = interp1([1, 0, -1], colorSet(:,2)', power);</text:span></text:p>
      <text:p text:style-name="P6"> <text:span text:style-name="T15">color(3) = interp1([1, 0, -1], colorSet(:,3)', power);</text:span></text:p>
      <text:p text:style-name="P4"><text:soft-page-break/>end</text:p>
      <text:p text:style-name="P4">%%  circleMotion.m</text:p>
      <text:p text:style-name="P2"/>
      <text:p text:style-name="P4">function [position, heading] = circleMotion(position, heading, radians, radius)</text:p>
      <text:p text:style-name="P6"> <text:span text:style-name="T15">% special case to avoid division by zero, need to handle separately</text:span></text:p>
      <text:p text:style-name="P6"> <text:span text:style-name="T15">if radius == 0</text:span></text:p>
      <text:p text:style-name="P10"><text:span text:style-name="T4">    </text:span><text:span text:style-name="T7">position = false;</text:span></text:p>
      <text:p text:style-name="P10"><text:span text:style-name="T4">    </text:span><text:span text:style-name="T7">heading = false;</text:span></text:p>
      <text:p text:style-name="P10"><text:span text:style-name="T4">    </text:span><text:span text:style-name="T7">return;</text:span></text:p>
      <text:p text:style-name="P6"> <text:span text:style-name="T15">end</text:span></text:p>
      <text:p text:style-name="P2"/>
      <text:p text:style-name="P6"> <text:span text:style-name="T15">angle = normalizeAngle(heading + pi/2);</text:span></text:p>
      <text:p text:style-name="P6"> <text:span text:style-name="T15">traversedAngle = -radians / radius;</text:span></text:p>
      <text:p text:style-name="P6"> <text:span text:style-name="T15">newAngle = angle + traversedAngle;</text:span></text:p>
      <text:p text:style-name="P6"> <text:span text:style-name="T15">positionDelta = [cos(newAngle) - cos(angle), sin(newAngle) - sin(angle)] * radius;</text:span></text:p>
      <text:p text:style-name="P2"/>
      <text:p text:style-name="P6"> <text:span text:style-name="T15">position = position + positionDelta;</text:span></text:p>
      <text:p text:style-name="P6"> <text:span text:style-name="T15">heading = normalizeAngle(newAngle - pi/2);</text:span></text:p>
      <text:p text:style-name="P4">end</text:p>
      <text:p text:style-name="P4">%%  radiusOfRotation.m</text:p>
      <text:p text:style-name="P2"/>
      <text:p text:style-name="P4">%% radiusOfRotation.m</text:p>
      <text:p text:style-name="P2"/>
      <text:p text:style-name="P4">function point = radiusOfRotation(leftWheelPower, rightWheelPower)</text:p>
      <text:p text:style-name="P6"> <text:span text:style-name="T15">% This is a bit intricate.  We need to determine the center point of rotation</text:span></text:p>
      <text:p text:style-name="P6"> <text:span text:style-name="T15">% based on the speed of both wheels.  For a rough idea of how the shape of</text:span></text:p>
      <text:p text:style-name="P6"> <text:span text:style-name="T15">% this function:</text:span></text:p>
      <text:p text:style-name="P6"> <text:span text:style-name="T15">% - If the numbers are the same then the answer is indeterminate, it could</text:span></text:p>
      <text:p text:style-name="P6"> <text:span text:style-name="T15">%   be either negative or positive infinity.  This must be handled through a</text:span></text:p>
      <text:p text:style-name="P6"> <text:span text:style-name="T15">%   special case.</text:span></text:p>
      <text:p text:style-name="P6"> <text:span text:style-name="T15">% - If the values are the same magnitude but have opposite sign, then the value</text:span></text:p>
      <text:p text:style-name="P6"> <text:span text:style-name="T15">%   of point is zero, representing a rotation about the position.</text:span></text:p>
      <text:p text:style-name="P6"> <text:span text:style-name="T15">% - If one value is zero and the other is non-zero, then the point of rotation</text:span></text:p>
      <text:p text:style-name="P6"> <text:span text:style-name="T15">%   is either one (if the right wheel is motionless) or negative one (if the</text:span></text:p>
      <text:p text:style-name="P6"> <text:span text:style-name="T15">%   left wheel if motionless)</text:span></text:p>
      <text:p text:style-name="P2"/>
      <text:p text:style-name="P6"> <text:span text:style-name="T15">% special case indeterminate form, return boolean false</text:span></text:p>
      <text:p text:style-name="P6"> <text:span text:style-name="T15">if leftWheelPower == rightWheelPower</text:span></text:p>
      <text:p text:style-name="P10"><text:span text:style-name="T4">    </text:span><text:span text:style-name="T7">point = false;</text:span></text:p>
      <text:p text:style-name="P10"><text:span text:style-name="T4">    </text:span><text:span text:style-name="T7">return;</text:span></text:p>
      <text:p text:style-name="P6"> <text:span text:style-name="T15">end</text:span></text:p>
      <text:p text:style-name="P2"><text:soft-page-break/></text:p>
      <text:p text:style-name="P6"> <text:span text:style-name="T15">% otherwise the sign depends on both the slower value and the overall sign of</text:span></text:p>
      <text:p text:style-name="P6"> <text:span text:style-name="T15">% the system</text:span></text:p>
      <text:p text:style-name="P6"> <text:span text:style-name="T15">% read ~= as xor.</text:span></text:p>
      <text:p text:style-name="P6"> <text:span text:style-name="T15">isNeg = (leftWheelPower &lt; rightWheelPower) ~= (leftWheelPower + rightWheelPower &lt; 0);</text:span></text:p>
      <text:p text:style-name="P2"/>
      <text:p text:style-name="P6"> <text:span text:style-name="T15">% because the direction is determined all that matters is the magnitude of</text:span></text:p>
      <text:p text:style-name="P6"> <text:span text:style-name="T15">% the larger vs the smaller value, so let's extract that</text:span></text:p>
      <text:p text:style-name="P6"> <text:span text:style-name="T15">larger = max([abs(leftWheelPower), abs(rightWheelPower)]);</text:span></text:p>
      <text:p text:style-name="P6"> <text:span text:style-name="T15">smaller = min([abs(leftWheelPower), abs(rightWheelPower)]);</text:span></text:p>
      <text:p text:style-name="P2"/>
      <text:p text:style-name="P6"> <text:span text:style-name="T15">% next let's find the magnitude of the point of rotation</text:span></text:p>
      <text:p text:style-name="P6"> <text:span text:style-name="T15">% this formula comes from considering two concentric circles, we know that</text:span></text:p>
      <text:p text:style-name="P6"> <text:span text:style-name="T15">% the ratio of the circumferences from the larger to smaller.  And we know</text:span></text:p>
      <text:p text:style-name="P6"> <text:span text:style-name="T15">% the distance between the circles, so we can solve for the radius of the</text:span></text:p>
      <text:p text:style-name="P6"> <text:span text:style-name="T15">% larger, then subtract 1 to find the radius at the position.</text:span></text:p>
      <text:p text:style-name="P6"> <text:span text:style-name="T15">point = 2 / (1 - sign(leftWheelPower)*sign(rightWheelPower)*smaller/larger) - 1;</text:span></text:p>
      <text:p text:style-name="P2"/>
      <text:p text:style-name="P6"> <text:span text:style-name="T15">% and copy the sign</text:span></text:p>
      <text:p text:style-name="P6"> <text:span text:style-name="T15">if isNeg</text:span></text:p>
      <text:p text:style-name="P10"><text:span text:style-name="T4">    </text:span><text:span text:style-name="T7">point = -point;</text:span></text:p>
      <text:p text:style-name="P6"> <text:span text:style-name="T15">end</text:span></text:p>
      <text:p text:style-name="P4">end</text:p>
      <text:p text:style-name="P4">%%  normalizeAngle.m</text:p>
      <text:p text:style-name="P2"/>
      <text:p text:style-name="P4">function out = normalizeAngle(in)</text:p>
      <text:p text:style-name="P6"> <text:span text:style-name="T15">out = mod(in, 2*pi);</text:span></text:p>
      <text:p text:style-name="P6"> <text:span text:style-name="T15">if out &gt; pi;</text:span></text:p>
      <text:p text:style-name="P10"><text:span text:style-name="T4">    </text:span><text:span text:style-name="T7">out = out - 2*pi;</text:span></text:p>
      <text:p text:style-name="P6"> <text:span text:style-name="T15">end</text:span></text:p>
      <text:p text:style-name="P4">end</text:p>
      <text:p text:style-name="P4">%%  functionA.m</text:p>
      <text:p text:style-name="P2"/>
      <text:p text:style-name="P4">function [leftWheelPower, rightWheelPower] = functionA(position, destination, heading)</text:p>
      <text:p text:style-name="P6"> <text:span text:style-name="T15">destVector = destination - position;</text:span></text:p>
      <text:p text:style-name="P6"> <text:span text:style-name="T15">destHeading = atan2(destVector(2), destVector(1));</text:span></text:p>
      <text:p text:style-name="P2"/>
      <text:p text:style-name="P6"> <text:span text:style-name="T15">headingError = normalizeAngle(destHeading - heading);</text:span></text:p>
      <text:p text:style-name="P2"/>
      <text:p text:style-name="P6"><text:soft-page-break/> <text:span text:style-name="T15">leftWheelPower = min(1 - 2/pi * headingError, 1);</text:span></text:p>
      <text:p text:style-name="P6"> <text:span text:style-name="T15">rightWheelPower = min(1 + 2/pi * headingError, 1);</text:span></text:p>
      <text:p text:style-name="P4">end</text:p>
      <text:p text:style-name="P4">%%  functionB.m</text:p>
      <text:p text:style-name="P2"/>
      <text:p text:style-name="P4">function [leftWheelPower, rightWheelPower] = functionB(position, destination, heading)</text:p>
      <text:p text:style-name="P6"> <text:span text:style-name="T15">destVector = destination - position;</text:span></text:p>
      <text:p text:style-name="P6"> <text:span text:style-name="T15">destHeading = atan2(destVector(2), destVector(1));</text:span></text:p>
      <text:p text:style-name="P2"/>
      <text:p text:style-name="P6"> <text:span text:style-name="T15">headingError = normalizeAngle(destHeading - heading);</text:span></text:p>
      <text:p text:style-name="P2"/>
      <text:p text:style-name="P6"> <text:span text:style-name="T15">leftWheelPower = min(1 - 1/pi * headingError, 1);</text:span></text:p>
      <text:p text:style-name="P6"> <text:span text:style-name="T15">rightWheelPower = min(1 + 1/pi * headingError, 1);</text:span></text:p>
      <text:p text:style-name="P4">end</text:p>
      <text:p text:style-name="P4">%%  functionC.m</text:p>
      <text:p text:style-name="P2"/>
      <text:p text:style-name="P4">function [leftWheelPower, rightWheelPower] = functionC(position, destination, heading)</text:p>
      <text:p text:style-name="P6"> <text:span text:style-name="T15">destVector = destination - position;</text:span></text:p>
      <text:p text:style-name="P6"> <text:span text:style-name="T15">destHeading = atan2(destVector(2), destVector(1));</text:span></text:p>
      <text:p text:style-name="P2"/>
      <text:p text:style-name="P6"> <text:span text:style-name="T15">headingError = normalizeAngle(destHeading - heading);</text:span></text:p>
      <text:p text:style-name="P2"/>
      <text:p text:style-name="P6"> <text:span text:style-name="T15">if (headingError &lt; pi/6)</text:span></text:p>
      <text:p text:style-name="P10"><text:span text:style-name="T4">    </text:span><text:span text:style-name="T7">leftWheelPower = 1;</text:span></text:p>
      <text:p text:style-name="P6"> <text:span text:style-name="T15">else</text:span></text:p>
      <text:p text:style-name="P10"><text:span text:style-name="T4">    </text:span><text:span text:style-name="T7">leftWheelPower = -1;</text:span></text:p>
      <text:p text:style-name="P6"> <text:span text:style-name="T15">end</text:span></text:p>
      <text:p text:style-name="P2"/>
      <text:p text:style-name="P6"> <text:span text:style-name="T15">if (headingError &gt; -pi/6)</text:span></text:p>
      <text:p text:style-name="P10"><text:span text:style-name="T4">    </text:span><text:span text:style-name="T7">rightWheelPower = 1;</text:span></text:p>
      <text:p text:style-name="P6"> <text:span text:style-name="T15">else</text:span></text:p>
      <text:p text:style-name="P10"><text:span text:style-name="T4">    </text:span><text:span text:style-name="T7">rightWheelPower = -1;</text:span></text:p>
      <text:p text:style-name="P6"> <text:span text:style-name="T15">end</text:span></text:p>
      <text:p text:style-name="P4">end</text:p>
      <text:p text:style-name="P4">%%  functionD.m</text:p>
      <text:p text:style-name="P2"/>
      <text:p text:style-name="P4">function [leftWheelPower, rightWheelPower] = functionD(position, destination, heading)</text:p>
      <text:p text:style-name="P6"> <text:span text:style-name="T15">destVector = destination - position;</text:span></text:p>
      <text:p text:style-name="P6"><text:soft-page-break/> <text:span text:style-name="T15">destHeading = atan2(destVector(2), destVector(1));</text:span></text:p>
      <text:p text:style-name="P2"/>
      <text:p text:style-name="P6"> <text:span text:style-name="T15">headingError = normalizeAngle(destHeading - heading);</text:span></text:p>
      <text:p text:style-name="P2"/>
      <text:p text:style-name="P6"> <text:span text:style-name="T15">if (abs(headingError) &lt;= pi/2)</text:span></text:p>
      <text:p text:style-name="P10"><text:span text:style-name="T4">    </text:span><text:span text:style-name="T7">leftWheelPower = min(1 - 4/pi * headingError, 1);</text:span></text:p>
      <text:p text:style-name="P10"><text:span text:style-name="T4">    </text:span><text:span text:style-name="T7">rightWheelPower = min(1 + 4/pi * headingError, 1);</text:span></text:p>
      <text:p text:style-name="P6"> <text:span text:style-name="T15">else</text:span></text:p>
      <text:p text:style-name="P10"><text:span text:style-name="T4">    </text:span><text:span text:style-name="T7">% handle the moving backward case, first we need to make sure that our area</text:span></text:p>
      <text:p text:style-name="P10"><text:span text:style-name="T4">    </text:span><text:span text:style-name="T7">% is continuous, so we renormalize</text:span></text:p>
      <text:p text:style-name="P10"><text:span text:style-name="T4">    </text:span><text:span text:style-name="T7">headingError = normalizeAngle(headingError + pi);</text:span></text:p>
      <text:p text:style-name="P2"/>
      <text:p text:style-name="P10"><text:span text:style-name="T4">    </text:span><text:span text:style-name="T7">leftWheelPower = max(-1 - 4/pi * headingError, -1);</text:span></text:p>
      <text:p text:style-name="P10"><text:span text:style-name="T4">    </text:span><text:span text:style-name="T7">rightWheelPower = max(-1 + 4/pi * headingError, -1);</text:span></text:p>
      <text:p text:style-name="P6"> <text:span text:style-name="T15">end</text:span></text:p>
      <text:p text:style-name="P2"/>
      <text:p text:style-name="P4">end</text:p>
      <text:p text:style-name="P4">%%  plotSimulationResults.m</text:p>
      <text:p text:style-name="P2"/>
      <text:p text:style-name="P4">function plotSimulationResults(points, colors)</text:p>
      <text:p text:style-name="P6"> <text:span text:style-name="T15">hold off;</text:span></text:p>
      <text:p text:style-name="P6"> <text:span text:style-name="T15">for index = 2:length(points)</text:span></text:p>
      <text:p text:style-name="P10"><text:span text:style-name="T4">    </text:span><text:span text:style-name="T7">points(index,1);</text:span></text:p>
      <text:p text:style-name="P10"><text:span text:style-name="T4">    </text:span><text:span text:style-name="T7">plot(points(index-1:index,1), points(index-1:index,2), 'Color', colors(index,:));</text:span></text:p>
      <text:p text:style-name="P6"> <text:span text:style-name="T15">end</text:span></text:p>
      <text:p text:style-name="P6"> <text:span text:style-name="T15">axis equal;</text:span></text:p>
      <text:p text:style-name="P4">end</text:p>
      <text:p text:style-name="Text_20_body"/>
      <text:p text:style-name="P16"><text:line-break/></text:p>
      <text:p text:style-name="P1"/>
      <text:p text:style-name="P1"><text:line-break/><text:line-break/><text:line-break/><text:line-break/><text:line-break/><text:line-break/><text:line-break/><text:line-break/><text:line-break/><text:line-break/><text:line-break/></text:p>
      <text:p text:style-name="P1"><text:span text:style-name="T6">Appendix B: Greedy Algorithm for Traveling Salesman Problem</text:span></text:p>
      <text:p text:style-name="Text_20_body"/>
      <text:p text:style-name="P12">/<text:span text:style-name="T17">/ Naive distance</text:span></text:p>
      <text:p text:style-name="P4">// Distance we have</text:p>
      <text:p text:style-name="P4">// Traveling Salesman Distance/Brute Force Solution</text:p>
      <text:p text:style-name="P2"/>
      <text:p text:style-name="P4">import java.util.Random;</text:p>
      <text:p text:style-name="P2"/>
      <text:p text:style-name="P4">public class ShortestPathTest {</text:p>
      <text:p text:style-name="P2"/>
      <text:p text:style-name="P6"> <text:span text:style-name="T15">public static int NULLVALUE = -1;</text:span></text:p>
      <text:p text:style-name="P6"> <text:span text:style-name="T15">public static int MAXVALUE = 9999999;</text:span></text:p>
      <text:p text:style-name="P2"/>
      <text:p text:style-name="P6"> <text:span text:style-name="T15">public static void main(String[] args) {</text:span></text:p>
      <text:p text:style-name="P10"><text:span text:style-name="T4">    </text:span><text:span text:style-name="T7">Random rand = new Random();</text:span></text:p>
      <text:p text:style-name="P2"/>
      <text:p text:style-name="P10"><text:span text:style-name="T4">    </text:span><text:span text:style-name="T7">//fill point array with 13 random points</text:span></text:p>
      <text:p text:style-name="P10"><text:span text:style-name="T4">    </text:span><text:span text:style-name="T7">Point[] allPoints = new Point[13];</text:span></text:p>
      <text:p text:style-name="P2"/>
      <text:p text:style-name="P10"><text:span text:style-name="T4">    </text:span><text:span text:style-name="T7">allPoints[0] = new Point(5,5,1);</text:span></text:p>
      <text:p text:style-name="P10"><text:span text:style-name="T4">    </text:span><text:span text:style-name="T7">for(int i = 1; i &lt; allPoints.length; i++) {</text:span></text:p>
      <text:p text:style-name="P10"><text:span text:style-name="T4">     </text:span><text:span text:style-name="T7">int x = rand.nextInt(10) + 1;</text:span></text:p>
      <text:p text:style-name="P10"><text:span text:style-name="T4">     </text:span><text:span text:style-name="T7">int y = rand.nextInt(10) + 1;</text:span></text:p>
      <text:p text:style-name="P10"><text:span text:style-name="T4">     </text:span><text:span text:style-name="T7">allPoints[i] = new Point(x, y, i+1);</text:span></text:p>
      <text:p text:style-name="P10"><text:span text:style-name="T4">    </text:span><text:span text:style-name="T7">}</text:span></text:p>
      <text:p text:style-name="P2"/>
      <text:p text:style-name="P10"><text:span text:style-name="T4">    </text:span><text:span text:style-name="T7">//System.out.print("CALCULATING NAIVE DISTANCE SOLUTION: ");</text:span></text:p>
      <text:p text:style-name="P10"><text:span text:style-name="T4">    </text:span><text:span text:style-name="T7">int displayDistance = 0;</text:span></text:p>
      <text:p text:style-name="P10"><text:span text:style-name="T4">    </text:span><text:span text:style-name="T7">for(int i = 0 ; i &lt; allPoints.length - 1 ; i++) {</text:span></text:p>
      <text:p text:style-name="P10"><text:span text:style-name="T4">     </text:span><text:span text:style-name="T7">displayDistance += pythagoreanDistance(allPoints[i], allPoints[i+1])/1000;</text:span></text:p>
      <text:p text:style-name="P10"><text:span text:style-name="T4">    </text:span><text:span text:style-name="T7">}</text:span></text:p>
      <text:p text:style-name="P10"><text:span text:style-name="T4">    </text:span><text:span text:style-name="T7">//System.out.println(displayDistance);</text:span></text:p>
      <text:p text:style-name="P2"/>
      <text:p text:style-name="P10"><text:span text:style-name="T4">    </text:span><text:span text:style-name="T7">//CREATE reference distance 2-D array</text:span></text:p>
      <text:p text:style-name="P10"><text:span text:style-name="T4">    </text:span><text:span text:style-name="T7">int[][] distancesBetweenAllPoints = new int[13][13];</text:span></text:p>
      <text:p text:style-name="P10"><text:span text:style-name="T4">    </text:span><text:span text:style-name="T7">for(int i = 0; i &lt; distancesBetweenAllPoints.length ; i++) {</text:span></text:p>
      <text:p text:style-name="P10"><text:span text:style-name="T4">     </text:span><text:span text:style-name="T7">for(int j = 0 ; j &lt; distancesBetweenAllPoints[0].length ; j++) {</text:span></text:p>
      <text:p text:style-name="P10"><text:span text:style-name="T4">       </text:span><text:span text:style-name="T7">distancesBetweenAllPoints[i][j] = pythagoreanDistance(allPoints[i], allPoints[j]);</text:span></text:p>
      <text:p text:style-name="P10"><text:span text:style-name="T4">     </text:span><text:span text:style-name="T7">}</text:span></text:p>
      <text:p text:style-name="P10"><text:span text:style-name="T4">    </text:span><text:span text:style-name="T7">}</text:span></text:p>
      <text:p text:style-name="P2"/>
      <text:p text:style-name="P10"><text:soft-page-break/><text:span text:style-name="T4">    </text:span><text:span text:style-name="T7">//DEBUG SETUP</text:span></text:p>
      <text:p text:style-name="P10"><text:span text:style-name="T4">    </text:span><text:span text:style-name="T7">//System.out.println("\nAll points: \n");</text:span></text:p>
      <text:p text:style-name="P10"><text:span text:style-name="T4">    </text:span><text:span text:style-name="T7">for(int i = 0; i &lt; allPoints.length ; i++) {</text:span></text:p>
      <text:p text:style-name="P10"><text:span text:style-name="T4">     </text:span><text:span text:style-name="T7">//System.out.print("(" + allPoints[i].getX() + "," + allPoints[i].getY() + ")" + " ");</text:span></text:p>
      <text:p text:style-name="P10"><text:span text:style-name="T4">    </text:span><text:span text:style-name="T7">}</text:span></text:p>
      <text:p text:style-name="P10"><text:span text:style-name="T4">    </text:span><text:span text:style-name="T7">//System.out.println("\n\nDistance Matrix: ");</text:span></text:p>
      <text:p text:style-name="P10"><text:span text:style-name="T4">    </text:span><text:span text:style-name="T7">for(int i = 0; i &lt; distancesBetweenAllPoints.length ; i++) {</text:span></text:p>
      <text:p text:style-name="P10"><text:span text:style-name="T4">     </text:span><text:span text:style-name="T7">//System.out.println("\n");</text:span></text:p>
      <text:p text:style-name="P10"><text:span text:style-name="T4">     </text:span><text:span text:style-name="T7">for(int j = 0 ; j &lt; distancesBetweenAllPoints[0].length ; j++) {</text:span></text:p>
      <text:p text:style-name="P10"><text:span text:style-name="T4">       </text:span><text:span text:style-name="T7">//System.out.print(distancesBetweenAllPoints[i][j] + " ");</text:span></text:p>
      <text:p text:style-name="P10"><text:span text:style-name="T4">     </text:span><text:span text:style-name="T7">}</text:span></text:p>
      <text:p text:style-name="P10"><text:span text:style-name="T4">    </text:span><text:span text:style-name="T7">}</text:span></text:p>
      <text:p text:style-name="P2"/>
      <text:p text:style-name="P10"><text:span text:style-name="T4">    </text:span><text:span text:style-name="T7">//we will assume that our starting value will be the first value entered in the allPoints array</text:span></text:p>
      <text:p text:style-name="P2"/>
      <text:p text:style-name="P10"><text:span text:style-name="T4">    </text:span><text:span text:style-name="T7">Point[] orderPoints = new Point[13];</text:span></text:p>
      <text:p text:style-name="P10"><text:span text:style-name="T4">    </text:span><text:span text:style-name="T7">int currentIndex = 0;</text:span></text:p>
      <text:p text:style-name="P10"><text:span text:style-name="T4">    </text:span><text:span text:style-name="T7">Point currentPoint = allPoints[currentIndex];</text:span></text:p>
      <text:p text:style-name="P10"><text:span text:style-name="T4">    </text:span><text:span text:style-name="T7">orderPoints[0] = new Point(allPoints[currentIndex].getX(), allPoints[currentIndex].getY(), 1);</text:span></text:p>
      <text:p text:style-name="P10"><text:span text:style-name="T4">    </text:span><text:span text:style-name="T7">allPoints[0] = null;</text:span></text:p>
      <text:p text:style-name="P10"><text:span text:style-name="T4">    </text:span><text:span text:style-name="T7">int orderPointsIndex = 1;</text:span></text:p>
      <text:p text:style-name="P2"/>
      <text:p text:style-name="P10"><text:span text:style-name="T4">    </text:span><text:span text:style-name="T7">int nextIndex = -1;</text:span></text:p>
      <text:p text:style-name="P10"><text:span text:style-name="T4">    </text:span><text:span text:style-name="T7">boolean finished = false;</text:span></text:p>
      <text:p text:style-name="P2"/>
      <text:p text:style-name="P10"><text:span text:style-name="T4">    </text:span><text:span text:style-name="T7">int currentMinDistance = MAXVALUE;</text:span></text:p>
      <text:p text:style-name="P2"/>
      <text:p text:style-name="P10"><text:span text:style-name="T4">    </text:span><text:span text:style-name="T7">while(!finished) {</text:span></text:p>
      <text:p text:style-name="P10"><text:span text:style-name="T4">     </text:span><text:span text:style-name="T7">finished = true;</text:span></text:p>
      <text:p text:style-name="P10"><text:span text:style-name="T4">     </text:span><text:span text:style-name="T7">nextIndex = -1;</text:span></text:p>
      <text:p text:style-name="P10"><text:span text:style-name="T4">     </text:span><text:span text:style-name="T7">currentMinDistance = MAXVALUE;</text:span></text:p>
      <text:p text:style-name="P2"/>
      <text:p text:style-name="P10"><text:span text:style-name="T4">     </text:span><text:span text:style-name="T7">for(int i = 0; i &lt; allPoints.length; i++) {</text:span></text:p>
      <text:p text:style-name="P2"/>
      <text:p text:style-name="P10"><text:span text:style-name="T4">       </text:span><text:span text:style-name="T7">if(allPoints[i] != null) {</text:span></text:p>
      <text:p text:style-name="P10"><text:span text:style-name="T4">         </text:span><text:span text:style-name="T7">if(distancesBetweenAllPoints[currentIndex][i] &lt; currentMinDistance) {</text:span></text:p>
      <text:p text:style-name="P10"><text:span text:style-name="T4">           </text:span><text:span text:style-name="T7">finished = false;</text:span></text:p>
      <text:p text:style-name="P10"><text:span text:style-name="T4">           </text:span><text:span text:style-name="T7">currentMinDistance = distancesBetweenAllPoints[currentIndex][i];</text:span></text:p>
      <text:p text:style-name="P10"><text:soft-page-break/><text:span text:style-name="T4">           </text:span><text:span text:style-name="T7">nextIndex = i;</text:span></text:p>
      <text:p text:style-name="P10"><text:span text:style-name="T4">         </text:span><text:span text:style-name="T7">}</text:span></text:p>
      <text:p text:style-name="P10"><text:span text:style-name="T4">       </text:span><text:span text:style-name="T7">}</text:span></text:p>
      <text:p text:style-name="P2"/>
      <text:p text:style-name="P10"><text:span text:style-name="T4">     </text:span><text:span text:style-name="T7">}</text:span></text:p>
      <text:p text:style-name="P10"><text:span text:style-name="T4">     </text:span><text:span text:style-name="T7">if(nextIndex != -1) {</text:span></text:p>
      <text:p text:style-name="P10"><text:span text:style-name="T4">       </text:span><text:span text:style-name="T7">orderPoints[orderPointsIndex++] = new Point(allPoints[nextIndex].getX(), allPoints[nextIndex].getY(), allPoints[nextIndex].getOrder());</text:span></text:p>
      <text:p text:style-name="P10"><text:span text:style-name="T4">       </text:span><text:span text:style-name="T7">allPoints[nextIndex] = null;</text:span></text:p>
      <text:p text:style-name="P10"><text:span text:style-name="T4">       </text:span><text:span text:style-name="T7">currentIndex = nextIndex;</text:span></text:p>
      <text:p text:style-name="P10"><text:span text:style-name="T4">     </text:span><text:span text:style-name="T7">}</text:span></text:p>
      <text:p text:style-name="P10"><text:span text:style-name="T4">    </text:span><text:span text:style-name="T7">}</text:span></text:p>
      <text:p text:style-name="P2"/>
      <text:p text:style-name="P10"><text:span text:style-name="T4">    </text:span><text:span text:style-name="T7">//System.out.println("\nStarting with POINT no. 1 Ordered points: \n");   </text:span></text:p>
      <text:p text:style-name="P10"><text:span text:style-name="T4">    </text:span><text:span text:style-name="T7">for(int i = 0; i &lt; orderPoints.length ; i++) {</text:span></text:p>
      <text:p text:style-name="P10"><text:span text:style-name="T4">     </text:span><text:span text:style-name="T7">if(orderPoints[i] != null) {</text:span></text:p>
      <text:p text:style-name="P10"><text:span text:style-name="T4">       </text:span><text:span text:style-name="T7">//System.out.println("POINT NUMBER: " + orderPoints[i].getOrder() + ", (" + orderPoints[i].getX() + "," + orderPoints[i].getY() + ") ,");</text:span></text:p>
      <text:p text:style-name="P10"><text:span text:style-name="T4">     </text:span><text:span text:style-name="T7">} else {</text:span></text:p>
      <text:p text:style-name="P10"><text:span text:style-name="T4">       </text:span><text:span text:style-name="T7">//System.out.println(" NULL, ");</text:span></text:p>
      <text:p text:style-name="P10"><text:span text:style-name="T4">     </text:span><text:span text:style-name="T7">}</text:span></text:p>
      <text:p text:style-name="P10"><text:span text:style-name="T4">    </text:span><text:span text:style-name="T7">}</text:span></text:p>
      <text:p text:style-name="P2"/>
      <text:p text:style-name="P10"><text:span text:style-name="T4">    </text:span><text:span text:style-name="T7">//System.out.print("CALCULATING OUR CALCULATED DISTANCE SOLUTION: ");</text:span></text:p>
      <text:p text:style-name="P10"><text:span text:style-name="T4">    </text:span><text:span text:style-name="T7">int greedydisplayDistance = 0;</text:span></text:p>
      <text:p text:style-name="P10"><text:span text:style-name="T4">    </text:span><text:span text:style-name="T7">for(int i = 0 ; i &lt; orderPoints.length - 1 ; i++) {</text:span></text:p>
      <text:p text:style-name="P10"><text:span text:style-name="T4">     </text:span><text:span text:style-name="T7">greedydisplayDistance += pythagoreanDistance(orderPoints[i], orderPoints[i+1])/1000;</text:span></text:p>
      <text:p text:style-name="P10"><text:span text:style-name="T4">    </text:span><text:span text:style-name="T7">}</text:span></text:p>
      <text:p text:style-name="P10"><text:span text:style-name="T4">    </text:span><text:span text:style-name="T7">//System.out.println(greedydisplayDistance);</text:span></text:p>
      <text:p text:style-name="P2"/>
      <text:p text:style-name="P10"><text:span text:style-name="T4">    </text:span><text:span text:style-name="T7">int difference = displayDistance - greedydisplayDistance;</text:span></text:p>
      <text:p text:style-name="P10"><text:span text:style-name="T4">    </text:span><text:span text:style-name="T7">System.out.println(displayDistance + ", " + greedydisplayDistance + ", " + difference);</text:span></text:p>
      <text:p text:style-name="P2"/>
      <text:p text:style-name="P6"> <text:span text:style-name="T15">}</text:span></text:p>
      <text:p text:style-name="P2"/>
      <text:p text:style-name="P6"> <text:span text:style-name="T15">//this function is not needed unless you cannot use null!</text:span></text:p>
      <text:p text:style-name="P6"> <text:span text:style-name="T15">public static void removeAllDistancesAtIndex(int[][] someArray, int counter) {</text:span></text:p>
      <text:p text:style-name="P10"><text:span text:style-name="T4">    </text:span><text:span text:style-name="T7">for(int i = 0; i &lt; someArray.length; i++) {</text:span></text:p>
      <text:p text:style-name="P10"><text:span text:style-name="T4">     </text:span><text:span text:style-name="T7">someArray[i][counter] = MAXVALUE;</text:span></text:p>
      <text:p text:style-name="P10"><text:soft-page-break/><text:span text:style-name="T4">     </text:span><text:span text:style-name="T7">someArray[counter][i] = MAXVALUE;</text:span></text:p>
      <text:p text:style-name="P10"><text:span text:style-name="T4">    </text:span><text:span text:style-name="T7">}</text:span></text:p>
      <text:p text:style-name="P6"> <text:span text:style-name="T15">}</text:span></text:p>
      <text:p text:style-name="P2"/>
      <text:p text:style-name="P6"> <text:span text:style-name="T15">/*</text:span></text:p>
      <text:p text:style-name="P10"><text:span text:style-name="T4">    </text:span><text:span text:style-name="T7">return pythagorean distance between two points</text:span></text:p>
      <text:p text:style-name="P6">  <text:span text:style-name="T15">*/</text:span></text:p>
      <text:p text:style-name="P6"> <text:span text:style-name="T15">public static int pythagoreanDistance(Point a, Point b) {</text:span></text:p>
      <text:p text:style-name="P10"><text:span text:style-name="T4">    </text:span><text:span text:style-name="T7">if (a == b)</text:span></text:p>
      <text:p text:style-name="P10"><text:span text:style-name="T4">     </text:span><text:span text:style-name="T7">return 0;</text:span></text:p>
      <text:p text:style-name="P10"><text:span text:style-name="T4">    </text:span><text:span text:style-name="T7">int value = (int) (1000 * Math.sqrt(Math.pow(a.getX()-b.getX(), 2) + Math.pow(a.getY()-b.getY(), 2)));</text:span></text:p>
      <text:p text:style-name="P10"><text:span text:style-name="T4">    </text:span><text:span text:style-name="T7">return value;</text:span></text:p>
      <text:p text:style-name="P6"> <text:span text:style-name="T15">}</text:span></text:p>
      <text:p text:style-name="P2"/>
      <text:p text:style-name="P6"> <text:span text:style-name="T15">private static class Point {</text:span></text:p>
      <text:p text:style-name="P10"><text:span text:style-name="T4">    </text:span><text:span text:style-name="T7">private int x;</text:span></text:p>
      <text:p text:style-name="P10"><text:span text:style-name="T4">    </text:span><text:span text:style-name="T7">private int y;</text:span></text:p>
      <text:p text:style-name="P10"><text:span text:style-name="T4">    </text:span><text:span text:style-name="T7">private int order;</text:span></text:p>
      <text:p text:style-name="P2"/>
      <text:p text:style-name="P10"><text:span text:style-name="T4">    </text:span><text:span text:style-name="T7">public Point(int x, int y, int order) {</text:span></text:p>
      <text:p text:style-name="P10"><text:span text:style-name="T4">     </text:span><text:span text:style-name="T7">this.x = x;</text:span></text:p>
      <text:p text:style-name="P10"><text:span text:style-name="T4">     </text:span><text:span text:style-name="T7">this.y = y;</text:span></text:p>
      <text:p text:style-name="P10"><text:span text:style-name="T4">     </text:span><text:span text:style-name="T7">this.order = order;</text:span></text:p>
      <text:p text:style-name="P10"><text:span text:style-name="T4">    </text:span><text:span text:style-name="T7">}</text:span></text:p>
      <text:p text:style-name="P2"/>
      <text:p text:style-name="P10"><text:span text:style-name="T4">    </text:span><text:span text:style-name="T7">public int getX() {</text:span></text:p>
      <text:p text:style-name="P10"><text:span text:style-name="T4">     </text:span><text:span text:style-name="T7">return x;</text:span></text:p>
      <text:p text:style-name="P10"><text:span text:style-name="T4">    </text:span><text:span text:style-name="T7">}</text:span></text:p>
      <text:p text:style-name="P2"/>
      <text:p text:style-name="P10"><text:span text:style-name="T4">    </text:span><text:span text:style-name="T7">public int getY() {</text:span></text:p>
      <text:p text:style-name="P10"><text:span text:style-name="T4">     </text:span><text:span text:style-name="T7">return y;</text:span></text:p>
      <text:p text:style-name="P10"><text:span text:style-name="T4">    </text:span><text:span text:style-name="T7">}</text:span></text:p>
      <text:p text:style-name="P2"/>
      <text:p text:style-name="P10"><text:span text:style-name="T4">    </text:span><text:span text:style-name="T7">public int getOrder() {</text:span></text:p>
      <text:p text:style-name="P10"><text:span text:style-name="T4">     </text:span><text:span text:style-name="T7">return order;</text:span></text:p>
      <text:p text:style-name="P10"><text:span text:style-name="T4">    </text:span><text:span text:style-name="T7">}</text:span></text:p>
      <text:p text:style-name="P6"> <text:span text:style-name="T15">}</text:span></text:p>
      <text:p text:style-name="P2"/>
      <text:p text:style-name="P4">}</text:p>
      <text:p text:style-name="P15"/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/text:p>
      <text:p text:style-name="P3">Appendix C: MifParser and SComp emulator WIP</text:p>
      <text:p text:style-name="P14"># CMakeLists.txt</text:p>
      <text:p text:style-name="P5">PROJECT (tfc)</text:p>
      <text:p text:style-name="P2"/>
      <text:p text:style-name="P5">CMAKE_MINIMUM_REQUIRED (VERSION 3.0)</text:p>
      <text:p text:style-name="P5">SET (CMAKE_MODULE_PATH ${PROJECT_SOURCE_DIR}/cmake)</text:p>
      <text:p text:style-name="P2"/>
      <text:p text:style-name="P5">SET (CMAKE_CONFIGURATION_TYPES Debug RelWithAsserts RelWithDebInfo Release)</text:p>
      <text:p text:style-name="P5"># CMake requires this to be set for every custom confuguration for some reason</text:p>
      <text:p text:style-name="P5">SET (CMAKE_EXE_LINKER_FLAGS_RELWITHASSERTS "" CACHE STRING "" FORCE)</text:p>
      <text:p text:style-name="P5"># Update the docstring on CMAKE_BUILD_TYPE to show what options we actually</text:p>
      <text:p text:style-name="P5"># allow</text:p>
      <text:p text:style-name="P5">SET (CMAKE_BUILD_TYPE "${CMAKE_BUILD_TYPE}" CACHE STRING "Choose the type of build, options are: Debug RelWithAsserts RelWithDebInfo Release" FORCE)</text:p>
      <text:p text:style-name="P2"/>
      <text:p text:style-name="P5">INCLUDE (TargetArch)</text:p>
      <text:p text:style-name="P5">TARGET_ARCHITECTURE (CMAKE_TARGET_ARCHITECTURE)</text:p>
      <text:p text:style-name="P2"/>
      <text:p text:style-name="P5">INCLUDE (GetGitRevisionDescription)</text:p>
      <text:p text:style-name="P5">GET_GIT_HEAD_REVISION (TFC_GIT_REFSPEC TFC_GIT_HASHVAR)</text:p>
      <text:p text:style-name="P5">SET (TFC_SOURCE_REVISION "${TFC_GIT_HASHVAR}")</text:p>
      <text:p text:style-name="P2"/>
      <text:p text:style-name="P5">ENABLE_TESTING()</text:p>
      <text:p text:style-name="P2"/>
      <text:p text:style-name="P5">IF (CMAKE_CXX_COMPILER_ID STREQUAL "Clang")</text:p>
      <text:p text:style-name="P7"> <text:span text:style-name="T15">SET (CMAKE_COMPILER_IS_CLANGXX 1)</text:span></text:p>
      <text:p text:style-name="P5">ENDIF ()</text:p>
      <text:p text:style-name="P2"/>
      <text:p text:style-name="P5">IF (${CMAKE_SYSTEM_NAME} STREQUAL "Linux")</text:p>
      <text:p text:style-name="P7"> <text:span text:style-name="T15">SET (LINUX 1)</text:span></text:p>
      <text:p text:style-name="P5">ENDIF ()</text:p>
      <text:p text:style-name="P2"/>
      <text:p text:style-name="P5">IF (CMAKE_COMPILER_IS_GNUCXX)</text:p>
      <text:p text:style-name="P7"> <text:span text:style-name="T15"># -Wno-maybe-uninitialized and -Wno-unused-but-set-parameter because gcc</text:span></text:p>
      <text:p text:style-name="P7"> <text:span text:style-name="T15"># implementations of these are buggy.</text:span></text:p>
      <text:p text:style-name="P7"> <text:span text:style-name="T15">SET (TFC_C_WARN_FLAGS "-Wformat=2 -Wall -Wextra -Wuninitialized -Wunreachable-code -Wno-unused-but-set-parameter -Wno-maybe-uninitialized -Wno-format-nonliteral")</text:span></text:p>
      <text:p text:style-name="P7"> <text:span text:style-name="T15">SET (TFC_CXX_WARN_FLAGS "${TFC_C_WARN_FLAGS} -Wstrict-null-sentinel -Woverloaded-virtual -Wnoexcept -Wnon-virtual-dtor -Winit-self -Wno-non-template-friend")</text:span></text:p>
      <text:p text:style-name="P7"> <text:span text:style-name="T15">SET (TFC_OPTIMIZATION_FLAGS "-O3 -ffast-math")</text:span></text:p>
      <text:p text:style-name="P2"/>
      <text:p text:style-name="P7"> <text:span text:style-name="T15">SET (CMAKE_C_FLAGS "${CMAKE_C_FLAGS} ${TFC_C_WARN_FLAGS}")</text:span></text:p>
      <text:p text:style-name="P7"> <text:span text:style-name="T15">SET (CMAKE_CXX_FLAGS "${CMAKE_CXX_FLAGS} ${TFC_CXX_WARN_FLAGS} -std=c++14")</text:span></text:p>
      <text:p text:style-name="P2"/>
      <text:p text:style-name="P7"> <text:span text:style-name="T15">OPTION (ENABLE_STATIC_LIBGCC_LIBSTDCXX "Statically link libgcc and libstdc++" OFF)</text:span></text:p>
      <text:p text:style-name="P7"><text:soft-page-break/> <text:span text:style-name="T15">IF (ENABLE_STATIC_LIBGCC_LIBSTDCXX)</text:span></text:p>
      <text:p text:style-name="P11"><text:span text:style-name="T5">    </text:span><text:span text:style-name="T8">SET (CMAKE_C_FLAGS "${CMAKE_C_FLAGS} -static-libgcc")</text:span></text:p>
      <text:p text:style-name="P11"><text:span text:style-name="T5">    </text:span><text:span text:style-name="T8">SET (CMAKE_CXX_FLAGS "${CMAKE_CXX_FLAGS} -static-libgcc -static-libstdc++")</text:span></text:p>
      <text:p text:style-name="P7"> <text:span text:style-name="T15">ENDIF ()</text:span></text:p>
      <text:p text:style-name="P2"/>
      <text:p text:style-name="P7"> <text:span text:style-name="T15">SET (CMAKE_C_FLAGS_DEBUG "-g -Og")</text:span></text:p>
      <text:p text:style-name="P7"> <text:span text:style-name="T15">SET (CMAKE_CXX_FLAGS_DEBUG "-g -Og")</text:span></text:p>
      <text:p text:style-name="P2"/>
      <text:p text:style-name="P7"> <text:span text:style-name="T15">SET (CMAKE_C_FLAGS_RELWITHASSERTS "${TFC_OPTIMIZATION_FLAGS} -g -fno-omit-frame-pointer")</text:span></text:p>
      <text:p text:style-name="P7"> <text:span text:style-name="T15">SET (CMAKE_CXX_FLAGS_RELWITHASSERTS "${TFC_OPTIMIZATION_FLAGS} -g -fno-omit-frame-pointer")</text:span></text:p>
      <text:p text:style-name="P2"/>
      <text:p text:style-name="P7"> <text:span text:style-name="T15">SET (CMAKE_C_FLAGS_RELWITHDEBINFO "${TFC_OPTIMIZATION_FLAGS} -DNDEBUG -g -fno-omit-frame-pointer")</text:span></text:p>
      <text:p text:style-name="P7"> <text:span text:style-name="T15">SET (CMAKE_CXX_FLAGS_RELWITHDEBINFO "${TFC_OPTIMIZATION_FLAGS} -DNDEBUG -g -fno-omit-frame-pointer")</text:span></text:p>
      <text:p text:style-name="P2"/>
      <text:p text:style-name="P7"> <text:span text:style-name="T15">SET (CMAKE_C_FLAGS_RELEASE "${TFC_OPTIMIZATION_FLAGS} -DNDEBUG -fno-omit-frame-pointer")</text:span></text:p>
      <text:p text:style-name="P7"> <text:span text:style-name="T15">SET (CMAKE_CXX_FLAGS_RELEASE "${TFC_OPTIMIZATION_FLAGS} -DNDEBUG -fno-omit-frame-pointer")</text:span></text:p>
      <text:p text:style-name="P2"/>
      <text:p text:style-name="P7"> <text:span text:style-name="T15">IF (WIN32)</text:span></text:p>
      <text:p text:style-name="P11"><text:span text:style-name="T5">    </text:span><text:span text:style-name="T8">SET (CMAKE_C_FLAGS "${CMAKE_C_FLAGS} -mthreads")</text:span></text:p>
      <text:p text:style-name="P11"><text:span text:style-name="T5">    </text:span><text:span text:style-name="T8">SET (CMAKE_CXX_FLAGS "${CMAKE_CXX_FLAGS} -mthreads")</text:span></text:p>
      <text:p text:style-name="P2"/>
      <text:p text:style-name="P11"><text:span text:style-name="T5">    </text:span><text:span text:style-name="T8">IF (${CMAKE_TARGET_ARCHITECTURE} STREQUAL "i386")</text:span></text:p>
      <text:p text:style-name="P11"><text:span text:style-name="T5">     </text:span><text:span text:style-name="T8">OPTION (ENABLE_3GB "Enable 3GB mode" ON)</text:span></text:p>
      <text:p text:style-name="P11"><text:span text:style-name="T5">     </text:span><text:span text:style-name="T8">IF (ENABLE_3GB)</text:span></text:p>
      <text:p text:style-name="P11"><text:span text:style-name="T5">       </text:span><text:span text:style-name="T8">SET (CMAKE_EXE_LINKER_FLAGS "${CMAKE_EXE_LINKER_FLAGS} -Wl,--large-address-aware")</text:span></text:p>
      <text:p text:style-name="P11"><text:span text:style-name="T5">     </text:span><text:span text:style-name="T8">ENDIF ()</text:span></text:p>
      <text:p text:style-name="P11"><text:span text:style-name="T5">    </text:span><text:span text:style-name="T8">ENDIF ()</text:span></text:p>
      <text:p text:style-name="P7"> <text:span text:style-name="T15">ELSEIF (NOT APPLE)</text:span></text:p>
      <text:p text:style-name="P11"><text:span text:style-name="T5">    </text:span><text:span text:style-name="T8">SET (CMAKE_C_FLAGS "${CMAKE_C_FLAGS} -pthread")</text:span></text:p>
      <text:p text:style-name="P11"><text:span text:style-name="T5">    </text:span><text:span text:style-name="T8">SET (CMAKE_CXX_FLAGS "${CMAKE_CXX_FLAGS} -pthread")</text:span></text:p>
      <text:p text:style-name="P7"> <text:span text:style-name="T15">ENDIF ()</text:span></text:p>
      <text:p text:style-name="P2"/>
      <text:p text:style-name="P7"> <text:span text:style-name="T15">OPTION (ENABLE_GLIBCXX_DEBUG "Enable _GLIBCXX_DEBUG" OFF)</text:span></text:p>
      <text:p text:style-name="P7"> <text:span text:style-name="T15">IF (ENABLE_GLIBCXX_DEBUG)</text:span></text:p>
      <text:p text:style-name="P11"><text:span text:style-name="T5">    </text:span><text:span text:style-name="T8">SET (CMAKE_C_FLAGS "${CMAKE_C_FLAGS} -D_GLIBCXX_DEBUG")</text:span></text:p>
      <text:p text:style-name="P11"><text:span text:style-name="T5">    </text:span><text:span text:style-name="T8">SET (CMAKE_CXX_FLAGS "${CMAKE_CXX_FLAGS} -D_GLIBCXX_DEBUG")</text:span></text:p>
      <text:p text:style-name="P7"> <text:span text:style-name="T15">ENDIF ()</text:span></text:p>
      <text:p text:style-name="P2"/>
      <text:p text:style-name="P7"><text:soft-page-break/> <text:span text:style-name="T15">OPTION (ENABLE_DWARF2_DEBUG "Enable dwarf2 symbols" OFF)</text:span></text:p>
      <text:p text:style-name="P7"> <text:span text:style-name="T15">IF (ENABLE_DWARF2_DEBUG)</text:span></text:p>
      <text:p text:style-name="P11"><text:span text:style-name="T5">    </text:span><text:span text:style-name="T8">SET (CMAKE_C_FLAGS "${CMAKE_C_FLAGS} -gdwarf-2")</text:span></text:p>
      <text:p text:style-name="P11"><text:span text:style-name="T5">    </text:span><text:span text:style-name="T8">SET (CMAKE_CXX_FLAGS "${CMAKE_CXX_FLAGS} -gdwarf-2")</text:span></text:p>
      <text:p text:style-name="P7"> <text:span text:style-name="T15">ENDIF ()</text:span></text:p>
      <text:p text:style-name="P2"/>
      <text:p text:style-name="P7"> <text:span text:style-name="T15">OPTION (ENABLE_PROFILING "Enable profiling" OFF)</text:span></text:p>
      <text:p text:style-name="P7"> <text:span text:style-name="T15">IF (ENABLE_PROFILING)</text:span></text:p>
      <text:p text:style-name="P11"><text:span text:style-name="T5">    </text:span><text:span text:style-name="T8">SET (CMAKE_C_FLAGS "${CMAKE_C_FLAGS} -pg")</text:span></text:p>
      <text:p text:style-name="P11"><text:span text:style-name="T5">    </text:span><text:span text:style-name="T8">SET (CMAKE_CXX_FLAGS "${CMAKE_CXX_FLAGS} -pg")</text:span></text:p>
      <text:p text:style-name="P11"><text:span text:style-name="T5">    </text:span><text:span text:style-name="T8">SET (CMAKE_SHARED_LINKER_FLAGS "${CMAKE_SHARED_LINKER_FLAGS} -pg")</text:span></text:p>
      <text:p text:style-name="P7"> <text:span text:style-name="T15">ENDIF ()</text:span></text:p>
      <text:p text:style-name="P2"/>
      <text:p text:style-name="P5">ELSEIF (CMAKE_COMPILER_IS_CLANGXX)</text:p>
      <text:p text:style-name="P7"> <text:span text:style-name="T15">SET (TFC_C_WARN_FLAGS "-Wall -Wextra -Wuninitialized -Wno-parentheses-equality -Wno-deprecated-declarations")</text:span></text:p>
      <text:p text:style-name="P7"> <text:span text:style-name="T15">SET (TFC_CXX_WARN_FLAGS "${TFC_C_WARN_FLAGS} -Woverloaded-virtual -Wnon-virtual-dtor -Winit-self")</text:span></text:p>
      <text:p text:style-name="P7"> <text:span text:style-name="T15">SET (TFC_OPTIMIZATION_FLAGS "-O3 -ffast-math")</text:span></text:p>
      <text:p text:style-name="P2"/>
      <text:p text:style-name="P7"> <text:span text:style-name="T15">SET (CMAKE_C_FLAGS "${CMAKE_C_FLAGS} ${TFC_C_WARN_FLAGS}")</text:span></text:p>
      <text:p text:style-name="P7"> <text:span text:style-name="T15">SET (CMAKE_CXX_FLAGS "${CMAKE_CXX_FLAGS} ${TFC_CXX_WARN_FLAGS} -std=c++14")</text:span></text:p>
      <text:p text:style-name="P2"/>
      <text:p text:style-name="P7"> <text:span text:style-name="T15">IF (NOT APPLE)</text:span></text:p>
      <text:p text:style-name="P11"><text:span text:style-name="T5">    </text:span><text:span text:style-name="T8">SET (CMAKE_C_FLAGS "${CMAKE_C_FLAGS} -pthread")</text:span></text:p>
      <text:p text:style-name="P11"><text:span text:style-name="T5">    </text:span><text:span text:style-name="T8">SET (CMAKE_CXX_FLAGS "${CMAKE_CXX_FLAGS} -pthread")</text:span></text:p>
      <text:p text:style-name="P7"> <text:span text:style-name="T15">ENDIF ()</text:span></text:p>
      <text:p text:style-name="P2"/>
      <text:p text:style-name="P7"> <text:span text:style-name="T15">SET (CMAKE_C_FLAGS_DEBUG "-g")</text:span></text:p>
      <text:p text:style-name="P7"> <text:span text:style-name="T15">SET (CMAKE_CXX_FLAGS_DEBUG "-g")</text:span></text:p>
      <text:p text:style-name="P2"/>
      <text:p text:style-name="P7"> <text:span text:style-name="T15">SET (CMAKE_C_FLAGS_RELWITHASSERTS "${TFC_OPTIMIZATION_FLAGS} -g -fno-omit-frame-pointer")</text:span></text:p>
      <text:p text:style-name="P7"> <text:span text:style-name="T15">SET (CMAKE_CXX_FLAGS_RELWITHASSERTS "${TFC_OPTIMIZATION_FLAGS} -g -fno-omit-frame-pointer")</text:span></text:p>
      <text:p text:style-name="P2"/>
      <text:p text:style-name="P7"> <text:span text:style-name="T15">SET (CMAKE_C_FLAGS_RELWITHDEBINFO "${TFC_OPTIMIZATION_FLAGS} -DNDEBUG -g -fno-omit-frame-pointer")</text:span></text:p>
      <text:p text:style-name="P7"> <text:span text:style-name="T15">SET (CMAKE_CXX_FLAGS_RELWITHDEBINFO "${TFC_OPTIMIZATION_FLAGS} -DNDEBUG -g -fno-omit-frame-pointer")</text:span></text:p>
      <text:p text:style-name="P2"/>
      <text:p text:style-name="P7"> <text:span text:style-name="T15">SET (CMAKE_C_FLAGS_RELEASE "${TFC_OPTIMIZATION_FLAGS} -DNDEBUG -fno-omit-frame-pointer")</text:span></text:p>
      <text:p text:style-name="P7"> <text:span text:style-name="T15">SET (CMAKE_CXX_FLAGS_RELEASE "${TFC_OPTIMIZATION_FLAGS} -DNDEBUG -fno-omit-frame-pointer")</text:span></text:p>
      <text:p text:style-name="P2"><text:soft-page-break/></text:p>
      <text:p text:style-name="P7"> <text:span text:style-name="T15">IF (APPLE)</text:span></text:p>
      <text:p text:style-name="P11"><text:span text:style-name="T5">    </text:span><text:span text:style-name="T8">SET (CMAKE_CXX_FLAGS "${CMAKE_CXX_FLAGS} -stdlib=libc++")</text:span></text:p>
      <text:p text:style-name="P2"/>
      <text:p text:style-name="P11"><text:span text:style-name="T5">    </text:span><text:span text:style-name="T8">SET (CMAKE_XCODE_ATTRIBUTE_CLANG_CXX_LANGUAGE_STANDARD "c++14")</text:span></text:p>
      <text:p text:style-name="P11"><text:span text:style-name="T5">    </text:span><text:span text:style-name="T8">SET (CMAKE_XCODE_ATTRIBUTE_CLANG_CXX_LIBRARY "libc++")</text:span></text:p>
      <text:p text:style-name="P7"> <text:span text:style-name="T15">ENDIF()</text:span></text:p>
      <text:p text:style-name="P2"/>
      <text:p text:style-name="P5">ELSEIF (MSVC)</text:p>
      <text:p text:style-name="P11"><text:span text:style-name="T5"> </text:span><text:span text:style-name="T8"># /MT </text:span><text:span text:style-name="T5">    </text:span><text:span text:style-name="T8">- Statically link with the visual c++ runtime</text:span></text:p>
      <text:p text:style-name="P7"> <text:span text:style-name="T15"># /EHsc   - Enable normal C++ exception handling</text:span></text:p>
      <text:p text:style-name="P7"> <text:span text:style-name="T15"># /bigobj - More sections in .obj files (Cannot build in Debug without it)</text:span></text:p>
      <text:p text:style-name="P7"> <text:span text:style-name="T15"># /wd4996 - Disable warnings about unsafe C functions</text:span></text:p>
      <text:p text:style-name="P7"> <text:span text:style-name="T15"># /wd4351 - Disable warnings about new behavior of default initialization of</text:span></text:p>
      <text:p text:style-name="P11"><text:span text:style-name="T5"> </text:span><text:span text:style-name="T8">#       </text:span><text:span text:style-name="T5">    </text:span><text:span text:style-name="T8">arrays (which is the correct behavior anyway)</text:span></text:p>
      <text:p text:style-name="P7"> <text:span text:style-name="T15"># /wd4800 - Disable warnings about using non-bool as true or false (useless</text:span></text:p>
      <text:p text:style-name="P11"><text:span text:style-name="T5"> </text:span><text:span text:style-name="T8">#       </text:span><text:span text:style-name="T5">    </text:span><text:span text:style-name="T8">performance warning)</text:span></text:p>
      <text:p text:style-name="P7"> <text:span text:style-name="T15"># /wd4244 - Disable warnings about type conversion loss of data, it's a nice</text:span></text:p>
      <text:p text:style-name="P11"><text:span text:style-name="T5"> </text:span><text:span text:style-name="T8">#       </text:span><text:span text:style-name="T5">    </text:span><text:span text:style-name="T8">warning, but it triggers on lots and lots of harmless things that no</text:span></text:p>
      <text:p text:style-name="P11"><text:span text:style-name="T5"> </text:span><text:span text:style-name="T8">#       </text:span><text:span text:style-name="T5">    </text:span><text:span text:style-name="T8">other compiler warns about, like passing an int as a float parameter</text:span></text:p>
      <text:p text:style-name="P7"> <text:span text:style-name="T15"># /wd4305 - Disable warnings about truncation from double to float</text:span></text:p>
      <text:p text:style-name="P7"> <text:span text:style-name="T15"># /wd4267 - Disable warnings about 64 - 32 bit truncation</text:span></text:p>
      <text:p text:style-name="P7"> <text:span text:style-name="T15"># /wd4456 - Disable warnings about hiding previous local declaration</text:span></text:p>
      <text:p text:style-name="P7"> <text:span text:style-name="T15"># /wd4503 - Silence warnings about MSVC generating a name so long it has to</text:span></text:p>
      <text:p text:style-name="P11"><text:span text:style-name="T5"> </text:span><text:span text:style-name="T8">#       </text:span><text:span text:style-name="T5">    </text:span><text:span text:style-name="T8">truncate it</text:span></text:p>
      <text:p text:style-name="P7"> <text:span text:style-name="T15"># /wd4250 - Silence "XX inherits YY via dominance"</text:span></text:p>
      <text:p text:style-name="P7"> <text:span text:style-name="T15"># /wd4624 - Silence implicitly deleted destructor warnings that show up when</text:span></text:p>
      <text:p text:style-name="P11"><text:span text:style-name="T5"> </text:span><text:span text:style-name="T8">#       </text:span><text:span text:style-name="T5">    </text:span><text:span text:style-name="T8">using unions in interesting ways.</text:span></text:p>
      <text:p text:style-name="P2"/>
      <text:p text:style-name="P7"> <text:span text:style-name="T15">SET (CMAKE_C_FLAGS "${CMAKE_C_FLAGS} /MT /EHsc /bigobj /wd4996 /wd4351 /wd4800 /wd4244 /wd4305 /wd4267 /wd4456 /wd4503 /wd4250 /wd4624")</text:span></text:p>
      <text:p text:style-name="P7"> <text:span text:style-name="T15">SET (CMAKE_CXX_FLAGS "${CMAKE_CXX_FLAGS} /MT /EHsc /bigobj /wd4996 /wd4351 /wd4800 /wd4244 /wd4305 /wd4267 /wd4456 /wd4503 /wd4250 /wd4624")</text:span></text:p>
      <text:p text:style-name="P2"/>
      <text:p text:style-name="P7"> <text:span text:style-name="T15">SET (CMAKE_C_FLAGS_DEBUG "/Zi /Od")</text:span></text:p>
      <text:p text:style-name="P7"> <text:span text:style-name="T15">SET (CMAKE_CXX_FLAGS_DEBUG "/Zi /Od")</text:span></text:p>
      <text:p text:style-name="P2"/>
      <text:p text:style-name="P7"> <text:span text:style-name="T15">SET (TFC_OPTIMIZATION_FLAGS "/Ox /fp:fast /fp:except- /GA /GS-")</text:span></text:p>
      <text:p text:style-name="P7"> <text:span text:style-name="T15">IF (${CMAKE_TARGET_ARCHITECTURE} STREQUAL "i386")</text:span></text:p>
      <text:p text:style-name="P11"><text:span text:style-name="T5">    </text:span><text:span text:style-name="T8">SET (TFC_OPTIMIZATION_FLAGS "${TFC_OPTIMIZATION_FLAGS} /arch:SSE2")</text:span></text:p>
      <text:p text:style-name="P7"> <text:span text:style-name="T15">ENDIF ()</text:span></text:p>
      <text:p text:style-name="P2"/>
      <text:p text:style-name="P7"> <text:span text:style-name="T15">SET (CMAKE_C_FLAGS_RELWITHASSERTS "${TFC_OPTIMIZATION_FLAGS} /Zi /Oy-")</text:span></text:p>
      <text:p text:style-name="P7"> <text:span text:style-name="T15">SET (CMAKE_CXX_FLAGS_RELWITHASSERTS "${TFC_OPTIMIZATION_FLAGS} /Zi /Oy-")</text:span></text:p>
      <text:p text:style-name="P2"/>
      <text:p text:style-name="P7"><text:soft-page-break/> <text:span text:style-name="T15">SET (CMAKE_C_FLAGS_RELWITHDEBINFO "${TFC_OPTIMIZATION_FLAGS} /DNDEBUG /Zi /Oy-")</text:span></text:p>
      <text:p text:style-name="P7"> <text:span text:style-name="T15">SET (CMAKE_CXX_FLAGS_RELWITHDEBINFO "${TFC_OPTIMIZATION_FLAGS} /DNDEBUG /Zi /Oy-")</text:span></text:p>
      <text:p text:style-name="P2"/>
      <text:p text:style-name="P7"> <text:span text:style-name="T15">SET (CMAKE_C_FLAGS_RELEASE "${TFC_OPTIMIZATION_FLAGS} /DNDEBUG /Oy-")</text:span></text:p>
      <text:p text:style-name="P7"> <text:span text:style-name="T15">SET (CMAKE_CXX_FLAGS_RELEASE "${TFC_OPTIMIZATION_FLAGS} /DNDEBUG /Oy-")</text:span></text:p>
      <text:p text:style-name="P2"/>
      <text:p text:style-name="P5">ENDIF ()</text:p>
      <text:p text:style-name="P2"/>
      <text:p text:style-name="P5">IF (APPLE)</text:p>
      <text:p text:style-name="P7"> <text:span text:style-name="T15">ADD_DEFINITIONS(-DTFC_APPLE)</text:span></text:p>
      <text:p text:style-name="P2"/>
      <text:p text:style-name="P7"> <text:span text:style-name="T15">SET (CMAKE_MODULE_LINKER_FLAGS "-flat_namespace -undefined suppress")</text:span></text:p>
      <text:p text:style-name="P7"> <text:span text:style-name="T15">SET (CMAKE_FRAMEWORK_PATH ${PROJECT_SOURCE_DIR}/../lib/osx)</text:span></text:p>
      <text:p text:style-name="P7"> <text:span text:style-name="T15">SET (CMAKE_INCLUDE_PATH ${PROJECT_SOURCE_DIR}/../lib/osx/include)</text:span></text:p>
      <text:p text:style-name="P7"> <text:span text:style-name="T15">SET (CMAKE_LIBRARY_PATH ${PROJECT_SOURCE_DIR}/../lib/osx)</text:span></text:p>
      <text:p text:style-name="P5">ELSEIF (LINUX)</text:p>
      <text:p text:style-name="P7"> <text:span text:style-name="T15">ADD_DEFINITIONS(-DTFC_LINUX)</text:span></text:p>
      <text:p text:style-name="P2"/>
      <text:p text:style-name="P7"> <text:span text:style-name="T15">IF (${CMAKE_TARGET_ARCHITECTURE} STREQUAL "i386")</text:span></text:p>
      <text:p text:style-name="P11"><text:span text:style-name="T5">    </text:span><text:span text:style-name="T8">SET (CMAKE_INCLUDE_PATH ${PROJECT_SOURCE_DIR}/../lib/linux32/include)</text:span></text:p>
      <text:p text:style-name="P11"><text:span text:style-name="T5">    </text:span><text:span text:style-name="T8">SET (CMAKE_LIBRARY_PATH ${PROJECT_SOURCE_DIR}/../lib/linux32)</text:span></text:p>
      <text:p text:style-name="P7"> <text:span text:style-name="T15">ENDIF ()</text:span></text:p>
      <text:p text:style-name="P2"/>
      <text:p text:style-name="P7"> <text:span text:style-name="T15">IF (${CMAKE_TARGET_ARCHITECTURE} STREQUAL "x86_64")</text:span></text:p>
      <text:p text:style-name="P11"><text:span text:style-name="T5">    </text:span><text:span text:style-name="T8">SET (CMAKE_INCLUDE_PATH ${PROJECT_SOURCE_DIR}/../lib/linux64/include)</text:span></text:p>
      <text:p text:style-name="P11"><text:span text:style-name="T5">    </text:span><text:span text:style-name="T8">SET (CMAKE_LIBRARY_PATH ${PROJECT_SOURCE_DIR}/../lib/linux64)</text:span></text:p>
      <text:p text:style-name="P7"> <text:span text:style-name="T15">ENDIF ()</text:span></text:p>
      <text:p text:style-name="P5">ELSEIF (WIN32)</text:p>
      <text:p text:style-name="P7"> <text:span text:style-name="T15">ADD_DEFINITIONS(-DTFC_WINDOWS)</text:span></text:p>
      <text:p text:style-name="P2"/>
      <text:p text:style-name="P7"> <text:span text:style-name="T15">IF (MSVC)</text:span></text:p>
      <text:p text:style-name="P11"><text:span text:style-name="T5">    </text:span><text:span text:style-name="T8">ADD_DEFINITIONS(-DTFC_MSVC)</text:span></text:p>
      <text:p text:style-name="P11"><text:span text:style-name="T5">    </text:span><text:span text:style-name="T8">IF (${CMAKE_TARGET_ARCHITECTURE} STREQUAL "i386")</text:span></text:p>
      <text:p text:style-name="P11"><text:span text:style-name="T5">     </text:span><text:span text:style-name="T8">SET (CMAKE_INCLUDE_PATH ${PROJECT_SOURCE_DIR}/../lib/msvc32/include)</text:span></text:p>
      <text:p text:style-name="P11"><text:span text:style-name="T5">     </text:span><text:span text:style-name="T8">SET (CMAKE_LIBRARY_PATH ${PROJECT_SOURCE_DIR}/../lib/msvc32)</text:span></text:p>
      <text:p text:style-name="P11"><text:span text:style-name="T5">    </text:span><text:span text:style-name="T8">ENDIF ()</text:span></text:p>
      <text:p text:style-name="P2"/>
      <text:p text:style-name="P11"><text:span text:style-name="T5">    </text:span><text:span text:style-name="T8">IF (${CMAKE_TARGET_ARCHITECTURE} STREQUAL "x86_64")</text:span></text:p>
      <text:p text:style-name="P11"><text:span text:style-name="T5">     </text:span><text:span text:style-name="T8">SET (CMAKE_INCLUDE_PATH ${PROJECT_SOURCE_DIR}/../lib/msvc64/include)</text:span></text:p>
      <text:p text:style-name="P11"><text:span text:style-name="T5">     </text:span><text:span text:style-name="T8">SET (CMAKE_LIBRARY_PATH ${PROJECT_SOURCE_DIR}/../lib/msvc64)</text:span></text:p>
      <text:p text:style-name="P11"><text:span text:style-name="T5">    </text:span><text:span text:style-name="T8">ENDIF ()</text:span></text:p>
      <text:p text:style-name="P7"> <text:span text:style-name="T15">ELSEIF (MINGW)</text:span></text:p>
      <text:p text:style-name="P11"><text:span text:style-name="T5">    </text:span><text:span text:style-name="T8">ADD_DEFINITIONS(-DWINVER=0x0501)</text:span></text:p>
      <text:p text:style-name="P11"><text:span text:style-name="T5">    </text:span><text:span text:style-name="T8">ADD_DEFINITIONS(-DTFC_MINGW)</text:span></text:p>
      <text:p text:style-name="P2"/>
      <text:p text:style-name="P11"><text:soft-page-break/><text:span text:style-name="T5">    </text:span><text:span text:style-name="T8">IF (${CMAKE_TARGET_ARCHITECTURE} STREQUAL "i386")</text:span></text:p>
      <text:p text:style-name="P11"><text:span text:style-name="T5">     </text:span><text:span text:style-name="T8">SET (CMAKE_INCLUDE_PATH ${PROJECT_SOURCE_DIR}/../lib/mingw32/include)</text:span></text:p>
      <text:p text:style-name="P11"><text:span text:style-name="T5">     </text:span><text:span text:style-name="T8">SET (CMAKE_LIBRARY_PATH ${PROJECT_SOURCE_DIR}/../lib/mingw32)</text:span></text:p>
      <text:p text:style-name="P11"><text:span text:style-name="T5">    </text:span><text:span text:style-name="T8">ENDIF ()</text:span></text:p>
      <text:p text:style-name="P2"/>
      <text:p text:style-name="P11"><text:span text:style-name="T5">    </text:span><text:span text:style-name="T8">IF (${CMAKE_TARGET_ARCHITECTURE} STREQUAL "x86_64")</text:span></text:p>
      <text:p text:style-name="P11"><text:span text:style-name="T5">     </text:span><text:span text:style-name="T8">SET (CMAKE_INCLUDE_PATH ${PROJECT_SOURCE_DIR}/../lib/mingw64/include)</text:span></text:p>
      <text:p text:style-name="P11"><text:span text:style-name="T5">     </text:span><text:span text:style-name="T8">SET (CMAKE_LIBRARY_PATH ${PROJECT_SOURCE_DIR}/../lib/mingw64)</text:span></text:p>
      <text:p text:style-name="P11"><text:span text:style-name="T5">    </text:span><text:span text:style-name="T8">ENDIF ()</text:span></text:p>
      <text:p text:style-name="P7"> <text:span text:style-name="T15">ENDIF ()</text:span></text:p>
      <text:p text:style-name="P2"/>
      <text:p text:style-name="P7"> <text:span text:style-name="T15">SET (CMAKE_RC_COMPILER_INIT windres)</text:span></text:p>
      <text:p text:style-name="P7"> <text:span text:style-name="T15">ENABLE_LANGUAGE (RC)</text:span></text:p>
      <text:p text:style-name="P7"> <text:span text:style-name="T15">SET (CMAKE_RC_COMPILE_OBJECT</text:span></text:p>
      <text:p text:style-name="P11"><text:span text:style-name="T5">    </text:span><text:span text:style-name="T8">"&lt;CMAKE_RC_COMPILER&gt; &lt;FLAGS&gt; -O coff &lt;DEFINES&gt; -i &lt;SOURCE&gt; -o &lt;OBJECT&gt;")</text:span></text:p>
      <text:p text:style-name="P5">ENDIF ()</text:p>
      <text:p text:style-name="P2"/>
      <text:p text:style-name="P5">IF (APPLE)</text:p>
      <text:p text:style-name="P7"> <text:span text:style-name="T15">SET (BASE_LIBS)</text:span></text:p>
      <text:p text:style-name="P5">ELSEIF (LINUX)</text:p>
      <text:p text:style-name="P7"> <text:span text:style-name="T15">SET (BASE_LIBS</text:span></text:p>
      <text:p text:style-name="P11"><text:span text:style-name="T5">     </text:span><text:span text:style-name="T8">pthread</text:span></text:p>
      <text:p text:style-name="P11"><text:span text:style-name="T5">     </text:span><text:span text:style-name="T8">dl</text:span></text:p>
      <text:p text:style-name="P11"><text:span text:style-name="T5">    </text:span><text:span text:style-name="T8">)</text:span></text:p>
      <text:p text:style-name="P5">ELSEIF (WIN32)</text:p>
      <text:p text:style-name="P7"> <text:span text:style-name="T15">SET (BASE_LIBS</text:span></text:p>
      <text:p text:style-name="P11"><text:span text:style-name="T5">     </text:span><text:span text:style-name="T8">ws2_32</text:span></text:p>
      <text:p text:style-name="P11"><text:span text:style-name="T5">     </text:span><text:span text:style-name="T8">winmm</text:span></text:p>
      <text:p text:style-name="P11"><text:span text:style-name="T5">     </text:span><text:span text:style-name="T8">iphlpapi</text:span></text:p>
      <text:p text:style-name="P11"><text:span text:style-name="T5">     </text:span><text:span text:style-name="T8">shlwapi</text:span></text:p>
      <text:p text:style-name="P11"><text:span text:style-name="T5">     </text:span><text:span text:style-name="T8">dbghelp</text:span></text:p>
      <text:p text:style-name="P11"><text:span text:style-name="T5">    </text:span><text:span text:style-name="T8">)</text:span></text:p>
      <text:p text:style-name="P5">ENDIF ()</text:p>
      <text:p text:style-name="P2"/>
      <text:p text:style-name="P5">#INCLUDE_DIRECTORIES (SYSTEM)</text:p>
      <text:p text:style-name="P2"/>
      <text:p text:style-name="P5">SET (BUILD_SHARED_LIBS false)</text:p>
      <text:p text:style-name="P2"/>
      <text:p text:style-name="P5"># First set output dir for the generic no-config case (e.g. with linux)</text:p>
      <text:p text:style-name="P5">SET (CMAKE_RUNTIME_OUTPUT_DIRECTORY ${PROJECT_SOURCE_DIR}/../dist)</text:p>
      <text:p text:style-name="P2"/>
      <text:p text:style-name="P5"># Second, set output dir for multi-config builds (e.g. msvc)</text:p>
      <text:p text:style-name="P5">FOREACH (OUTPUTCONFIG ${CMAKE_CONFIGURATION_TYPES})</text:p>
      <text:p text:style-name="P7"> <text:span text:style-name="T15">STRING (TOUPPER ${OUTPUTCONFIG} OUTPUTCONFIG)</text:span></text:p>
      <text:p text:style-name="P7"> <text:span text:style-name="T15">SET (CMAKE_RUNTIME_OUTPUT_DIRECTORY_${OUTPUTCONFIG} ${PROJECT_SOURCE_DIR}/../dist)</text:span></text:p>
      <text:p text:style-name="P5">ENDFOREACH (OUTPUTCONFIG CMAKE_CONFIGURATION_TYPES)</text:p>
      <text:p text:style-name="P2"><text:soft-page-break/></text:p>
      <text:p text:style-name="P5">SET (tfc-sim_HEADERS</text:p>
      <text:p text:style-name="P7"> <text:span text:style-name="T15">Config.hpp</text:span></text:p>
      <text:p text:style-name="P7"> <text:span text:style-name="T15">MifParse.hpp</text:span></text:p>
      <text:p text:style-name="P5">)</text:p>
      <text:p text:style-name="P2"/>
      <text:p text:style-name="P5">SET (tfc-sim_SOURCES</text:p>
      <text:p text:style-name="P7"> <text:span text:style-name="T15">MifParse.cpp</text:span></text:p>
      <text:p text:style-name="P7"> <text:span text:style-name="T15">SComp.cpp</text:span></text:p>
      <text:p text:style-name="P7"> <text:span text:style-name="T15">sim.cpp</text:span></text:p>
      <text:p text:style-name="P5">)</text:p>
      <text:p text:style-name="P2"/>
      <text:p text:style-name="P5">SET (tfc-parsemif_HEADERS</text:p>
      <text:p text:style-name="P7"> <text:span text:style-name="T15">Config.hpp</text:span></text:p>
      <text:p text:style-name="P7"> <text:span text:style-name="T15">MifParse.hpp</text:span></text:p>
      <text:p text:style-name="P5">)</text:p>
      <text:p text:style-name="P2"/>
      <text:p text:style-name="P5">SET (tfc-parsemif_SOURCES</text:p>
      <text:p text:style-name="P7"> <text:span text:style-name="T15">MifParse.cpp</text:span></text:p>
      <text:p text:style-name="P7"> <text:span text:style-name="T15">parsemif.cpp</text:span></text:p>
      <text:p text:style-name="P5">)</text:p>
      <text:p text:style-name="P2"/>
      <text:p text:style-name="P5">ADD_EXECUTABLE (tfc-sim ${tfc-sim_HEADERS} ${tfc-sim_SOURCES})</text:p>
      <text:p text:style-name="P2"/>
      <text:p text:style-name="P5">ADD_EXECUTABLE (tfc-parsemif ${tfc-parsemif_HEADERS} ${tfc-parsemif_SOURCES})</text:p>
      <text:p text:style-name="P2"/>
      <text:p text:style-name="P5">//  Config.hpp</text:p>
      <text:p text:style-name="P2"/>
      <text:p text:style-name="P5">// For ECE2031 project</text:p>
      <text:p text:style-name="P5">// Written by Michael Reilly</text:p>
      <text:p text:style-name="P2"/>
      <text:p text:style-name="P5">#ifndef CONFIG_HPP</text:p>
      <text:p text:style-name="P5">#define CONFIG_HPP</text:p>
      <text:p text:style-name="P2"/>
      <text:p text:style-name="P5">#include &lt;cstdint&gt;</text:p>
      <text:p text:style-name="P5">#include &lt;cstdlib&gt;</text:p>
      <text:p text:style-name="P5">#include &lt;cstddef&gt;</text:p>
      <text:p text:style-name="P5">#include &lt;cstring&gt;</text:p>
      <text:p text:style-name="P5">#include &lt;cmath&gt;</text:p>
      <text:p text:style-name="P5">#include &lt;tuple&gt;</text:p>
      <text:p text:style-name="P5">#include &lt;memory&gt;</text:p>
      <text:p text:style-name="P5">#include &lt;functional&gt;</text:p>
      <text:p text:style-name="P5">#include &lt;algorithm&gt;</text:p>
      <text:p text:style-name="P5">#include &lt;iostream&gt;</text:p>
      <text:p text:style-name="P5"><text:soft-page-break/>#include &lt;initializer_list&gt;</text:p>
      <text:p text:style-name="P5">#include &lt;exception&gt;</text:p>
      <text:p text:style-name="P5">#include &lt;stdexcept&gt;</text:p>
      <text:p text:style-name="P5">#include &lt;atomic&gt;</text:p>
      <text:p text:style-name="P5">#include &lt;string&gt;</text:p>
      <text:p text:style-name="P5">#include &lt;locale&gt;</text:p>
      <text:p text:style-name="P2"/>
      <text:p text:style-name="P5">namespace TFC {</text:p>
      <text:p text:style-name="P2"/>
      <text:p text:style-name="P5">// Really common std namespace includes, and replacements for std libraries</text:p>
      <text:p text:style-name="P5">// that don't provide them</text:p>
      <text:p text:style-name="P2"/>
      <text:p text:style-name="P5">using std::cout;</text:p>
      <text:p text:style-name="P5">using std::cin;</text:p>
      <text:p text:style-name="P5">using std::endl;</text:p>
      <text:p text:style-name="P2"/>
      <text:p text:style-name="P5">using std::size_t;</text:p>
      <text:p text:style-name="P2"/>
      <text:p text:style-name="P5">using std::string;</text:p>
      <text:p text:style-name="P5">using std::stringstream;</text:p>
      <text:p text:style-name="P5">using std::ifstream;</text:p>
      <text:p text:style-name="P2"/>
      <text:p text:style-name="P5">using std::swap;</text:p>
      <text:p text:style-name="P5">using std::move;</text:p>
      <text:p text:style-name="P2"/>
      <text:p text:style-name="P5">using std::unique_ptr;</text:p>
      <text:p text:style-name="P5">using std::shared_ptr;</text:p>
      <text:p text:style-name="P5">using std::weak_ptr;</text:p>
      <text:p text:style-name="P5">using std::make_shared;</text:p>
      <text:p text:style-name="P5">using std::make_unique;</text:p>
      <text:p text:style-name="P5">using std::static_pointer_cast;</text:p>
      <text:p text:style-name="P5">using std::dynamic_pointer_cast;</text:p>
      <text:p text:style-name="P5">using std::const_pointer_cast;</text:p>
      <text:p text:style-name="P5">using std::enable_shared_from_this;</text:p>
      <text:p text:style-name="P2"/>
      <text:p text:style-name="P5">using std::pair;</text:p>
      <text:p text:style-name="P5">using std::make_pair;</text:p>
      <text:p text:style-name="P2"/>
      <text:p text:style-name="P5">using std::tuple;</text:p>
      <text:p text:style-name="P5">using std::make_tuple;</text:p>
      <text:p text:style-name="P5">using std::tuple_element;</text:p>
      <text:p text:style-name="P5">using std::get;</text:p>
      <text:p text:style-name="P5">using std::tie;</text:p>
      <text:p text:style-name="P5">using std::ignore;</text:p>
      <text:p text:style-name="P2"/>
      <text:p text:style-name="P5"><text:soft-page-break/>using std::initializer_list;</text:p>
      <text:p text:style-name="P2"/>
      <text:p text:style-name="P5">using std::min;</text:p>
      <text:p text:style-name="P5">using std::max;</text:p>
      <text:p text:style-name="P2"/>
      <text:p text:style-name="P5">using std::bind;</text:p>
      <text:p text:style-name="P5">using std::function;</text:p>
      <text:p text:style-name="P5">using std::forward;</text:p>
      <text:p text:style-name="P5">using std::mem_fn;</text:p>
      <text:p text:style-name="P5">using std::ref;</text:p>
      <text:p text:style-name="P5">using std::cref;</text:p>
      <text:p text:style-name="P5">using namespace std::placeholders;</text:p>
      <text:p text:style-name="P2"/>
      <text:p text:style-name="P5">using std::atomic;</text:p>
      <text:p text:style-name="P5">using std::atomic_flag;</text:p>
      <text:p text:style-name="P5">using std::atomic_load;</text:p>
      <text:p text:style-name="P5">using std::atomic_store;</text:p>
      <text:p text:style-name="P2"/>
      <text:p text:style-name="P5">#ifndef NDEBUG</text:p>
      <text:p text:style-name="P7"> <text:span text:style-name="T15">#define TFC_DEBUG 1</text:span></text:p>
      <text:p text:style-name="P7"> <text:span text:style-name="T15">constexpr bool DebugEnabled = true;</text:span></text:p>
      <text:p text:style-name="P5">#else</text:p>
      <text:p text:style-name="P7"> <text:span text:style-name="T15">constexpr bool DebugEnabled = false;</text:span></text:p>
      <text:p text:style-name="P5">#endif</text:p>
      <text:p text:style-name="P2"/>
      <text:p text:style-name="P5">// A version of string::npos that's used in general to mean "not a position"</text:p>
      <text:p text:style-name="P5">// and is the largest value for size_t.</text:p>
      <text:p text:style-name="P5">size_t const NPos = (size_t)(-1);</text:p>
      <text:p text:style-name="P2"/>
      <text:p text:style-name="P5">// Convenient way to purposefully mark a variable as unused to avoid warning</text:p>
      <text:p text:style-name="P5">#define _unused(x) ((void)x)</text:p>
      <text:p text:style-name="P2"/>
      <text:p text:style-name="P5">#define TFC_CLASS(ClassName)\</text:p>
      <text:p text:style-name="P7"> <text:span text:style-name="T15">class ClassName; \</text:span></text:p>
      <text:p text:style-name="P7"> <text:span text:style-name="T15">typedef std::shared_ptr&lt;ClassName&gt; ClassName ## Ptr; \</text:span></text:p>
      <text:p text:style-name="P7"> <text:span text:style-name="T15">typedef std::shared_ptr&lt;const ClassName&gt; ClassName ## ConstPtr; \</text:span></text:p>
      <text:p text:style-name="P7"> <text:span text:style-name="T15">typedef std::weak_ptr&lt;ClassName&gt; ClassName ## WeakPtr; \</text:span></text:p>
      <text:p text:style-name="P7"> <text:span text:style-name="T15">typedef std::weak_ptr&lt;const ClassName&gt; ClassName ## ConstWeakPtr; \</text:span></text:p>
      <text:p text:style-name="P7"> <text:span text:style-name="T15">typedef std::unique_ptr&lt;ClassName&gt; ClassName ## UPtr; \</text:span></text:p>
      <text:p text:style-name="P7"> <text:span text:style-name="T15">typedef std::unique_ptr&lt;const ClassName&gt; ClassName ## ConstUPtr</text:span></text:p>
      <text:p text:style-name="P2"/>
      <text:p text:style-name="P5">#define TFC_STRUCT(StructName)\</text:p>
      <text:p text:style-name="P7"> <text:span text:style-name="T15">struct StructName; \</text:span></text:p>
      <text:p text:style-name="P7"> <text:span text:style-name="T15">typedef std::shared_ptr&lt;StructName&gt; StructName ## Ptr; \</text:span></text:p>
      <text:p text:style-name="P7"> <text:span text:style-name="T15">typedef std::shared_ptr&lt;const StructName&gt; StructName ## ConstPtr; \</text:span></text:p>
      <text:p text:style-name="P7"><text:soft-page-break/> <text:span text:style-name="T15">typedef std::weak_ptr&lt;StructName&gt; StructName ## WeakPtr; \</text:span></text:p>
      <text:p text:style-name="P7"> <text:span text:style-name="T15">typedef std::weak_ptr&lt;const StructName&gt; StructName ## ConstWeakPtr; \</text:span></text:p>
      <text:p text:style-name="P7"> <text:span text:style-name="T15">typedef std::unique_ptr&lt;StructName&gt; StructName ## UPtr; \</text:span></text:p>
      <text:p text:style-name="P7"> <text:span text:style-name="T15">typedef std::unique_ptr&lt;const StructName&gt; StructName ## ConstUPtr</text:span></text:p>
      <text:p text:style-name="P2"/>
      <text:p text:style-name="P5">}</text:p>
      <text:p text:style-name="P2"/>
      <text:p text:style-name="P5">#endif</text:p>
      <text:p text:style-name="P5">//  MifParse.hpp</text:p>
      <text:p text:style-name="P2"/>
      <text:p text:style-name="P5">// For ECE2031 project</text:p>
      <text:p text:style-name="P5">// Written by Michael Reilly</text:p>
      <text:p text:style-name="P2"/>
      <text:p text:style-name="P5">#ifndef MIF_PARSE_HPP</text:p>
      <text:p text:style-name="P5">#define MIF_PARSE_HPP</text:p>
      <text:p text:style-name="P2"/>
      <text:p text:style-name="P5">#include "Config.hpp"</text:p>
      <text:p text:style-name="P5">#include &lt;sstream&gt;</text:p>
      <text:p text:style-name="P5">#include &lt;vector&gt;</text:p>
      <text:p text:style-name="P2"/>
      <text:p text:style-name="P5">namespace TFC {</text:p>
      <text:p text:style-name="P2"/>
      <text:p text:style-name="P5">class MifParse {</text:p>
      <text:p text:style-name="P5">public:</text:p>
      <text:p text:style-name="P7"> <text:span text:style-name="T15">MifParse(string const&amp; filename) : filename(filename) {}</text:span></text:p>
      <text:p text:style-name="P7"> <text:span text:style-name="T15">std::vector&lt;int&gt; parseMif();</text:span></text:p>
      <text:p text:style-name="P7"> <text:span text:style-name="T15">size_t getWidth() const;</text:span></text:p>
      <text:p text:style-name="P2"/>
      <text:p text:style-name="P5">private:</text:p>
      <text:p text:style-name="P7"> <text:span text:style-name="T15">enum class DataRadix {</text:span></text:p>
      <text:p text:style-name="P11"><text:span text:style-name="T5">    </text:span><text:span text:style-name="T8">Invalid = -1,</text:span></text:p>
      <text:p text:style-name="P11"><text:span text:style-name="T5">    </text:span><text:span text:style-name="T8">Bin,  // Binary</text:span></text:p>
      <text:p text:style-name="P11"><text:span text:style-name="T5">    </text:span><text:span text:style-name="T8">Hex,  // Hexidecimal</text:span></text:p>
      <text:p text:style-name="P11"><text:span text:style-name="T5">    </text:span><text:span text:style-name="T8">Dec,  // Signed decimal</text:span></text:p>
      <text:p text:style-name="P11"><text:span text:style-name="T5">    </text:span><text:span text:style-name="T8">Uns,  // Unsigned decimal</text:span></text:p>
      <text:p text:style-name="P7"> <text:span text:style-name="T15">};</text:span></text:p>
      <text:p text:style-name="P2"/>
      <text:p text:style-name="P7"> <text:span text:style-name="T15">string fileSlurp();</text:span></text:p>
      <text:p text:style-name="P2"/>
      <text:p text:style-name="P7"> <text:span text:style-name="T15">void readMultilineComment();</text:span></text:p>
      <text:p text:style-name="P7"> <text:span text:style-name="T15">void readSinglelineComment();</text:span></text:p>
      <text:p text:style-name="P7"> <text:span text:style-name="T15">void readSpaces();</text:span></text:p>
      <text:p text:style-name="P7"> <text:span text:style-name="T15">string readWord();</text:span></text:p>
      <text:p text:style-name="P7"> <text:span text:style-name="T15">int readInt(DataRadix radix);</text:span></text:p>
      <text:p text:style-name="P7"><text:soft-page-break/> <text:span text:style-name="T15">DataRadix readRadix();</text:span></text:p>
      <text:p text:style-name="P2"/>
      <text:p text:style-name="P7"> <text:span text:style-name="T15">void consumeString(string const&amp; toConsume);</text:span></text:p>
      <text:p text:style-name="P2"/>
      <text:p text:style-name="P7"> <text:span text:style-name="T15">bool consumeAddressEntry();</text:span></text:p>
      <text:p text:style-name="P2"/>
      <text:p text:style-name="P7"> <text:span text:style-name="T15">string filename;</text:span></text:p>
      <text:p text:style-name="P7"> <text:span text:style-name="T15">stringstream filedata;</text:span></text:p>
      <text:p text:style-name="P7"> <text:span text:style-name="T15">size_t bitdepth;</text:span></text:p>
      <text:p text:style-name="P7"> <text:span text:style-name="T15">size_t width;</text:span></text:p>
      <text:p text:style-name="P7"> <text:span text:style-name="T15">DataRadix addressRadix;</text:span></text:p>
      <text:p text:style-name="P7"> <text:span text:style-name="T15">DataRadix dataRadix;</text:span></text:p>
      <text:p text:style-name="P2"/>
      <text:p text:style-name="P7"> <text:span text:style-name="T15">std::vector&lt;int&gt; result;</text:span></text:p>
      <text:p text:style-name="P5">};</text:p>
      <text:p text:style-name="P2"/>
      <text:p text:style-name="P5">}</text:p>
      <text:p text:style-name="P2"/>
      <text:p text:style-name="P5">#endif</text:p>
      <text:p text:style-name="P5">//  MifParse.cpp</text:p>
      <text:p text:style-name="P2"/>
      <text:p text:style-name="P5">// For ECE2031 project</text:p>
      <text:p text:style-name="P5">// Written by Michael Reilly</text:p>
      <text:p text:style-name="P2"/>
      <text:p text:style-name="P5">#include &lt;cassert&gt;</text:p>
      <text:p text:style-name="P5">#include &lt;fstream&gt;</text:p>
      <text:p text:style-name="P5">#include &lt;sstream&gt;</text:p>
      <text:p text:style-name="P5">#include &lt;vector&gt;</text:p>
      <text:p text:style-name="P5">#include &lt;algorithm&gt;</text:p>
      <text:p text:style-name="P5">#include &lt;bitset&gt;</text:p>
      <text:p text:style-name="P2"/>
      <text:p text:style-name="P5">#include "MifParse.hpp"</text:p>
      <text:p text:style-name="P2"/>
      <text:p text:style-name="P5">namespace TFC {</text:p>
      <text:p text:style-name="P2"/>
      <text:p text:style-name="P5">string MifParse::fileSlurp() {</text:p>
      <text:p text:style-name="P7"> <text:span text:style-name="T15">stringstream resStream("");</text:span></text:p>
      <text:p text:style-name="P7"> <text:span text:style-name="T15">ifstream file(filename);</text:span></text:p>
      <text:p text:style-name="P2"/>
      <text:p text:style-name="P7"> <text:span text:style-name="T15">if (!file.is_open()) {</text:span></text:p>
      <text:p text:style-name="P11"><text:span text:style-name="T5">    </text:span><text:span text:style-name="T8">throw std::exception();</text:span></text:p>
      <text:p text:style-name="P7"> <text:span text:style-name="T15">}</text:span></text:p>
      <text:p text:style-name="P2"/>
      <text:p text:style-name="P7"><text:soft-page-break/> <text:span text:style-name="T15">string line;</text:span></text:p>
      <text:p text:style-name="P2"/>
      <text:p text:style-name="P7"> <text:span text:style-name="T15">while (file.good()) {</text:span></text:p>
      <text:p text:style-name="P11"><text:span text:style-name="T5">    </text:span><text:span text:style-name="T8">getline(file, line);</text:span></text:p>
      <text:p text:style-name="P11"><text:span text:style-name="T5">    </text:span><text:span text:style-name="T8">resStream &lt;&lt; line &lt;&lt; endl;</text:span></text:p>
      <text:p text:style-name="P7"> <text:span text:style-name="T15">}</text:span></text:p>
      <text:p text:style-name="P2"/>
      <text:p text:style-name="P7"> <text:span text:style-name="T15">file.close();</text:span></text:p>
      <text:p text:style-name="P2"/>
      <text:p text:style-name="P7"> <text:span text:style-name="T15">return resStream.str();</text:span></text:p>
      <text:p text:style-name="P5">}</text:p>
      <text:p text:style-name="P2"/>
      <text:p text:style-name="P5">// Each of the following functions leave the iterator past the thing it is</text:p>
      <text:p text:style-name="P5">// supposed to have read.  Leaving the caller ready to call the next thing.</text:p>
      <text:p text:style-name="P5">// The caller must check for eof where not explicitly prohibited.</text:p>
      <text:p text:style-name="P2"/>
      <text:p text:style-name="P5">void MifParse::readMultilineComment() {</text:p>
      <text:p text:style-name="P7"> <text:span text:style-name="T15">char startComment = filedata.get();</text:span></text:p>
      <text:p text:style-name="P7"> <text:span text:style-name="T15">assert(startComment == '%');</text:span></text:p>
      <text:p text:style-name="P7"> <text:span text:style-name="T15">_unused(startComment);</text:span></text:p>
      <text:p text:style-name="P7"> <text:span text:style-name="T15">filedata.ignore(std::numeric_limits&lt;std::streamsize&gt;::max(), '%');</text:span></text:p>
      <text:p text:style-name="P2"/>
      <text:p text:style-name="P7"> <text:span text:style-name="T15">if (!filedata.good())</text:span></text:p>
      <text:p text:style-name="P11"><text:span text:style-name="T5">    </text:span><text:span text:style-name="T8">throw std::exception();</text:span></text:p>
      <text:p text:style-name="P5">}</text:p>
      <text:p text:style-name="P2"/>
      <text:p text:style-name="P5">void MifParse::readSinglelineComment() {</text:p>
      <text:p text:style-name="P7"> <text:span text:style-name="T15">char startComment = filedata.get();</text:span></text:p>
      <text:p text:style-name="P7"> <text:span text:style-name="T15">assert(startComment == '-');</text:span></text:p>
      <text:p text:style-name="P7"> <text:span text:style-name="T15">startComment = filedata.get();</text:span></text:p>
      <text:p text:style-name="P7"> <text:span text:style-name="T15">assert(startComment == '-');</text:span></text:p>
      <text:p text:style-name="P7"> <text:span text:style-name="T15">_unused(startComment);</text:span></text:p>
      <text:p text:style-name="P2"/>
      <text:p text:style-name="P7"> <text:span text:style-name="T15">filedata.ignore(std::numeric_limits&lt;std::streamsize&gt;::max(), '\n');</text:span></text:p>
      <text:p text:style-name="P5">}</text:p>
      <text:p text:style-name="P2"/>
      <text:p text:style-name="P5">void MifParse::readSpaces() {</text:p>
      <text:p text:style-name="P7"> <text:span text:style-name="T15">std::locale loc;</text:span></text:p>
      <text:p text:style-name="P7"> <text:span text:style-name="T15">while (filedata.good()) {</text:span></text:p>
      <text:p text:style-name="P11"><text:span text:style-name="T5">    </text:span><text:span text:style-name="T8">char next = filedata.peek();</text:span></text:p>
      <text:p text:style-name="P11"><text:span text:style-name="T5">    </text:span><text:span text:style-name="T8">if (isspace(next, loc)) {</text:span></text:p>
      <text:p text:style-name="P11"><text:span text:style-name="T5">     </text:span><text:span text:style-name="T8">filedata.get();</text:span></text:p>
      <text:p text:style-name="P11"><text:span text:style-name="T5">    </text:span><text:span text:style-name="T8">} else if (next == '-') {</text:span></text:p>
      <text:p text:style-name="P11"><text:span text:style-name="T5">     </text:span><text:span text:style-name="T8">readSinglelineComment();</text:span></text:p>
      <text:p text:style-name="P11"><text:span text:style-name="T5">    </text:span><text:span text:style-name="T8">} else if (next == '%') {</text:span></text:p>
      <text:p text:style-name="P11"><text:soft-page-break/><text:span text:style-name="T5">     </text:span><text:span text:style-name="T8">readMultilineComment();</text:span></text:p>
      <text:p text:style-name="P11"><text:span text:style-name="T5">    </text:span><text:span text:style-name="T8">} else {</text:span></text:p>
      <text:p text:style-name="P11"><text:span text:style-name="T5">     </text:span><text:span text:style-name="T8">return;</text:span></text:p>
      <text:p text:style-name="P11"><text:span text:style-name="T5">    </text:span><text:span text:style-name="T8">}</text:span></text:p>
      <text:p text:style-name="P7"> <text:span text:style-name="T15">}</text:span></text:p>
      <text:p text:style-name="P5">}</text:p>
      <text:p text:style-name="P2"/>
      <text:p text:style-name="P5">string MifParse::readWord() {</text:p>
      <text:p text:style-name="P7"> <text:span text:style-name="T15">readSpaces();</text:span></text:p>
      <text:p text:style-name="P2"/>
      <text:p text:style-name="P7"> <text:span text:style-name="T15">stringstream ss("");</text:span></text:p>
      <text:p text:style-name="P2"/>
      <text:p text:style-name="P7"> <text:span text:style-name="T15">while (filedata.good()) {</text:span></text:p>
      <text:p text:style-name="P11"><text:span text:style-name="T5">    </text:span><text:span text:style-name="T8">char next = filedata.peek();</text:span></text:p>
      <text:p text:style-name="P11"><text:span text:style-name="T5">    </text:span><text:span text:style-name="T8">if (isalnum(next) || next == '_') {</text:span></text:p>
      <text:p text:style-name="P11"><text:span text:style-name="T5">     </text:span><text:span text:style-name="T8">ss &lt;&lt; (char)filedata.get();</text:span></text:p>
      <text:p text:style-name="P11"><text:span text:style-name="T5">    </text:span><text:span text:style-name="T8">} else {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}</text:span></text:p>
      <text:p text:style-name="P7"> <text:span text:style-name="T15">}</text:span></text:p>
      <text:p text:style-name="P2"/>
      <text:p text:style-name="P7"> <text:span text:style-name="T15">return ss.str();</text:span></text:p>
      <text:p text:style-name="P5">}</text:p>
      <text:p text:style-name="P2"/>
      <text:p text:style-name="P5">void MifParse::consumeString(string const&amp; toConsume) {</text:p>
      <text:p text:style-name="P7"> <text:span text:style-name="T15">for (char consume : toConsume) {</text:span></text:p>
      <text:p text:style-name="P11"><text:span text:style-name="T5">    </text:span><text:span text:style-name="T8">char nextChar = filedata.get();</text:span></text:p>
      <text:p text:style-name="P11"><text:span text:style-name="T5">    </text:span><text:span text:style-name="T8">if (consume != nextChar) {</text:span></text:p>
      <text:p text:style-name="P11"><text:span text:style-name="T5">     </text:span><text:span text:style-name="T8">throw std::exception();</text:span></text:p>
      <text:p text:style-name="P11"><text:span text:style-name="T5">    </text:span><text:span text:style-name="T8">}</text:span></text:p>
      <text:p text:style-name="P7"> <text:span text:style-name="T15">}</text:span></text:p>
      <text:p text:style-name="P5">}</text:p>
      <text:p text:style-name="P2"/>
      <text:p text:style-name="P5">bool MifParse::consumeAddressEntry() {</text:p>
      <text:p text:style-name="P7"> <text:span text:style-name="T15">readSpaces();</text:span></text:p>
      <text:p text:style-name="P7"> <text:span text:style-name="T15">char next = filedata.peek();</text:span></text:p>
      <text:p text:style-name="P2"/>
      <text:p text:style-name="P7"> <text:span text:style-name="T15">if (next == '[') {</text:span></text:p>
      <text:p text:style-name="P11"><text:span text:style-name="T5">    </text:span><text:span text:style-name="T8">consumeString("[");</text:span></text:p>
      <text:p text:style-name="P11"><text:span text:style-name="T5">    </text:span><text:span text:style-name="T8">int startAddress = readInt(addressRadix);</text:span></text:p>
      <text:p text:style-name="P11"><text:span text:style-name="T5">    </text:span><text:span text:style-name="T8">readSpaces();</text:span></text:p>
      <text:p text:style-name="P11"><text:span text:style-name="T5">    </text:span><text:span text:style-name="T8">consumeString("..");</text:span></text:p>
      <text:p text:style-name="P11"><text:span text:style-name="T5">    </text:span><text:span text:style-name="T8">readSpaces();</text:span></text:p>
      <text:p text:style-name="P11"><text:span text:style-name="T5">    </text:span><text:span text:style-name="T8">int endAddress = readInt(addressRadix);</text:span></text:p>
      <text:p text:style-name="P11"><text:span text:style-name="T5">    </text:span><text:span text:style-name="T8">readSpaces();</text:span></text:p>
      <text:p text:style-name="P11"><text:span text:style-name="T5">    </text:span><text:span text:style-name="T8">consumeString("]");</text:span></text:p>
      <text:p text:style-name="P11"><text:soft-page-break/><text:span text:style-name="T5">    </text:span><text:span text:style-name="T8">readSpaces();</text:span></text:p>
      <text:p text:style-name="P11"><text:span text:style-name="T5">    </text:span><text:span text:style-name="T8">consumeString(":");</text:span></text:p>
      <text:p text:style-name="P11"><text:span text:style-name="T5">    </text:span><text:span text:style-name="T8">readSpaces();</text:span></text:p>
      <text:p text:style-name="P2"/>
      <text:p text:style-name="P11"><text:span text:style-name="T5">    </text:span><text:span text:style-name="T8">if (startAddress &lt; 0 || endAddress &lt;= startAddress)</text:span></text:p>
      <text:p text:style-name="P11"><text:span text:style-name="T5">     </text:span><text:span text:style-name="T8">throw std::exception();</text:span></text:p>
      <text:p text:style-name="P2"/>
      <text:p text:style-name="P11"><text:span text:style-name="T5">    </text:span><text:span text:style-name="T8">// now read in each entry</text:span></text:p>
      <text:p text:style-name="P11"><text:span text:style-name="T5">    </text:span><text:span text:style-name="T8">next = filedata.peek();</text:span></text:p>
      <text:p text:style-name="P11"><text:span text:style-name="T5">    </text:span><text:span text:style-name="T8">std::vector&lt;int&gt; addressData;</text:span></text:p>
      <text:p text:style-name="P11"><text:span text:style-name="T5">    </text:span><text:span text:style-name="T8">while (next != ';' &amp;&amp; filedata.good()) {</text:span></text:p>
      <text:p text:style-name="P11"><text:span text:style-name="T5">     </text:span><text:span text:style-name="T8">addressData.push_back(readInt(dataRadix));</text:span></text:p>
      <text:p text:style-name="P11"><text:span text:style-name="T5">     </text:span><text:span text:style-name="T8">readSpaces();</text:span></text:p>
      <text:p text:style-name="P11"><text:span text:style-name="T5">     </text:span><text:span text:style-name="T8">next = filedata.peek();</text:span></text:p>
      <text:p text:style-name="P11"><text:span text:style-name="T5">    </text:span><text:span text:style-name="T8">}</text:span></text:p>
      <text:p text:style-name="P2"/>
      <text:p text:style-name="P11"><text:span text:style-name="T5">    </text:span><text:span text:style-name="T8">for (size_t offset = 0; offset &lt; (size_t) (endAddress - startAddress); ++offset) {</text:span></text:p>
      <text:p text:style-name="P11"><text:span text:style-name="T5">     </text:span><text:span text:style-name="T8">result[offset + startAddress] = addressData[offset % addressData.size()];</text:span></text:p>
      <text:p text:style-name="P11"><text:span text:style-name="T5">    </text:span><text:span text:style-name="T8">}</text:span></text:p>
      <text:p text:style-name="P7"> <text:span text:style-name="T15">} else {</text:span></text:p>
      <text:p text:style-name="P11"><text:span text:style-name="T5">    </text:span><text:span text:style-name="T8">int startAddress = readInt(addressRadix);</text:span></text:p>
      <text:p text:style-name="P11"><text:span text:style-name="T5">    </text:span><text:span text:style-name="T8">readSpaces();</text:span></text:p>
      <text:p text:style-name="P11"><text:span text:style-name="T5">    </text:span><text:span text:style-name="T8">consumeString(":");</text:span></text:p>
      <text:p text:style-name="P11"><text:span text:style-name="T5">    </text:span><text:span text:style-name="T8">readSpaces();</text:span></text:p>
      <text:p text:style-name="P2"/>
      <text:p text:style-name="P11"><text:span text:style-name="T5">    </text:span><text:span text:style-name="T8">next = filedata.peek();</text:span></text:p>
      <text:p text:style-name="P11"><text:span text:style-name="T5">    </text:span><text:span text:style-name="T8">std::vector&lt;int&gt; addressData;</text:span></text:p>
      <text:p text:style-name="P11"><text:span text:style-name="T5">    </text:span><text:span text:style-name="T8">while (next != ';' &amp;&amp; filedata.good()) {</text:span></text:p>
      <text:p text:style-name="P11"><text:span text:style-name="T5">     </text:span><text:span text:style-name="T8">addressData.push_back(readInt(dataRadix));</text:span></text:p>
      <text:p text:style-name="P11"><text:span text:style-name="T5">     </text:span><text:span text:style-name="T8">readSpaces();</text:span></text:p>
      <text:p text:style-name="P11"><text:span text:style-name="T5">     </text:span><text:span text:style-name="T8">next = filedata.peek();</text:span></text:p>
      <text:p text:style-name="P11"><text:span text:style-name="T5">    </text:span><text:span text:style-name="T8">}</text:span></text:p>
      <text:p text:style-name="P2"/>
      <text:p text:style-name="P11"><text:span text:style-name="T5">    </text:span><text:span text:style-name="T8">for (size_t offset = 0; offset &lt; addressData.size(); ++offset) {</text:span></text:p>
      <text:p text:style-name="P11"><text:span text:style-name="T5">     </text:span><text:span text:style-name="T8">result[offset + startAddress] = addressData[offset];</text:span></text:p>
      <text:p text:style-name="P11"><text:span text:style-name="T5">    </text:span><text:span text:style-name="T8">}</text:span></text:p>
      <text:p text:style-name="P7"> <text:span text:style-name="T15">}</text:span></text:p>
      <text:p text:style-name="P2"/>
      <text:p text:style-name="P7"> <text:span text:style-name="T15">consumeString(";");</text:span></text:p>
      <text:p text:style-name="P7"> <text:span text:style-name="T15">readSpaces();</text:span></text:p>
      <text:p text:style-name="P2"/>
      <text:p text:style-name="P7"> <text:span text:style-name="T15">string filedataString = filedata.str();</text:span></text:p>
      <text:p text:style-name="P7"> <text:span text:style-name="T15">size_t offset = filedata.tellg();</text:span></text:p>
      <text:p text:style-name="P7"> <text:span text:style-name="T15">if (filedataString.substr(offset, 3) == "END")</text:span></text:p>
      <text:p text:style-name="P11"><text:span text:style-name="T5">    </text:span><text:span text:style-name="T8">return true;</text:span></text:p>
      <text:p text:style-name="P2"><text:soft-page-break/></text:p>
      <text:p text:style-name="P7"> <text:span text:style-name="T15">return false;</text:span></text:p>
      <text:p text:style-name="P5">}</text:p>
      <text:p text:style-name="P2"/>
      <text:p text:style-name="P5">int MifParse::readInt(DataRadix radix) {</text:p>
      <text:p text:style-name="P7"> <text:span text:style-name="T15">int res;</text:span></text:p>
      <text:p text:style-name="P7"> <text:span text:style-name="T15">switch (radix) {</text:span></text:p>
      <text:p text:style-name="P11"><text:span text:style-name="T5">    </text:span><text:span text:style-name="T8">case DataRadix::Bin:</text:span></text:p>
      <text:p text:style-name="P11"><text:span text:style-name="T5">     </text:span><text:span text:style-name="T8">{</text:span></text:p>
      <text:p text:style-name="P11"><text:span text:style-name="T5">       </text:span><text:span text:style-name="T8">filedata &gt;&gt; std::dec &gt;&gt; res;</text:span></text:p>
      <text:p text:style-name="P11"><text:span text:style-name="T5">       </text:span><text:span text:style-name="T8">stringstream ss("");</text:span></text:p>
      <text:p text:style-name="P11"><text:span text:style-name="T5">       </text:span><text:span text:style-name="T8">ss &lt;&lt; res;</text:span></text:p>
      <text:p text:style-name="P11"><text:span text:style-name="T5">       </text:span><text:span text:style-name="T8">std::bitset&lt;sizeof(int)&gt; temp(ss.str(), 0, width);</text:span></text:p>
      <text:p text:style-name="P11"><text:span text:style-name="T5">       </text:span><text:span text:style-name="T8">res = temp.to_ulong();</text:span></text:p>
      <text:p text:style-name="P11"><text:span text:style-name="T5">     </text:span><text:span text:style-name="T8">}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DataRadix::Hex:</text:span></text:p>
      <text:p text:style-name="P11"><text:span text:style-name="T5">     </text:span><text:span text:style-name="T8">filedata &gt;&gt; std::hex &gt;&gt; res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DataRadix::Dec:</text:span></text:p>
      <text:p text:style-name="P11"><text:span text:style-name="T5">     </text:span><text:span text:style-name="T8">filedata &gt;&gt; std::dec &gt;&gt; res;</text:span></text:p>
      <text:p text:style-name="P11"><text:span text:style-name="T5">     </text:span><text:span text:style-name="T8">while (res &lt; 0) {</text:span></text:p>
      <text:p text:style-name="P11"><text:span text:style-name="T5">       </text:span><text:span text:style-name="T8">res += 1 &lt;&lt; width; // this might be problematic if we're doing large</text:span></text:p>
      <text:p text:style-name="P11"><text:span text:style-name="T5">                          </text:span><text:span text:style-name="T8">// bitdepths.  But for the purposes of this</text:span></text:p>
      <text:p text:style-name="P11"><text:span text:style-name="T5">                          </text:span><text:span text:style-name="T8">// project it's just fine.</text:span></text:p>
      <text:p text:style-name="P11"><text:span text:style-name="T5">     </text:span><text:span text:style-name="T8">}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DataRadix::Uns:</text:span></text:p>
      <text:p text:style-name="P11"><text:span text:style-name="T5">     </text:span><text:span text:style-name="T8">filedata &gt;&gt; std::dec &gt;&gt; res;</text:span></text:p>
      <text:p text:style-name="P11"><text:span text:style-name="T5">     </text:span><text:span text:style-name="T8">if (res &lt; 0) {</text:span></text:p>
      <text:p text:style-name="P11"><text:span text:style-name="T5">       </text:span><text:span text:style-name="T8">throw std::exception(); // yeah, no negatives allows in unsigned</text:span></text:p>
      <text:p text:style-name="P11"><text:span text:style-name="T5">     </text:span><text:span text:style-name="T8">}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default:</text:span></text:p>
      <text:p text:style-name="P11"><text:span text:style-name="T5">     </text:span><text:span text:style-name="T8">throw std::exception();</text:span></text:p>
      <text:p text:style-name="P7"> <text:span text:style-name="T15">}</text:span></text:p>
      <text:p text:style-name="P2"/>
      <text:p text:style-name="P7"> <text:span text:style-name="T15">return res;</text:span></text:p>
      <text:p text:style-name="P5">}</text:p>
      <text:p text:style-name="P2"/>
      <text:p text:style-name="P5">MifParse::DataRadix MifParse::readRadix() {</text:p>
      <text:p text:style-name="P7"> <text:span text:style-name="T15">readSpaces();</text:span></text:p>
      <text:p text:style-name="P7"> <text:span text:style-name="T15">char type = filedata.get();</text:span></text:p>
      <text:p text:style-name="P7"> <text:span text:style-name="T15">switch (type) {</text:span></text:p>
      <text:p text:style-name="P11"><text:span text:style-name="T5">    </text:span><text:span text:style-name="T8">case 'B':</text:span></text:p>
      <text:p text:style-name="P11"><text:span text:style-name="T5">     </text:span><text:span text:style-name="T8">consumeString("IN");</text:span></text:p>
      <text:p text:style-name="P11"><text:span text:style-name="T5">     </text:span><text:span text:style-name="T8">return DataRadix::Bin;</text:span></text:p>
      <text:p text:style-name="P2"/>
      <text:p text:style-name="P11"><text:soft-page-break/><text:span text:style-name="T5">    </text:span><text:span text:style-name="T8">case 'H':</text:span></text:p>
      <text:p text:style-name="P11"><text:span text:style-name="T5">     </text:span><text:span text:style-name="T8">consumeString("EX");</text:span></text:p>
      <text:p text:style-name="P11"><text:span text:style-name="T5">     </text:span><text:span text:style-name="T8">return DataRadix::Hex;</text:span></text:p>
      <text:p text:style-name="P2"/>
      <text:p text:style-name="P11"><text:span text:style-name="T5">    </text:span><text:span text:style-name="T8">case 'D':</text:span></text:p>
      <text:p text:style-name="P11"><text:span text:style-name="T5">     </text:span><text:span text:style-name="T8">consumeString("EC");</text:span></text:p>
      <text:p text:style-name="P11"><text:span text:style-name="T5">     </text:span><text:span text:style-name="T8">return DataRadix::Dec;</text:span></text:p>
      <text:p text:style-name="P2"/>
      <text:p text:style-name="P11"><text:span text:style-name="T5">    </text:span><text:span text:style-name="T8">case 'U':</text:span></text:p>
      <text:p text:style-name="P11"><text:span text:style-name="T5">     </text:span><text:span text:style-name="T8">consumeString("NS");</text:span></text:p>
      <text:p text:style-name="P11"><text:span text:style-name="T5">     </text:span><text:span text:style-name="T8">return DataRadix::Uns;</text:span></text:p>
      <text:p text:style-name="P2"/>
      <text:p text:style-name="P11"><text:span text:style-name="T5">    </text:span><text:span text:style-name="T8">default:</text:span></text:p>
      <text:p text:style-name="P11"><text:span text:style-name="T5">     </text:span><text:span text:style-name="T8">throw std::exception();</text:span></text:p>
      <text:p text:style-name="P7"> <text:span text:style-name="T15">}</text:span></text:p>
      <text:p text:style-name="P5">}</text:p>
      <text:p text:style-name="P2"/>
      <text:p text:style-name="P5">std::vector&lt;int&gt; MifParse::parseMif() {</text:p>
      <text:p text:style-name="P7"> <text:span text:style-name="T15">std::string filecontents = fileSlurp();</text:span></text:p>
      <text:p text:style-name="P7"> <text:span text:style-name="T15">filedata = stringstream(filecontents);</text:span></text:p>
      <text:p text:style-name="P2"/>
      <text:p text:style-name="P7"> <text:span text:style-name="T15">bitdepth = 0;</text:span></text:p>
      <text:p text:style-name="P7"> <text:span text:style-name="T15">width = 0;</text:span></text:p>
      <text:p text:style-name="P7"> <text:span text:style-name="T15">addressRadix = DataRadix::Invalid;</text:span></text:p>
      <text:p text:style-name="P7"> <text:span text:style-name="T15">dataRadix = DataRadix::Invalid;</text:span></text:p>
      <text:p text:style-name="P2"/>
      <text:p text:style-name="P7"> <text:span text:style-name="T15">while (filedata.good()) {</text:span></text:p>
      <text:p text:style-name="P11"><text:span text:style-name="T5">    </text:span><text:span text:style-name="T8">string token = readWord();</text:span></text:p>
      <text:p text:style-name="P2"/>
      <text:p text:style-name="P11"><text:span text:style-name="T5">    </text:span><text:span text:style-name="T8">readSpaces();</text:span></text:p>
      <text:p text:style-name="P11"><text:span text:style-name="T5">    </text:span><text:span text:style-name="T8">if (token == "DEPTH") {</text:span></text:p>
      <text:p text:style-name="P11"><text:span text:style-name="T5">     </text:span><text:span text:style-name="T8">consumeString("=");</text:span></text:p>
      <text:p text:style-name="P11"><text:span text:style-name="T5">     </text:span><text:span text:style-name="T8">bitdepth = readInt(DataRadix::Uns);</text:span></text:p>
      <text:p text:style-name="P11"><text:span text:style-name="T5">    </text:span><text:span text:style-name="T8">} else if (token == "WIDTH") {</text:span></text:p>
      <text:p text:style-name="P11"><text:span text:style-name="T5">     </text:span><text:span text:style-name="T8">consumeString("=");</text:span></text:p>
      <text:p text:style-name="P11"><text:span text:style-name="T5">     </text:span><text:span text:style-name="T8">width = readInt(DataRadix::Uns);</text:span></text:p>
      <text:p text:style-name="P11"><text:span text:style-name="T5">    </text:span><text:span text:style-name="T8">} else if (token == "ADDRESS_RADIX") {</text:span></text:p>
      <text:p text:style-name="P11"><text:span text:style-name="T5">     </text:span><text:span text:style-name="T8">consumeString("=");</text:span></text:p>
      <text:p text:style-name="P11"><text:span text:style-name="T5">     </text:span><text:span text:style-name="T8">addressRadix = readRadix();</text:span></text:p>
      <text:p text:style-name="P11"><text:span text:style-name="T5">    </text:span><text:span text:style-name="T8">} else if (token == "DATA_RADIX") {</text:span></text:p>
      <text:p text:style-name="P11"><text:span text:style-name="T5">     </text:span><text:span text:style-name="T8">consumeString("=");</text:span></text:p>
      <text:p text:style-name="P11"><text:span text:style-name="T5">     </text:span><text:span text:style-name="T8">dataRadix = readRadix();</text:span></text:p>
      <text:p text:style-name="P11"><text:span text:style-name="T5">    </text:span><text:span text:style-name="T8">} else if (token == "CONTENT") {</text:span></text:p>
      <text:p text:style-name="P11"><text:span text:style-name="T5">     </text:span><text:span text:style-name="T8">consumeString("BEGIN");</text:span></text:p>
      <text:p text:style-name="P2"/>
      <text:p text:style-name="P11"><text:soft-page-break/><text:span text:style-name="T5">     </text:span><text:span text:style-name="T8">result.resize(bitdepth*width);</text:span></text:p>
      <text:p text:style-name="P2"/>
      <text:p text:style-name="P11"><text:span text:style-name="T5">     </text:span><text:span text:style-name="T8">while (true) {</text:span></text:p>
      <text:p text:style-name="P11"><text:span text:style-name="T5">       </text:span><text:span text:style-name="T8">auto endReached = consumeAddressEntry();</text:span></text:p>
      <text:p text:style-name="P11"><text:span text:style-name="T5">       </text:span><text:span text:style-name="T8">if (endReached) {</text:span></text:p>
      <text:p text:style-name="P11"><text:span text:style-name="T5">         </text:span><text:span text:style-name="T8">consumeString("END;");</text:span></text:p>
      <text:p text:style-name="P11"><text:span text:style-name="T5">         </text:span><text:span text:style-name="T8">break;</text:span></text:p>
      <text:p text:style-name="P11"><text:span text:style-name="T5">       </text:span><text:span text:style-name="T8">}</text:span></text:p>
      <text:p text:style-name="P11"><text:span text:style-name="T5">     </text:span><text:span text:style-name="T8">}</text:span></text:p>
      <text:p text:style-name="P2"/>
      <text:p text:style-name="P11"><text:span text:style-name="T5">     </text:span><text:span text:style-name="T8">break;</text:span></text:p>
      <text:p text:style-name="P11"><text:span text:style-name="T5">    </text:span><text:span text:style-name="T8">} else {</text:span></text:p>
      <text:p text:style-name="P11"><text:span text:style-name="T5">     </text:span><text:span text:style-name="T8">throw std::exception();</text:span></text:p>
      <text:p text:style-name="P11"><text:span text:style-name="T5">    </text:span><text:span text:style-name="T8">}</text:span></text:p>
      <text:p text:style-name="P7">   </text:p>
      <text:p text:style-name="P11"><text:span text:style-name="T5">    </text:span><text:span text:style-name="T8">consumeString(";");</text:span></text:p>
      <text:p text:style-name="P7"> <text:span text:style-name="T15">}</text:span></text:p>
      <text:p text:style-name="P2"/>
      <text:p text:style-name="P7"> <text:span text:style-name="T15">return result;</text:span></text:p>
      <text:p text:style-name="P5">}</text:p>
      <text:p text:style-name="P2"/>
      <text:p text:style-name="P5">size_t MifParse::getWidth() const {</text:p>
      <text:p text:style-name="P7"> <text:span text:style-name="T15">return width;</text:span></text:p>
      <text:p text:style-name="P5">}</text:p>
      <text:p text:style-name="P2"/>
      <text:p text:style-name="P5">}</text:p>
      <text:p text:style-name="P5">//  SComp.cpp</text:p>
      <text:p text:style-name="P2"/>
      <text:p text:style-name="P5">// For ECE2031 project</text:p>
      <text:p text:style-name="P5">// Written by Michael Reilly</text:p>
      <text:p text:style-name="P2"/>
      <text:p text:style-name="P5">#include "SComp.hpp"</text:p>
      <text:p text:style-name="P2"/>
      <text:p text:style-name="P5">namespace TFC {</text:p>
      <text:p text:style-name="P2"/>
      <text:p text:style-name="P5">SComp::SComp(std::vector&lt;int&gt; const&amp; memory)</text:p>
      <text:p text:style-name="P5">: memory(memory), state(State::RESET_PC), pc_stack() {}</text:p>
      <text:p text:style-name="P2"/>
      <text:p text:style-name="P5">void SComp::stepInstruction(size_t count) {</text:p>
      <text:p text:style-name="P7"> <text:span text:style-name="T15">for (size_t i = 0; i &lt; count; ++i) {</text:span></text:p>
      <text:p text:style-name="P11"><text:span text:style-name="T5">    </text:span><text:span text:style-name="T8">if (state != State::FETCH &amp;&amp; state != State::RESET_PC) {</text:span></text:p>
      <text:p text:style-name="P11"><text:span text:style-name="T5">     </text:span><text:span text:style-name="T8">throw std::exception();</text:span></text:p>
      <text:p text:style-name="P11"><text:span text:style-name="T5">    </text:span><text:span text:style-name="T8">}</text:span></text:p>
      <text:p text:style-name="P2"/>
      <text:p text:style-name="P11"><text:soft-page-break/><text:span text:style-name="T5">    </text:span><text:span text:style-name="T8">do {</text:span></text:p>
      <text:p text:style-name="P11"><text:span text:style-name="T5">     </text:span><text:span text:style-name="T8">runState();</text:span></text:p>
      <text:p text:style-name="P11"><text:span text:style-name="T5">    </text:span><text:span text:style-name="T8">} while (state != State::FETCH);</text:span></text:p>
      <text:p text:style-name="P7"> <text:span text:style-name="T15">}</text:span></text:p>
      <text:p text:style-name="P5">}</text:p>
      <text:p text:style-name="P2"/>
      <text:p text:style-name="P5">std::vector&lt;int&gt; SComp::getMemory() const {</text:p>
      <text:p text:style-name="P7"> <text:span text:style-name="T15">return memory;</text:span></text:p>
      <text:p text:style-name="P5">}</text:p>
      <text:p text:style-name="P2"/>
      <text:p text:style-name="P5">void SComp::runState() {</text:p>
      <text:p text:style-name="P7"> <text:span text:style-name="T15">if (mw) {</text:span></text:p>
      <text:p text:style-name="P11"><text:span text:style-name="T5">    </text:span><text:span text:style-name="T8">memory[mem_addr] = ac;</text:span></text:p>
      <text:p text:style-name="P7"> <text:span text:style-name="T15">} else {</text:span></text:p>
      <text:p text:style-name="P11"><text:span text:style-name="T5">    </text:span><text:span text:style-name="T8">mdr = memory[mem_addr];</text:span></text:p>
      <text:p text:style-name="P7"> <text:span text:style-name="T15">}</text:span></text:p>
      <text:p text:style-name="P2"/>
      <text:p text:style-name="P7"> <text:span text:style-name="T15">io_addr = ir &amp; 0xFF;</text:span></text:p>
      <text:p text:style-name="P2"/>
      <text:p text:style-name="P7"> <text:span text:style-name="T15">mem_addr = (state == State::FETCH) ? pc : ir &amp; addressMask;</text:span></text:p>
      <text:p text:style-name="P7"> <text:span text:style-name="T15">io_cycle = (state == State::EX_IN ||</text:span></text:p>
      <text:p text:style-name="P11"><text:span text:style-name="T5">             </text:span><text:span text:style-name="T8">state == State::EX_OUT2);</text:span></text:p>
      <text:p text:style-name="P2"/>
      <text:p text:style-name="P7"> <text:span text:style-name="T15">io_write = io_write_int;</text:span></text:p>
      <text:p text:style-name="P2"/>
      <text:p text:style-name="P7"> <text:span text:style-name="T15">int_req_sync = int_req;</text:span></text:p>
      <text:p text:style-name="P2"/>
      <text:p text:style-name="P7"> <text:span text:style-name="T15">switch (state) {</text:span></text:p>
      <text:p text:style-name="P11"><text:span text:style-name="T5">    </text:span><text:span text:style-name="T8">case State::RESET_PC:</text:span></text:p>
      <text:p text:style-name="P11"><text:span text:style-name="T5">     </text:span><text:span text:style-name="T8">reset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FETCH:</text:span></text:p>
      <text:p text:style-name="P11"><text:span text:style-name="T5">     </text:span><text:span text:style-name="T8">fetchAndHandleInt()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State::DECODE:</text:span></text:p>
      <text:p text:style-name="P11"><text:span text:style-name="T5">     </text:span><text:span text:style-name="T8">decode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LOAD:</text:span></text:p>
      <text:p text:style-name="P11"><text:span text:style-name="T5">     </text:span><text:span text:style-name="T8">load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STORE:</text:span></text:p>
      <text:p text:style-name="P11"><text:span text:style-name="T5">     </text:span><text:span text:style-name="T8">store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STORE2:</text:span></text:p>
      <text:p text:style-name="P11"><text:span text:style-name="T5">     </text:span><text:span text:style-name="T8">store2();</text:span></text:p>
      <text:p text:style-name="P11"><text:span text:style-name="T5">     </text:span><text:span text:style-name="T8">break;</text:span></text:p>
      <text:p text:style-name="P11"><text:soft-page-break/><text:span text:style-name="T5">      </text:span><text:span text:style-name="T8">case State::EX_ADD:</text:span></text:p>
      <text:p text:style-name="P11"><text:span text:style-name="T5">     </text:span><text:span text:style-name="T8">add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SUB:</text:span></text:p>
      <text:p text:style-name="P11"><text:span text:style-name="T5">     </text:span><text:span text:style-name="T8">sub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JUMP:</text:span></text:p>
      <text:p text:style-name="P11"><text:span text:style-name="T5">     </text:span><text:span text:style-name="T8">jump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JNEG:</text:span></text:p>
      <text:p text:style-name="P11"><text:span text:style-name="T5">     </text:span><text:span text:style-name="T8">jneg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JPOS:</text:span></text:p>
      <text:p text:style-name="P11"><text:span text:style-name="T5">     </text:span><text:span text:style-name="T8">jpos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JZERO:</text:span></text:p>
      <text:p text:style-name="P11"><text:span text:style-name="T5">     </text:span><text:span text:style-name="T8">jzero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AND:</text:span></text:p>
      <text:p text:style-name="P11"><text:span text:style-name="T5">     </text:span><text:span text:style-name="T8">and_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OR:</text:span></text:p>
      <text:p text:style-name="P11"><text:span text:style-name="T5">     </text:span><text:span text:style-name="T8">or_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XOR:</text:span></text:p>
      <text:p text:style-name="P11"><text:span text:style-name="T5">     </text:span><text:span text:style-name="T8">xor_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SHIFT:</text:span></text:p>
      <text:p text:style-name="P11"><text:span text:style-name="T5">     </text:span><text:span text:style-name="T8">shift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ADDI:</text:span></text:p>
      <text:p text:style-name="P11"><text:span text:style-name="T5">     </text:span><text:span text:style-name="T8">addi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ILOAD:</text:span></text:p>
      <text:p text:style-name="P11"><text:span text:style-name="T5">     </text:span><text:span text:style-name="T8">iload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ISTORE:</text:span></text:p>
      <text:p text:style-name="P11"><text:span text:style-name="T5">     </text:span><text:span text:style-name="T8">istore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CALL:</text:span></text:p>
      <text:p text:style-name="P11"><text:span text:style-name="T5">     </text:span><text:span text:style-name="T8">call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RETURN:</text:span></text:p>
      <text:p text:style-name="P11"><text:span text:style-name="T5">     </text:span><text:span text:style-name="T8">return_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IN:</text:span></text:p>
      <text:p text:style-name="P11"><text:span text:style-name="T5">     </text:span><text:span text:style-name="T8">in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OUT:</text:span></text:p>
      <text:p text:style-name="P11"><text:span text:style-name="T5">     </text:span><text:span text:style-name="T8">out();</text:span></text:p>
      <text:p text:style-name="P11"><text:soft-page-break/><text:span text:style-name="T5">     </text:span><text:span text:style-name="T8">break;</text:span></text:p>
      <text:p text:style-name="P11"><text:span text:style-name="T5">      </text:span><text:span text:style-name="T8">case State::EX_OUT2:</text:span></text:p>
      <text:p text:style-name="P11"><text:span text:style-name="T5">     </text:span><text:span text:style-name="T8">out2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LOADI:</text:span></text:p>
      <text:p text:style-name="P11"><text:span text:style-name="T5">     </text:span><text:span text:style-name="T8">loadi();</text:span></text:p>
      <text:p text:style-name="P11"><text:span text:style-name="T5">     </text:span><text:span text:style-name="T8">break;</text:span></text:p>
      <text:p text:style-name="P11"><text:span text:style-name="T5">      </text:span><text:span text:style-name="T8">case State::EX_RETI:</text:span></text:p>
      <text:p text:style-name="P11"><text:span text:style-name="T5">     </text:span><text:span text:style-name="T8">reti()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default:</text:span></text:p>
      <text:p text:style-name="P11"><text:span text:style-name="T5">     </text:span><text:span text:style-name="T8">throw std::exception();</text:span></text:p>
      <text:p text:style-name="P11"><text:span text:style-name="T5">     </text:span><text:span text:style-name="T8">break;</text:span></text:p>
      <text:p text:style-name="P7"> <text:span text:style-name="T15">}</text:span></text:p>
      <text:p text:style-name="P5">}</text:p>
      <text:p text:style-name="P2"/>
      <text:p text:style-name="P5">void SComp::reset() {</text:p>
      <text:p text:style-name="P7"> <text:span text:style-name="T15">mw = false;</text:span></text:p>
      <text:p text:style-name="P7"> <text:span text:style-name="T15">pc = 0;</text:span></text:p>
      <text:p text:style-name="P7"> <text:span text:style-name="T15">ac = 0;</text:span></text:p>
      <text:p text:style-name="P7"> <text:span text:style-name="T15">io_write_int = false;</text:span></text:p>
      <text:p text:style-name="P7"> <text:span text:style-name="T15">gie = true;</text:span></text:p>
      <text:p text:style-name="P7"> <text:span text:style-name="T15">iie = 0;</text:span></text:p>
      <text:p text:style-name="P7"> <text:span text:style-name="T15">state = State::FETCH;</text:span></text:p>
      <text:p text:style-name="P7"> <text:span text:style-name="T15">in_hold = false;</text:span></text:p>
      <text:p text:style-name="P7"> <text:span text:style-name="T15">int_req_sync = 0;</text:span></text:p>
      <text:p text:style-name="P5">}</text:p>
      <text:p text:style-name="P2"/>
      <text:p text:style-name="P5">void SComp::fetchAndHandleInt() {</text:p>
      <text:p text:style-name="P7"> <text:span text:style-name="T15">mw = false;</text:span></text:p>
      <text:p text:style-name="P7"> <text:span text:style-name="T15">ir = mdr;</text:span></text:p>
      <text:p text:style-name="P7"> <text:span text:style-name="T15">io_write_int = false;</text:span></text:p>
      <text:p text:style-name="P2"/>
      <text:p text:style-name="P7"> <text:span text:style-name="T15">// Handle interrupts if interrupts are enabled</text:span></text:p>
      <text:p text:style-name="P7"> <text:span text:style-name="T15">if (gie &amp;&amp; int_req_sync != 0) {</text:span></text:p>
      <text:p text:style-name="P11"><text:span text:style-name="T5">    </text:span><text:span text:style-name="T8">if (int_req_sync &amp; 0x1) {</text:span></text:p>
      <text:p text:style-name="P11"><text:span text:style-name="T5">     </text:span><text:span text:style-name="T8">int_ack = 0x1;</text:span></text:p>
      <text:p text:style-name="P11"><text:span text:style-name="T5">     </text:span><text:span text:style-name="T8">pc = 0x1;</text:span></text:p>
      <text:p text:style-name="P11"><text:span text:style-name="T5">    </text:span><text:span text:style-name="T8">} else if (int_req_sync &amp; 0x2) {</text:span></text:p>
      <text:p text:style-name="P11"><text:span text:style-name="T5">     </text:span><text:span text:style-name="T8">int_ack = 0x2;</text:span></text:p>
      <text:p text:style-name="P11"><text:span text:style-name="T5">     </text:span><text:span text:style-name="T8">pc = 0x2;</text:span></text:p>
      <text:p text:style-name="P11"><text:span text:style-name="T5">    </text:span><text:span text:style-name="T8">} else if (int_req_sync &amp; 0x4) {</text:span></text:p>
      <text:p text:style-name="P11"><text:span text:style-name="T5">     </text:span><text:span text:style-name="T8">int_ack = 0x4;</text:span></text:p>
      <text:p text:style-name="P11"><text:span text:style-name="T5">     </text:span><text:span text:style-name="T8">pc = 0x3;</text:span></text:p>
      <text:p text:style-name="P11"><text:span text:style-name="T5">    </text:span><text:span text:style-name="T8">} else if (int_req_sync &amp; 0x8) {</text:span></text:p>
      <text:p text:style-name="P11"><text:span text:style-name="T5">     </text:span><text:span text:style-name="T8">int_ack = 0x8;</text:span></text:p>
      <text:p text:style-name="P11"><text:span text:style-name="T5">     </text:span><text:span text:style-name="T8">pc = 0x4;</text:span></text:p>
      <text:p text:style-name="P11"><text:span text:style-name="T5">    </text:span><text:span text:style-name="T8">}</text:span></text:p>
      <text:p text:style-name="P2"><text:soft-page-break/></text:p>
      <text:p text:style-name="P11"><text:span text:style-name="T5">    </text:span><text:span text:style-name="T8">gie = false;</text:span></text:p>
      <text:p text:style-name="P11"><text:span text:style-name="T5">    </text:span><text:span text:style-name="T8">ac_saved = ac;</text:span></text:p>
      <text:p text:style-name="P11"><text:span text:style-name="T5">    </text:span><text:span text:style-name="T8">pc_saved = pc;</text:span></text:p>
      <text:p text:style-name="P11"><text:span text:style-name="T5">    </text:span><text:span text:style-name="T8">state = State::FETCH;</text:span></text:p>
      <text:p text:style-name="P7"> <text:span text:style-name="T15">} else {</text:span></text:p>
      <text:p text:style-name="P11"><text:span text:style-name="T5">    </text:span><text:span text:style-name="T8">pc = pc + 1;</text:span></text:p>
      <text:p text:style-name="P11"><text:span text:style-name="T5">    </text:span><text:span text:style-name="T8">state = State::DECODE;</text:span></text:p>
      <text:p text:style-name="P11"><text:span text:style-name="T5">    </text:span><text:span text:style-name="T8">int_ack = 0;</text:span></text:p>
      <text:p text:style-name="P7"> <text:span text:style-name="T15">}</text:span></text:p>
      <text:p text:style-name="P5">}</text:p>
      <text:p text:style-name="P2"/>
      <text:p text:style-name="P5">void SComp::decode() {</text:p>
      <text:p text:style-name="P7"> <text:span text:style-name="T15">switch (ir &gt;&gt; 11) {</text:span></text:p>
      <text:p text:style-name="P11"><text:span text:style-name="T5">    </text:span><text:span text:style-name="T8">case 0x0:</text:span></text:p>
      <text:p text:style-name="P11"><text:span text:style-name="T5">     </text:span><text:span text:style-name="T8">state = State::FETCH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1:</text:span></text:p>
      <text:p text:style-name="P11"><text:span text:style-name="T5">     </text:span><text:span text:style-name="T8">state = State::EX_LOAD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2:</text:span></text:p>
      <text:p text:style-name="P11"><text:span text:style-name="T5">     </text:span><text:span text:style-name="T8">state = State::EX_STORE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3:</text:span></text:p>
      <text:p text:style-name="P11"><text:span text:style-name="T5">     </text:span><text:span text:style-name="T8">state = State::EX_ADD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4:</text:span></text:p>
      <text:p text:style-name="P11"><text:span text:style-name="T5">     </text:span><text:span text:style-name="T8">state = State::EX_SUB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5:</text:span></text:p>
      <text:p text:style-name="P11"><text:span text:style-name="T5">     </text:span><text:span text:style-name="T8">state = State::EX_JUMP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6:</text:span></text:p>
      <text:p text:style-name="P11"><text:span text:style-name="T5">     </text:span><text:span text:style-name="T8">state = State::EX_JNEG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7:</text:span></text:p>
      <text:p text:style-name="P11"><text:span text:style-name="T5">     </text:span><text:span text:style-name="T8">state = State::EX_JPOS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8:</text:span></text:p>
      <text:p text:style-name="P11"><text:span text:style-name="T5">     </text:span><text:span text:style-name="T8">state = State::EX_JZERO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9:</text:span></text:p>
      <text:p text:style-name="P11"><text:span text:style-name="T5">     </text:span><text:span text:style-name="T8">state = State::EX_AND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A:</text:span></text:p>
      <text:p text:style-name="P11"><text:span text:style-name="T5">     </text:span><text:span text:style-name="T8">state = State::EX_OR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B:</text:span></text:p>
      <text:p text:style-name="P11"><text:span text:style-name="T5">     </text:span><text:span text:style-name="T8">state = State::EX_XOR;</text:span></text:p>
      <text:p text:style-name="P11"><text:soft-page-break/><text:span text:style-name="T5">     </text:span><text:span text:style-name="T8">break;</text:span></text:p>
      <text:p text:style-name="P11"><text:span text:style-name="T5">    </text:span><text:span text:style-name="T8">case 0xC:</text:span></text:p>
      <text:p text:style-name="P11"><text:span text:style-name="T5">     </text:span><text:span text:style-name="T8">state = State::EX_SHIFT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D:</text:span></text:p>
      <text:p text:style-name="P11"><text:span text:style-name="T5">     </text:span><text:span text:style-name="T8">state = State::EX_ADDI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E:</text:span></text:p>
      <text:p text:style-name="P11"><text:span text:style-name="T5">     </text:span><text:span text:style-name="T8">state = State::EX_ILOAD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F:</text:span></text:p>
      <text:p text:style-name="P11"><text:span text:style-name="T5">     </text:span><text:span text:style-name="T8">state = State::EX_ISTORE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10:</text:span></text:p>
      <text:p text:style-name="P11"><text:span text:style-name="T5">     </text:span><text:span text:style-name="T8">state = State::EX_CALL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11:</text:span></text:p>
      <text:p text:style-name="P11"><text:span text:style-name="T5">     </text:span><text:span text:style-name="T8">state = State::EX_RETURN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12:</text:span></text:p>
      <text:p text:style-name="P11"><text:span text:style-name="T5">     </text:span><text:span text:style-name="T8">state = State::EX_IN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13:</text:span></text:p>
      <text:p text:style-name="P11"><text:span text:style-name="T5">     </text:span><text:span text:style-name="T8">state = State::EX_OUT;</text:span></text:p>
      <text:p text:style-name="P11"><text:span text:style-name="T5">     </text:span><text:span text:style-name="T8">io_write_int = true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14:</text:span></text:p>
      <text:p text:style-name="P11"><text:span text:style-name="T5">     </text:span><text:span text:style-name="T8">state = State::FETCH;</text:span></text:p>
      <text:p text:style-name="P11"><text:span text:style-name="T5">     </text:span><text:span text:style-name="T8">iie &amp;= (~ir &amp; 0xF); // AND NOT IR(3 DOWNTO 0)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15:</text:span></text:p>
      <text:p text:style-name="P11"><text:span text:style-name="T5">     </text:span><text:span text:style-name="T8">state = State::FETCH;</text:span></text:p>
      <text:p text:style-name="P11"><text:span text:style-name="T5">     </text:span><text:span text:style-name="T8">iie |= (ir &amp; 0xF); //OR IR(3 DOWNTO 0)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16:</text:span></text:p>
      <text:p text:style-name="P11"><text:span text:style-name="T5">     </text:span><text:span text:style-name="T8">state = State::EX_RETI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case 0x17:</text:span></text:p>
      <text:p text:style-name="P11"><text:span text:style-name="T5">     </text:span><text:span text:style-name="T8">state = State::EX_LOADI;</text:span></text:p>
      <text:p text:style-name="P11"><text:span text:style-name="T5">     </text:span><text:span text:style-name="T8">break;</text:span></text:p>
      <text:p text:style-name="P11"><text:span text:style-name="T5">    </text:span><text:span text:style-name="T8">default:</text:span></text:p>
      <text:p text:style-name="P11"><text:span text:style-name="T5">     </text:span><text:span text:style-name="T8">state = State::FETCH;</text:span></text:p>
      <text:p text:style-name="P7"> <text:span text:style-name="T15">}</text:span></text:p>
      <text:p text:style-name="P5">}</text:p>
      <text:p text:style-name="P2"/>
      <text:p text:style-name="P5">void SComp::load() {</text:p>
      <text:p text:style-name="P7"> <text:span text:style-name="T15">ac = mdr;</text:span></text:p>
      <text:p text:style-name="P7"> <text:span text:style-name="T15">state = State::FETCH;</text:span></text:p>
      <text:p text:style-name="P5">}</text:p>
      <text:p text:style-name="P2"><text:soft-page-break/></text:p>
      <text:p text:style-name="P5">void SComp::store() {</text:p>
      <text:p text:style-name="P7"> <text:span text:style-name="T15">mw = true;</text:span></text:p>
      <text:p text:style-name="P7"> <text:span text:style-name="T15">state = State::EX_STORE2;</text:span></text:p>
      <text:p text:style-name="P5">}</text:p>
      <text:p text:style-name="P2"/>
      <text:p text:style-name="P5">void SComp::store2() {</text:p>
      <text:p text:style-name="P7"> <text:span text:style-name="T15">mw = false;</text:span></text:p>
      <text:p text:style-name="P7"> <text:span text:style-name="T15">state = State::FETCH;</text:span></text:p>
      <text:p text:style-name="P5">}</text:p>
      <text:p text:style-name="P2"/>
      <text:p text:style-name="P5">void SComp::add() {</text:p>
      <text:p text:style-name="P7"> <text:span text:style-name="T15">ac += mdr;</text:span></text:p>
      <text:p text:style-name="P7"> <text:span text:style-name="T15">state = State::FETCH;</text:span></text:p>
      <text:p text:style-name="P5">}</text:p>
      <text:p text:style-name="P2"/>
      <text:p text:style-name="P5">void SComp::sub() {</text:p>
      <text:p text:style-name="P7"> <text:span text:style-name="T15">ac -= mdr;</text:span></text:p>
      <text:p text:style-name="P7"> <text:span text:style-name="T15">state = State::FETCH;</text:span></text:p>
      <text:p text:style-name="P5">}</text:p>
      <text:p text:style-name="P2"/>
      <text:p text:style-name="P5">void SComp::jump() {</text:p>
      <text:p text:style-name="P7"> <text:span text:style-name="T15">pc = ir &amp; addressMask;</text:span></text:p>
      <text:p text:style-name="P7"> <text:span text:style-name="T15">state = State::FETCH;</text:span></text:p>
      <text:p text:style-name="P5">}</text:p>
      <text:p text:style-name="P2"/>
      <text:p text:style-name="P5">void SComp::jneg() {</text:p>
      <text:p text:style-name="P7"> <text:span text:style-name="T15">if (ac &lt; 0) {</text:span></text:p>
      <text:p text:style-name="P11"><text:span text:style-name="T5">    </text:span><text:span text:style-name="T8">pc = ir &amp; addressMask;</text:span></text:p>
      <text:p text:style-name="P7"> <text:span text:style-name="T15">}</text:span></text:p>
      <text:p text:style-name="P2"/>
      <text:p text:style-name="P7"> <text:span text:style-name="T15">state = State::FETCH;</text:span></text:p>
      <text:p text:style-name="P5">}</text:p>
      <text:p text:style-name="P2"/>
      <text:p text:style-name="P5">void SComp::jpos() {</text:p>
      <text:p text:style-name="P7"> <text:span text:style-name="T15">if (ac &gt; 0) {</text:span></text:p>
      <text:p text:style-name="P11"><text:span text:style-name="T5">    </text:span><text:span text:style-name="T8">pc = ir &amp; addressMask;</text:span></text:p>
      <text:p text:style-name="P7"> <text:span text:style-name="T15">}</text:span></text:p>
      <text:p text:style-name="P2"/>
      <text:p text:style-name="P7"> <text:span text:style-name="T15">state = State::FETCH;</text:span></text:p>
      <text:p text:style-name="P5">}</text:p>
      <text:p text:style-name="P2"/>
      <text:p text:style-name="P5">void SComp::jzero() {</text:p>
      <text:p text:style-name="P7"> <text:span text:style-name="T15">if (ac == 0) {</text:span></text:p>
      <text:p text:style-name="P11"><text:soft-page-break/><text:span text:style-name="T5">    </text:span><text:span text:style-name="T8">pc = ir &amp; addressMask;</text:span></text:p>
      <text:p text:style-name="P7"> <text:span text:style-name="T15">}</text:span></text:p>
      <text:p text:style-name="P2"/>
      <text:p text:style-name="P7"> <text:span text:style-name="T15">state = State::FETCH;</text:span></text:p>
      <text:p text:style-name="P5">}</text:p>
      <text:p text:style-name="P2"/>
      <text:p text:style-name="P5">void SComp::and_() {</text:p>
      <text:p text:style-name="P7"> <text:span text:style-name="T15">ac &amp;= mdr;</text:span></text:p>
      <text:p text:style-name="P7"> <text:span text:style-name="T15">state = State::FETCH;</text:span></text:p>
      <text:p text:style-name="P5">}</text:p>
      <text:p text:style-name="P2"/>
      <text:p text:style-name="P5">void SComp::or_() {</text:p>
      <text:p text:style-name="P7"> <text:span text:style-name="T15">ac |= mdr;</text:span></text:p>
      <text:p text:style-name="P7"> <text:span text:style-name="T15">state = State::FETCH;</text:span></text:p>
      <text:p text:style-name="P5">}</text:p>
      <text:p text:style-name="P2"/>
      <text:p text:style-name="P5">void SComp::xor_() {</text:p>
      <text:p text:style-name="P7"> <text:span text:style-name="T15">ac ^= mdr;</text:span></text:p>
      <text:p text:style-name="P7"> <text:span text:style-name="T15">state = State::FETCH;</text:span></text:p>
      <text:p text:style-name="P5">}</text:p>
      <text:p text:style-name="P2"/>
      <text:p text:style-name="P5">void SComp::shift() {</text:p>
      <text:p text:style-name="P7"> <text:span text:style-name="T15">// mdr is sign-magnitude 5 bit... because.</text:span></text:p>
      <text:p text:style-name="P7"> <text:span text:style-name="T15">if (mdr &amp;= 0x10) { // negative shift -&gt; right shift</text:span></text:p>
      <text:p text:style-name="P11"><text:span text:style-name="T5">    </text:span><text:span text:style-name="T8">ac &gt;&gt;= mdr &amp; 0xF;</text:span></text:p>
      <text:p text:style-name="P7"> <text:span text:style-name="T15">} else {</text:span></text:p>
      <text:p text:style-name="P11"><text:span text:style-name="T5">    </text:span><text:span text:style-name="T8">ac &lt;&lt;= mdr &amp; 0xF;</text:span></text:p>
      <text:p text:style-name="P7"> <text:span text:style-name="T15">}</text:span></text:p>
      <text:p text:style-name="P7"> <text:span text:style-name="T15">state = State::FETCH;</text:span></text:p>
      <text:p text:style-name="P5">}</text:p>
      <text:p text:style-name="P2"/>
      <text:p text:style-name="P5">void SComp::addi() {</text:p>
      <text:p text:style-name="P7"> <text:span text:style-name="T15">if (ir &amp; 0x400) { // sign bit</text:span></text:p>
      <text:p text:style-name="P11"><text:span text:style-name="T5">    </text:span><text:span text:style-name="T8">ac += ir | ~addressMask;</text:span></text:p>
      <text:p text:style-name="P7"> <text:span text:style-name="T15">} else {</text:span></text:p>
      <text:p text:style-name="P11"><text:span text:style-name="T5">    </text:span><text:span text:style-name="T8">ac += ir;</text:span></text:p>
      <text:p text:style-name="P7"> <text:span text:style-name="T15">}</text:span></text:p>
      <text:p text:style-name="P7"> <text:span text:style-name="T15">state = State::FETCH;</text:span></text:p>
      <text:p text:style-name="P5">}</text:p>
      <text:p text:style-name="P2"/>
      <text:p text:style-name="P5">void SComp::iload() {</text:p>
      <text:p text:style-name="P7"> <text:span text:style-name="T15">ir &amp;= ~addressMask;</text:span></text:p>
      <text:p text:style-name="P7"> <text:span text:style-name="T15">ir |= (mdr &amp; addressMask);</text:span></text:p>
      <text:p text:style-name="P2"/>
      <text:p text:style-name="P7"> <text:span text:style-name="T15">state = State::EX_LOAD;</text:span></text:p>
      <text:p text:style-name="P5"><text:soft-page-break/>}</text:p>
      <text:p text:style-name="P2"/>
      <text:p text:style-name="P5">void SComp::istore() {</text:p>
      <text:p text:style-name="P7"> <text:span text:style-name="T15">ir &amp;= ~addressMask;</text:span></text:p>
      <text:p text:style-name="P7"> <text:span text:style-name="T15">ir |= (mdr &amp; addressMask);</text:span></text:p>
      <text:p text:style-name="P2"/>
      <text:p text:style-name="P7"> <text:span text:style-name="T15">state = State::EX_STORE;</text:span></text:p>
      <text:p text:style-name="P5">}</text:p>
      <text:p text:style-name="P2"/>
      <text:p text:style-name="P5">void SComp::call() {</text:p>
      <text:p text:style-name="P7"> <text:span text:style-name="T15">for (size_t i = pc_stack.size()-2; i &gt; 0; --i) {</text:span></text:p>
      <text:p text:style-name="P11"><text:span text:style-name="T5">    </text:span><text:span text:style-name="T8">pc_stack[i+1] = pc_stack[i];</text:span></text:p>
      <text:p text:style-name="P7"> <text:span text:style-name="T15">}</text:span></text:p>
      <text:p text:style-name="P7"> <text:span text:style-name="T15">pc_stack[0] = pc;</text:span></text:p>
      <text:p text:style-name="P7"> <text:span text:style-name="T15">pc = ir &amp; addressMask;</text:span></text:p>
      <text:p text:style-name="P7"> <text:span text:style-name="T15">state = State::FETCH;</text:span></text:p>
      <text:p text:style-name="P5">}</text:p>
      <text:p text:style-name="P2"/>
      <text:p text:style-name="P5">void SComp::return_() {</text:p>
      <text:p text:style-name="P7"> <text:span text:style-name="T15">pc = pc_stack[0];</text:span></text:p>
      <text:p text:style-name="P7"> <text:span text:style-name="T15">for (size_t i = 0; i &lt; pc_stack.size()-1; ++i) {</text:span></text:p>
      <text:p text:style-name="P11"><text:span text:style-name="T5">    </text:span><text:span text:style-name="T8">pc_stack[i] = pc_stack[i+1];</text:span></text:p>
      <text:p text:style-name="P7"> <text:span text:style-name="T15">}</text:span></text:p>
      <text:p text:style-name="P2"/>
      <text:p text:style-name="P7"> <text:span text:style-name="T15">state = State::FETCH;</text:span></text:p>
      <text:p text:style-name="P5">}</text:p>
      <text:p text:style-name="P2"/>
      <text:p text:style-name="P5">void SComp::in() {</text:p>
      <text:p text:style-name="P7"> <text:span text:style-name="T15">if (in_hold) {</text:span></text:p>
      <text:p text:style-name="P11"><text:span text:style-name="T5">    </text:span><text:span text:style-name="T8">in_hold = false;</text:span></text:p>
      <text:p text:style-name="P11"><text:span text:style-name="T5">    </text:span><text:span text:style-name="T8">state = State::FETCH;</text:span></text:p>
      <text:p text:style-name="P7"> <text:span text:style-name="T15">} else {</text:span></text:p>
      <text:p text:style-name="P11"><text:span text:style-name="T5">    </text:span><text:span text:style-name="T8">ac = io_data;</text:span></text:p>
      <text:p text:style-name="P11"><text:span text:style-name="T5">    </text:span><text:span text:style-name="T8">in_hold = true;</text:span></text:p>
      <text:p text:style-name="P7"> <text:span text:style-name="T15">}</text:span></text:p>
      <text:p text:style-name="P5">}</text:p>
      <text:p text:style-name="P2"/>
      <text:p text:style-name="P5">void SComp::out() {</text:p>
      <text:p text:style-name="P7"> <text:span text:style-name="T15">state = State::EX_OUT2;</text:span></text:p>
      <text:p text:style-name="P5">}</text:p>
      <text:p text:style-name="P2"/>
      <text:p text:style-name="P5">void SComp::out2() {</text:p>
      <text:p text:style-name="P7"> <text:span text:style-name="T15">state = State::FETCH;</text:span></text:p>
      <text:p text:style-name="P5">}</text:p>
      <text:p text:style-name="P2"/>
      <text:p text:style-name="P5"><text:soft-page-break/>void SComp::loadi() {</text:p>
      <text:p text:style-name="P7"> <text:span text:style-name="T15">if (ir &amp; 0x400) { // sign bit</text:span></text:p>
      <text:p text:style-name="P11"><text:span text:style-name="T5">    </text:span><text:span text:style-name="T8">ac = ir | ~addressMask;</text:span></text:p>
      <text:p text:style-name="P7"> <text:span text:style-name="T15">} else {</text:span></text:p>
      <text:p text:style-name="P11"><text:span text:style-name="T5">    </text:span><text:span text:style-name="T8">ac = ir;</text:span></text:p>
      <text:p text:style-name="P7"> <text:span text:style-name="T15">}</text:span></text:p>
      <text:p text:style-name="P7"> <text:span text:style-name="T15">state = State::FETCH;</text:span></text:p>
      <text:p text:style-name="P5">}</text:p>
      <text:p text:style-name="P2"/>
      <text:p text:style-name="P5">void SComp::reti() {</text:p>
      <text:p text:style-name="P7"> <text:span text:style-name="T15">gie = true;</text:span></text:p>
      <text:p text:style-name="P7"> <text:span text:style-name="T15">pc = pc_saved;</text:span></text:p>
      <text:p text:style-name="P7"> <text:span text:style-name="T15">ac = ac_saved;</text:span></text:p>
      <text:p text:style-name="P7"> <text:span text:style-name="T15">state = State::FETCH;</text:span></text:p>
      <text:p text:style-name="P5">}</text:p>
      <text:p text:style-name="P2"/>
      <text:p text:style-name="P5">}</text:p>
      <text:p text:style-name="P5">//  SComp.hpp</text:p>
      <text:p text:style-name="P2"/>
      <text:p text:style-name="P5">// For ECE2031 project</text:p>
      <text:p text:style-name="P5">// Written by Michael Reilly</text:p>
      <text:p text:style-name="P2"/>
      <text:p text:style-name="P5">#ifndef SCOMP_HPP</text:p>
      <text:p text:style-name="P5">#define SCOMP_HPP</text:p>
      <text:p text:style-name="P2"/>
      <text:p text:style-name="P5">#include "Config.hpp"</text:p>
      <text:p text:style-name="P5">#include &lt;vector&gt;</text:p>
      <text:p text:style-name="P5">#include &lt;array&gt;</text:p>
      <text:p text:style-name="P2"/>
      <text:p text:style-name="P5">namespace TFC {</text:p>
      <text:p text:style-name="P2"/>
      <text:p text:style-name="P5">class SComp {</text:p>
      <text:p text:style-name="P5">public:</text:p>
      <text:p text:style-name="P7"> <text:span text:style-name="T15">SComp(std::vector&lt;int&gt; const&amp; memory);</text:span></text:p>
      <text:p text:style-name="P7"> <text:span text:style-name="T15">void stepInstruction(size_t count = 1);</text:span></text:p>
      <text:p text:style-name="P2"/>
      <text:p text:style-name="P7"> <text:span text:style-name="T15">std::vector&lt;int&gt; getMemory() const;</text:span></text:p>
      <text:p text:style-name="P2"/>
      <text:p text:style-name="P5">private:</text:p>
      <text:p text:style-name="P7"> <text:span text:style-name="T15">enum class State : uint8_t {</text:span></text:p>
      <text:p text:style-name="P11"><text:span text:style-name="T5">      </text:span><text:span text:style-name="T8">RESET_PC,</text:span></text:p>
      <text:p text:style-name="P11"><text:span text:style-name="T5">      </text:span><text:span text:style-name="T8">FETCH,</text:span></text:p>
      <text:p text:style-name="P11"><text:span text:style-name="T5">      </text:span><text:span text:style-name="T8">DECODE,</text:span></text:p>
      <text:p text:style-name="P11"><text:span text:style-name="T5">      </text:span><text:span text:style-name="T8">EX_LOAD,</text:span></text:p>
      <text:p text:style-name="P11"><text:span text:style-name="T5">      </text:span><text:span text:style-name="T8">EX_STORE,</text:span></text:p>
      <text:p text:style-name="P11"><text:soft-page-break/><text:span text:style-name="T5">      </text:span><text:span text:style-name="T8">EX_STORE2,</text:span></text:p>
      <text:p text:style-name="P11"><text:span text:style-name="T5">      </text:span><text:span text:style-name="T8">EX_ADD,</text:span></text:p>
      <text:p text:style-name="P11"><text:span text:style-name="T5">      </text:span><text:span text:style-name="T8">EX_SUB,</text:span></text:p>
      <text:p text:style-name="P11"><text:span text:style-name="T5">      </text:span><text:span text:style-name="T8">EX_JUMP,</text:span></text:p>
      <text:p text:style-name="P11"><text:span text:style-name="T5">      </text:span><text:span text:style-name="T8">EX_JNEG,</text:span></text:p>
      <text:p text:style-name="P11"><text:span text:style-name="T5">      </text:span><text:span text:style-name="T8">EX_JPOS,</text:span></text:p>
      <text:p text:style-name="P11"><text:span text:style-name="T5">      </text:span><text:span text:style-name="T8">EX_JZERO,</text:span></text:p>
      <text:p text:style-name="P11"><text:span text:style-name="T5">      </text:span><text:span text:style-name="T8">EX_AND,</text:span></text:p>
      <text:p text:style-name="P11"><text:span text:style-name="T5">      </text:span><text:span text:style-name="T8">EX_OR,</text:span></text:p>
      <text:p text:style-name="P11"><text:span text:style-name="T5">      </text:span><text:span text:style-name="T8">EX_XOR,</text:span></text:p>
      <text:p text:style-name="P11"><text:span text:style-name="T5">      </text:span><text:span text:style-name="T8">EX_SHIFT,</text:span></text:p>
      <text:p text:style-name="P11"><text:span text:style-name="T5">      </text:span><text:span text:style-name="T8">EX_ADDI,</text:span></text:p>
      <text:p text:style-name="P11"><text:span text:style-name="T5">      </text:span><text:span text:style-name="T8">EX_ILOAD,</text:span></text:p>
      <text:p text:style-name="P11"><text:span text:style-name="T5">      </text:span><text:span text:style-name="T8">EX_ISTORE,</text:span></text:p>
      <text:p text:style-name="P11"><text:span text:style-name="T5">      </text:span><text:span text:style-name="T8">EX_CALL,</text:span></text:p>
      <text:p text:style-name="P11"><text:span text:style-name="T5">      </text:span><text:span text:style-name="T8">EX_RETURN,</text:span></text:p>
      <text:p text:style-name="P11"><text:span text:style-name="T5">      </text:span><text:span text:style-name="T8">EX_IN,</text:span></text:p>
      <text:p text:style-name="P11"><text:span text:style-name="T5">      </text:span><text:span text:style-name="T8">EX_OUT,</text:span></text:p>
      <text:p text:style-name="P11"><text:span text:style-name="T5">      </text:span><text:span text:style-name="T8">EX_OUT2,</text:span></text:p>
      <text:p text:style-name="P11"><text:span text:style-name="T5">      </text:span><text:span text:style-name="T8">EX_LOADI,</text:span></text:p>
      <text:p text:style-name="P11"><text:span text:style-name="T5">      </text:span><text:span text:style-name="T8">EX_RETI</text:span></text:p>
      <text:p text:style-name="P7"> <text:span text:style-name="T15">};</text:span></text:p>
      <text:p text:style-name="P2"/>
      <text:p text:style-name="P7"> <text:span text:style-name="T15">void runState();</text:span></text:p>
      <text:p text:style-name="P2"/>
      <text:p text:style-name="P7"> <text:span text:style-name="T15">void reset();</text:span></text:p>
      <text:p text:style-name="P7"> <text:span text:style-name="T15">void fetchAndHandleInt();</text:span></text:p>
      <text:p text:style-name="P7"> <text:span text:style-name="T15">void decode();</text:span></text:p>
      <text:p text:style-name="P7"> <text:span text:style-name="T15">void load();</text:span></text:p>
      <text:p text:style-name="P7"> <text:span text:style-name="T15">void store();</text:span></text:p>
      <text:p text:style-name="P7"> <text:span text:style-name="T15">void store2();</text:span></text:p>
      <text:p text:style-name="P7"> <text:span text:style-name="T15">void add();</text:span></text:p>
      <text:p text:style-name="P7"> <text:span text:style-name="T15">void sub();</text:span></text:p>
      <text:p text:style-name="P7"> <text:span text:style-name="T15">void jump();</text:span></text:p>
      <text:p text:style-name="P7"> <text:span text:style-name="T15">void jneg();</text:span></text:p>
      <text:p text:style-name="P7"> <text:span text:style-name="T15">void jpos();</text:span></text:p>
      <text:p text:style-name="P7"> <text:span text:style-name="T15">void jzero();</text:span></text:p>
      <text:p text:style-name="P7"> <text:span text:style-name="T15">void and_();</text:span></text:p>
      <text:p text:style-name="P7"> <text:span text:style-name="T15">void or_();</text:span></text:p>
      <text:p text:style-name="P7"> <text:span text:style-name="T15">void xor_();</text:span></text:p>
      <text:p text:style-name="P7"> <text:span text:style-name="T15">void shift();</text:span></text:p>
      <text:p text:style-name="P7"> <text:span text:style-name="T15">void addi();</text:span></text:p>
      <text:p text:style-name="P7"> <text:span text:style-name="T15">void iload();</text:span></text:p>
      <text:p text:style-name="P7"> <text:span text:style-name="T15">void istore();</text:span></text:p>
      <text:p text:style-name="P7"> <text:span text:style-name="T15">void call();</text:span></text:p>
      <text:p text:style-name="P7"> <text:span text:style-name="T15">void return_();</text:span></text:p>
      <text:p text:style-name="P7"> <text:span text:style-name="T15">void in();</text:span></text:p>
      <text:p text:style-name="P7"> <text:span text:style-name="T15">void out();</text:span></text:p>
      <text:p text:style-name="P7"> <text:span text:style-name="T15">void out2();</text:span></text:p>
      <text:p text:style-name="P7"><text:soft-page-break/> <text:span text:style-name="T15">void loadi();</text:span></text:p>
      <text:p text:style-name="P7"> <text:span text:style-name="T15">void reti();</text:span></text:p>
      <text:p text:style-name="P2"/>
      <text:p text:style-name="P7"> <text:span text:style-name="T15">static constexpr uint16_t addressMask = 0x7FF;</text:span></text:p>
      <text:p text:style-name="P2"/>
      <text:p text:style-name="P7"> <text:span text:style-name="T15">std::vector&lt;int&gt; memory;</text:span></text:p>
      <text:p text:style-name="P7"> <text:span text:style-name="T15">uint8_t io_addr;</text:span></text:p>
      <text:p text:style-name="P7"> <text:span text:style-name="T15">uint16_t io_data;</text:span></text:p>
      <text:p text:style-name="P7"> <text:span text:style-name="T15">bool io_write;</text:span></text:p>
      <text:p text:style-name="P7"> <text:span text:style-name="T15">bool io_cycle;</text:span></text:p>
      <text:p text:style-name="P2"/>
      <text:p text:style-name="P7"> <text:span text:style-name="T15">State state;</text:span></text:p>
      <text:p text:style-name="P7"> <text:span text:style-name="T15">std::array&lt;uint16_t, 10&gt; pc_stack;</text:span></text:p>
      <text:p text:style-name="P7"> <text:span text:style-name="T15">//uint16_t io_in;</text:span></text:p>
      <text:p text:style-name="P7"> <text:span text:style-name="T15">uint16_t ac;</text:span></text:p>
      <text:p text:style-name="P7"> <text:span text:style-name="T15">uint16_t ac_saved;</text:span></text:p>
      <text:p text:style-name="P7"> <text:span text:style-name="T15">uint16_t ir;</text:span></text:p>
      <text:p text:style-name="P7"> <text:span text:style-name="T15">uint16_t mdr;</text:span></text:p>
      <text:p text:style-name="P7"> <text:span text:style-name="T15">uint16_t pc;</text:span></text:p>
      <text:p text:style-name="P7"> <text:span text:style-name="T15">uint16_t pc_saved;</text:span></text:p>
      <text:p text:style-name="P7"> <text:span text:style-name="T15">uint16_t mem_addr;</text:span></text:p>
      <text:p text:style-name="P7"> <text:span text:style-name="T15">bool mw;</text:span></text:p>
      <text:p text:style-name="P7"> <text:span text:style-name="T15">bool io_write_int;</text:span></text:p>
      <text:p text:style-name="P7"> <text:span text:style-name="T15">bool gie;</text:span></text:p>
      <text:p text:style-name="P7"> <text:span text:style-name="T15">uint8_t iie;</text:span></text:p>
      <text:p text:style-name="P7"> <text:span text:style-name="T15">uint8_t int_req;</text:span></text:p>
      <text:p text:style-name="P7"> <text:span text:style-name="T15">uint8_t int_req_sync;</text:span></text:p>
      <text:p text:style-name="P7"> <text:span text:style-name="T15">uint8_t int_ack;</text:span></text:p>
      <text:p text:style-name="P7"> <text:span text:style-name="T15">bool in_hold;</text:span></text:p>
      <text:p text:style-name="P2"/>
      <text:p text:style-name="P5">};</text:p>
      <text:p text:style-name="P2"/>
      <text:p text:style-name="P5">}</text:p>
      <text:p text:style-name="P2"/>
      <text:p text:style-name="P5">#endif</text:p>
      <text:p text:style-name="P5">//  parsemif.cpp</text:p>
      <text:p text:style-name="P2"/>
      <text:p text:style-name="P5">// For ECE2031 project</text:p>
      <text:p text:style-name="P5">// Written by Michael Reilly</text:p>
      <text:p text:style-name="P2"/>
      <text:p text:style-name="P5">#include &lt;iostream&gt;</text:p>
      <text:p text:style-name="P5">#include &lt;iomanip&gt;</text:p>
      <text:p text:style-name="P5">#include "Config.hpp"</text:p>
      <text:p text:style-name="P5">#include "MifParse.hpp"</text:p>
      <text:p text:style-name="P2"/>
      <text:p text:style-name="P5"><text:soft-page-break/>using namespace TFC;</text:p>
      <text:p text:style-name="P2"/>
      <text:p text:style-name="P5">void printUsage(char* programName) {</text:p>
      <text:p text:style-name="P7"> <text:span text:style-name="T15">cout &lt;&lt; "Usage:" &lt;&lt; endl;</text:span></text:p>
      <text:p text:style-name="P7"> <text:span text:style-name="T15">cout &lt;&lt; programName &lt;&lt; " &lt;filename&gt;" &lt;&lt; endl;</text:span></text:p>
      <text:p text:style-name="P5">}</text:p>
      <text:p text:style-name="P2"/>
      <text:p text:style-name="P5">int main(int argc, char** argv) {</text:p>
      <text:p text:style-name="P7"> <text:span text:style-name="T15">if (argc != 2) {</text:span></text:p>
      <text:p text:style-name="P11"><text:span text:style-name="T5">    </text:span><text:span text:style-name="T8">printUsage(argv[0]);</text:span></text:p>
      <text:p text:style-name="P11"><text:span text:style-name="T5">    </text:span><text:span text:style-name="T8">return -1;</text:span></text:p>
      <text:p text:style-name="P7"> <text:span text:style-name="T15">}</text:span></text:p>
      <text:p text:style-name="P2"/>
      <text:p text:style-name="P7"> <text:span text:style-name="T15">MifParse parser(argv[1]);</text:span></text:p>
      <text:p text:style-name="P7"> <text:span text:style-name="T15">std::vector&lt;int&gt; mifData = parser.parseMif();</text:span></text:p>
      <text:p text:style-name="P7"> <text:span text:style-name="T15">int bitwidth = parser.getWidth();</text:span></text:p>
      <text:p text:style-name="P2"/>
      <text:p text:style-name="P7"> <text:span text:style-name="T15">for (auto entry : mifData) {</text:span></text:p>
      <text:p text:style-name="P11"><text:span text:style-name="T5">    </text:span><text:span text:style-name="T8">cout &lt;&lt; std::setfill('0') &lt;&lt; std::setw(std::ceil(bitwidth / 4)) &lt;&lt; std::hex &lt;&lt; entry;</text:span></text:p>
      <text:p text:style-name="P7"> <text:span text:style-name="T15">}</text:span></text:p>
      <text:p text:style-name="P2"/>
      <text:p text:style-name="P7"> <text:span text:style-name="T15">return 0;</text:span></text:p>
      <text:p text:style-name="P5">}</text:p>
      <text:p text:style-name="P5">//  sim.cpp</text:p>
      <text:p text:style-name="P2"/>
      <text:p text:style-name="P5">// For ECE2031 project</text:p>
      <text:p text:style-name="P5">// Written by Michael Reilly</text:p>
      <text:p text:style-name="P2"/>
      <text:p text:style-name="P5">#include &lt;iostream&gt;</text:p>
      <text:p text:style-name="P5">#include &lt;iomanip&gt;</text:p>
      <text:p text:style-name="P5">#include "Config.hpp"</text:p>
      <text:p text:style-name="P5">#include "MifParse.hpp"</text:p>
      <text:p text:style-name="P5">#include "SComp.hpp"</text:p>
      <text:p text:style-name="P2"/>
      <text:p text:style-name="P5">using namespace TFC;</text:p>
      <text:p text:style-name="P2"/>
      <text:p text:style-name="P5">void printUsage(char* programName) {</text:p>
      <text:p text:style-name="P7"> <text:span text:style-name="T15">cout &lt;&lt; "Usage:" &lt;&lt; endl;</text:span></text:p>
      <text:p text:style-name="P7"> <text:span text:style-name="T15">cout &lt;&lt; programName &lt;&lt; " &lt;filename&gt;" &lt;&lt; endl;</text:span></text:p>
      <text:p text:style-name="P5">}</text:p>
      <text:p text:style-name="P2"/>
      <text:p text:style-name="P5">int main(int argc, char** argv) {</text:p>
      <text:p text:style-name="P7"> <text:span text:style-name="T15">if (argc != 2) {</text:span></text:p>
      <text:p text:style-name="P11"><text:soft-page-break/><text:span text:style-name="T5">    </text:span><text:span text:style-name="T8">printUsage(argv[0]);</text:span></text:p>
      <text:p text:style-name="P11"><text:span text:style-name="T5">    </text:span><text:span text:style-name="T8">return -1;</text:span></text:p>
      <text:p text:style-name="P7"> <text:span text:style-name="T15">}</text:span></text:p>
      <text:p text:style-name="P2"/>
      <text:p text:style-name="P7"> <text:span text:style-name="T15">MifParse parser(argv[1]);</text:span></text:p>
      <text:p text:style-name="P7"> <text:span text:style-name="T15">std::vector&lt;int&gt; mifData = parser.parseMif();</text:span></text:p>
      <text:p text:style-name="P7"> <text:span text:style-name="T15">int bitwidth = parser.getWidth();</text:span></text:p>
      <text:p text:style-name="P2"/>
      <text:p text:style-name="P7"> <text:span text:style-name="T15">SComp scomp(mifData);</text:span></text:p>
      <text:p text:style-name="P7"> <text:span text:style-name="T15">scomp.stepInstruction();</text:span></text:p>
      <text:p text:style-name="P7"> <text:span text:style-name="T15">auto omg = scomp.getMemory();</text:span></text:p>
      <text:p text:style-name="P7"> <text:span text:style-name="T15">for (auto entry : mifData) {</text:span></text:p>
      <text:p text:style-name="P11"><text:span text:style-name="T5">    </text:span><text:span text:style-name="T8">cout &lt;&lt; std::setfill('0') &lt;&lt; std::setw(std::ceil(bitwidth / 4)) &lt;&lt; std::hex &lt;&lt; entry;</text:span></text:p>
      <text:p text:style-name="P7"> <text:span text:style-name="T15">}</text:span></text:p>
      <text:p text:style-name="P7"> <text:span text:style-name="T15">cout &lt;&lt; std::endl;</text:span></text:p>
      <text:p text:style-name="P7"> <text:span text:style-name="T15">cout &lt;&lt; std::endl;</text:span></text:p>
      <text:p text:style-name="P2"/>
      <text:p text:style-name="P7"> <text:span text:style-name="T15">for (auto entry : omg) {</text:span></text:p>
      <text:p text:style-name="P11"><text:span text:style-name="T5">    </text:span><text:span text:style-name="T8">cout &lt;&lt; std::setfill('0') &lt;&lt; std::setw(std::ceil(bitwidth / 4)) &lt;&lt; std::hex &lt;&lt; entry;</text:span></text:p>
      <text:p text:style-name="P7"> <text:span text:style-name="T15">}</text:span></text:p>
      <text:p text:style-name="P2"/>
      <text:p text:style-name="P7"> <text:span text:style-name="T15">cout &lt;&lt; std::endl;</text:span></text:p>
      <text:p text:style-name="P2"/>
      <text:p text:style-name="P7"> <text:span text:style-name="T15">return 0;</text:span></text:p>
      <text:p text:style-name="P8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4:31:01.927445000</meta:creation-date>
    <dc:date>2015-11-13T14:34:56.992174000</dc:date>
    <meta:editing-duration>PT3M54S</meta:editing-duration>
    <meta:editing-cycles>2</meta:editing-cycles>
    <meta:generator>LibreOffice/5.0.2.2$MacOSX_X86_64 LibreOffice_project/37b43f919e4de5eeaca9b9755ed688758a8251fe</meta:generator>
    <meta:document-statistic meta:table-count="0" meta:image-count="0" meta:object-count="0" meta:page-count="46" meta:paragraph-count="1536" meta:word-count="5636" meta:character-count="46239" meta:non-whitespace-character-count="37598"/>
  </office:meta>
</office:document-meta>
</file>